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3.0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176cm"/>
    </style:style>
    <style:style style:name="co4" style:family="table-column">
      <style:table-column-properties fo:break-before="auto" style:column-width="11.111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3.212cm"/>
    </style:style>
    <style:style style:name="co7" style:family="table-column">
      <style:table-column-properties fo:break-before="auto" style:column-width="4.002cm"/>
    </style:style>
    <style:style style:name="co8" style:family="table-column">
      <style:table-column-properties fo:break-before="auto" style:column-width="4.874cm"/>
    </style:style>
    <style:style style:name="co9" style:family="table-column">
      <style:table-column-properties fo:break-before="auto" style:column-width="19.1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50">
      <style:map style:condition="is-true-formula([.$B1]=&quot;debug&quot;)" style:apply-style-name="Good" style:base-cell-address="analyzing_sheet.A1"/>
    </style:style>
    <style:style style:name="ce2" style:family="table-cell" style:parent-style-name="Default" style:data-style-name="N0"/>
    <style:style style:name="ce3" style:family="table-cell" style:parent-style-name="Default">
      <style:map style:condition="is-true-formula([.$B1]=&quot;debug&quot;)" style:apply-style-name="Good" style:base-cell-address="analyzing_sheet.A1"/>
    </style:style>
  </office:automatic-styles>
  <office:body>
    <office:spreadsheet>
      <table:calculation-settings table:automatic-find-labels="false" table:use-regular-expressions="false" table:use-wildcards="true"/>
      <table:table table:name="analyzing_sheet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table:style-name="ce1" table:formula="of:=[$logger_tests_long_filename.A1]/(60*60*24)+25569" office:value-type="date" office:date-value="2021-10-02T12:48:31" calcext:value-type="date">
            <text:p>02.10.21 12:48</text:p>
          </table:table-cell>
          <table:table-cell table:style-name="ce3" table:formula="of:=[$logger_tests_long_filename.B1]" office:value-type="string" office:string-value="info" calcext:value-type="string">
            <text:p>info</text:p>
          </table:table-cell>
          <table:table-cell table:style-name="ce3" table:formula="of:=[$logger_tests_long_filename.C1]" office:value-type="string" office:string-value="./src/logger.c" calcext:value-type="string">
            <text:p>./src/logger.c</text:p>
          </table:table-cell>
          <table:table-cell table:style-name="ce3" table:formula="of:=[$logger_tests_long_filename.D1]" office:value-type="float" office:value="486" calcext:value-type="float">
            <text:p>486</text:p>
          </table:table-cell>
          <table:table-cell table:style-name="ce3" table:formula="of:=[$logger_tests_long_filename.E1]" office:value-type="string" office:string-value="this is the first test" calcext:value-type="string">
            <text:p>this is the first test</text:p>
          </table:table-cell>
        </table:table-row>
        <table:table-row table:style-name="ro1">
          <table:table-cell table:style-name="ce1" table:formula="of:=[$logger_tests_long_filename.A2]/(60*60*24)+25569" office:value-type="date" office:date-value="2021-10-02T12:48:31" calcext:value-type="date">
            <text:p>02.10.21 12:48</text:p>
          </table:table-cell>
          <table:table-cell table:style-name="ce3" table:formula="of:=[$logger_tests_long_filename.B2]" office:value-type="string" office:string-value="debug" calcext:value-type="string">
            <text:p>debug</text:p>
          </table:table-cell>
          <table:table-cell table:style-name="ce3" table:formula="of:=[$logger_tests_long_filename.C2]" office:value-type="string" office:string-value="./src/logger.c" calcext:value-type="string">
            <text:p>./src/logger.c</text:p>
          </table:table-cell>
          <table:table-cell table:style-name="ce3" table:formula="of:=[$logger_tests_long_filename.D2]" office:value-type="float" office:value="487" calcext:value-type="float">
            <text:p>487</text:p>
          </table:table-cell>
          <table:table-cell table:style-name="ce3" table:formula="of:=[$logger_tests_long_filename.E2]" office:value-type="string" office:string-value="about to finish the test: 02034020342394827394" calcext:value-type="string">
            <text:p>about to finish the test: 02034020342394827394</text:p>
          </table:table-cell>
        </table:table-row>
        <table:table-row table:style-name="ro1">
          <table:table-cell table:style-name="ce1" table:formula="of:=[$logger_tests_long_filename.A3]/(60*60*24)+25569" office:value-type="date" office:date-value="2021-10-02T12:48:31" calcext:value-type="date">
            <text:p>02.10.21 12:48</text:p>
          </table:table-cell>
          <table:table-cell table:style-name="ce3" table:formula="of:=[$logger_tests_long_filename.B3]" office:value-type="string" office:string-value="emergency" calcext:value-type="string">
            <text:p>emergency</text:p>
          </table:table-cell>
          <table:table-cell table:style-name="ce3" table:formula="of:=[$logger_tests_long_filename.C3]" office:value-type="string" office:string-value="./src/logger.c" calcext:value-type="string">
            <text:p>./src/logger.c</text:p>
          </table:table-cell>
          <table:table-cell table:style-name="ce3" table:formula="of:=[$logger_tests_long_filename.D3]" office:value-type="float" office:value="491" calcext:value-type="float">
            <text:p>491</text:p>
          </table:table-cell>
          <table:table-cell table:style-name="ce3" table:formula="of:=[$logger_tests_long_filename.E3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4]/(60*60*24)+25569" office:value-type="date" office:date-value="2021-10-02T12:48:32" calcext:value-type="date">
            <text:p>02.10.21 12:48</text:p>
          </table:table-cell>
          <table:table-cell table:style-name="ce3" table:formula="of:=[$logger_tests_long_filename.B4]" office:value-type="string" office:string-value="alert" calcext:value-type="string">
            <text:p>alert</text:p>
          </table:table-cell>
          <table:table-cell table:style-name="ce3" table:formula="of:=[$logger_tests_long_filename.C4]" office:value-type="string" office:string-value="./src/logger.c" calcext:value-type="string">
            <text:p>./src/logger.c</text:p>
          </table:table-cell>
          <table:table-cell table:style-name="ce3" table:formula="of:=[$logger_tests_long_filename.D4]" office:value-type="float" office:value="494" calcext:value-type="float">
            <text:p>494</text:p>
          </table:table-cell>
          <table:table-cell table:style-name="ce3" table:formula="of:=[$logger_tests_long_filename.E4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5]/(60*60*24)+25569" office:value-type="date" office:date-value="2021-10-02T12:48:33" calcext:value-type="date">
            <text:p>02.10.21 12:48</text:p>
          </table:table-cell>
          <table:table-cell table:style-name="ce3" table:formula="of:=[$logger_tests_long_filename.B5]" office:value-type="string" office:string-value="critical" calcext:value-type="string">
            <text:p>critical</text:p>
          </table:table-cell>
          <table:table-cell table:style-name="ce3" table:formula="of:=[$logger_tests_long_filename.C5]" office:value-type="string" office:string-value="./src/logger.c" calcext:value-type="string">
            <text:p>./src/logger.c</text:p>
          </table:table-cell>
          <table:table-cell table:style-name="ce3" table:formula="of:=[$logger_tests_long_filename.D5]" office:value-type="float" office:value="497" calcext:value-type="float">
            <text:p>497</text:p>
          </table:table-cell>
          <table:table-cell table:style-name="ce3" table:formula="of:=[$logger_tests_long_filename.E5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6]/(60*60*24)+25569" office:value-type="date" office:date-value="2021-10-02T12:48:34" calcext:value-type="date">
            <text:p>02.10.21 12:48</text:p>
          </table:table-cell>
          <table:table-cell table:style-name="ce3" table:formula="of:=[$logger_tests_long_filename.B6]" office:value-type="string" office:string-value="error" calcext:value-type="string">
            <text:p>error</text:p>
          </table:table-cell>
          <table:table-cell table:style-name="ce3" table:formula="of:=[$logger_tests_long_filename.C6]" office:value-type="string" office:string-value="./src/logger.c" calcext:value-type="string">
            <text:p>./src/logger.c</text:p>
          </table:table-cell>
          <table:table-cell table:style-name="ce3" table:formula="of:=[$logger_tests_long_filename.D6]" office:value-type="float" office:value="500" calcext:value-type="float">
            <text:p>500</text:p>
          </table:table-cell>
          <table:table-cell table:style-name="ce3" table:formula="of:=[$logger_tests_long_filename.E6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7]/(60*60*24)+25569" office:value-type="date" office:date-value="2021-10-02T12:48:35" calcext:value-type="date">
            <text:p>02.10.21 12:48</text:p>
          </table:table-cell>
          <table:table-cell table:style-name="ce3" table:formula="of:=[$logger_tests_long_filename.B7]" office:value-type="string" office:string-value="warning" calcext:value-type="string">
            <text:p>warning</text:p>
          </table:table-cell>
          <table:table-cell table:style-name="ce3" table:formula="of:=[$logger_tests_long_filename.C7]" office:value-type="string" office:string-value="./src/logger.c" calcext:value-type="string">
            <text:p>./src/logger.c</text:p>
          </table:table-cell>
          <table:table-cell table:style-name="ce3" table:formula="of:=[$logger_tests_long_filename.D7]" office:value-type="float" office:value="503" calcext:value-type="float">
            <text:p>503</text:p>
          </table:table-cell>
          <table:table-cell table:style-name="ce3" table:formula="of:=[$logger_tests_long_filename.E7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8]/(60*60*24)+25569" office:value-type="date" office:date-value="2021-10-02T12:48:36" calcext:value-type="date">
            <text:p>02.10.21 12:48</text:p>
          </table:table-cell>
          <table:table-cell table:style-name="ce3" table:formula="of:=[$logger_tests_long_filename.B8]" office:value-type="string" office:string-value="notice" calcext:value-type="string">
            <text:p>notice</text:p>
          </table:table-cell>
          <table:table-cell table:style-name="ce3" table:formula="of:=[$logger_tests_long_filename.C8]" office:value-type="string" office:string-value="./src/logger.c" calcext:value-type="string">
            <text:p>./src/logger.c</text:p>
          </table:table-cell>
          <table:table-cell table:style-name="ce3" table:formula="of:=[$logger_tests_long_filename.D8]" office:value-type="float" office:value="506" calcext:value-type="float">
            <text:p>506</text:p>
          </table:table-cell>
          <table:table-cell table:style-name="ce3" table:formula="of:=[$logger_tests_long_filename.E8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9]/(60*60*24)+25569" office:value-type="date" office:date-value="2021-10-02T12:48:37" calcext:value-type="date">
            <text:p>02.10.21 12:48</text:p>
          </table:table-cell>
          <table:table-cell table:style-name="ce3" table:formula="of:=[$logger_tests_long_filename.B9]" office:value-type="string" office:string-value="info" calcext:value-type="string">
            <text:p>info</text:p>
          </table:table-cell>
          <table:table-cell table:style-name="ce3" table:formula="of:=[$logger_tests_long_filename.C9]" office:value-type="string" office:string-value="./src/logger.c" calcext:value-type="string">
            <text:p>./src/logger.c</text:p>
          </table:table-cell>
          <table:table-cell table:style-name="ce3" table:formula="of:=[$logger_tests_long_filename.D9]" office:value-type="float" office:value="509" calcext:value-type="float">
            <text:p>509</text:p>
          </table:table-cell>
          <table:table-cell table:style-name="ce3" table:formula="of:=[$logger_tests_long_filename.E9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0]/(60*60*24)+25569" office:value-type="date" office:date-value="2021-10-02T12:48:38" calcext:value-type="date">
            <text:p>02.10.21 12:48</text:p>
          </table:table-cell>
          <table:table-cell table:style-name="ce3" table:formula="of:=[$logger_tests_long_filename.B10]" office:value-type="string" office:string-value="debug" calcext:value-type="string">
            <text:p>debug</text:p>
          </table:table-cell>
          <table:table-cell table:style-name="ce3" table:formula="of:=[$logger_tests_long_filename.C10]" office:value-type="string" office:string-value="./src/logger.c" calcext:value-type="string">
            <text:p>./src/logger.c</text:p>
          </table:table-cell>
          <table:table-cell table:style-name="ce3" table:formula="of:=[$logger_tests_long_filename.D10]" office:value-type="float" office:value="512" calcext:value-type="float">
            <text:p>512</text:p>
          </table:table-cell>
          <table:table-cell table:style-name="ce3" table:formula="of:=[$logger_tests_long_filename.E10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1]/(60*60*24)+25569" office:value-type="date" office:date-value="2021-10-02T12:48:39" calcext:value-type="date">
            <text:p>02.10.21 12:48</text:p>
          </table:table-cell>
          <table:table-cell table:style-name="ce3" table:formula="of:=[$logger_tests_long_filename.B11]" office:value-type="string" office:string-value="emergency" calcext:value-type="string">
            <text:p>emergency</text:p>
          </table:table-cell>
          <table:table-cell table:style-name="ce3" table:formula="of:=[$logger_tests_long_filename.C11]" office:value-type="string" office:string-value="./src/logger.c" calcext:value-type="string">
            <text:p>./src/logger.c</text:p>
          </table:table-cell>
          <table:table-cell table:style-name="ce3" table:formula="of:=[$logger_tests_long_filename.D11]" office:value-type="float" office:value="491" calcext:value-type="float">
            <text:p>491</text:p>
          </table:table-cell>
          <table:table-cell table:style-name="ce3" table:formula="of:=[$logger_tests_long_filename.E11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2]/(60*60*24)+25569" office:value-type="date" office:date-value="2021-10-02T12:48:40" calcext:value-type="date">
            <text:p>02.10.21 12:48</text:p>
          </table:table-cell>
          <table:table-cell table:style-name="ce3" table:formula="of:=[$logger_tests_long_filename.B12]" office:value-type="string" office:string-value="alert" calcext:value-type="string">
            <text:p>alert</text:p>
          </table:table-cell>
          <table:table-cell table:style-name="ce3" table:formula="of:=[$logger_tests_long_filename.C12]" office:value-type="string" office:string-value="./src/logger.c" calcext:value-type="string">
            <text:p>./src/logger.c</text:p>
          </table:table-cell>
          <table:table-cell table:style-name="ce3" table:formula="of:=[$logger_tests_long_filename.D12]" office:value-type="float" office:value="494" calcext:value-type="float">
            <text:p>494</text:p>
          </table:table-cell>
          <table:table-cell table:style-name="ce3" table:formula="of:=[$logger_tests_long_filename.E12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3]/(60*60*24)+25569" office:value-type="date" office:date-value="2021-10-02T12:48:41" calcext:value-type="date">
            <text:p>02.10.21 12:48</text:p>
          </table:table-cell>
          <table:table-cell table:style-name="ce3" table:formula="of:=[$logger_tests_long_filename.B13]" office:value-type="string" office:string-value="critical" calcext:value-type="string">
            <text:p>critical</text:p>
          </table:table-cell>
          <table:table-cell table:style-name="ce3" table:formula="of:=[$logger_tests_long_filename.C13]" office:value-type="string" office:string-value="./src/logger.c" calcext:value-type="string">
            <text:p>./src/logger.c</text:p>
          </table:table-cell>
          <table:table-cell table:style-name="ce3" table:formula="of:=[$logger_tests_long_filename.D13]" office:value-type="float" office:value="497" calcext:value-type="float">
            <text:p>497</text:p>
          </table:table-cell>
          <table:table-cell table:style-name="ce3" table:formula="of:=[$logger_tests_long_filename.E13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4]/(60*60*24)+25569" office:value-type="date" office:date-value="2021-10-02T12:48:42" calcext:value-type="date">
            <text:p>02.10.21 12:48</text:p>
          </table:table-cell>
          <table:table-cell table:style-name="ce3" table:formula="of:=[$logger_tests_long_filename.B14]" office:value-type="string" office:string-value="error" calcext:value-type="string">
            <text:p>error</text:p>
          </table:table-cell>
          <table:table-cell table:style-name="ce3" table:formula="of:=[$logger_tests_long_filename.C14]" office:value-type="string" office:string-value="./src/logger.c" calcext:value-type="string">
            <text:p>./src/logger.c</text:p>
          </table:table-cell>
          <table:table-cell table:style-name="ce3" table:formula="of:=[$logger_tests_long_filename.D14]" office:value-type="float" office:value="500" calcext:value-type="float">
            <text:p>500</text:p>
          </table:table-cell>
          <table:table-cell table:style-name="ce3" table:formula="of:=[$logger_tests_long_filename.E14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5]/(60*60*24)+25569" office:value-type="date" office:date-value="2021-10-02T12:48:43" calcext:value-type="date">
            <text:p>02.10.21 12:48</text:p>
          </table:table-cell>
          <table:table-cell table:style-name="ce3" table:formula="of:=[$logger_tests_long_filename.B15]" office:value-type="string" office:string-value="warning" calcext:value-type="string">
            <text:p>warning</text:p>
          </table:table-cell>
          <table:table-cell table:style-name="ce3" table:formula="of:=[$logger_tests_long_filename.C15]" office:value-type="string" office:string-value="./src/logger.c" calcext:value-type="string">
            <text:p>./src/logger.c</text:p>
          </table:table-cell>
          <table:table-cell table:style-name="ce3" table:formula="of:=[$logger_tests_long_filename.D15]" office:value-type="float" office:value="503" calcext:value-type="float">
            <text:p>503</text:p>
          </table:table-cell>
          <table:table-cell table:style-name="ce3" table:formula="of:=[$logger_tests_long_filename.E15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6]/(60*60*24)+25569" office:value-type="date" office:date-value="2021-10-02T12:48:44" calcext:value-type="date">
            <text:p>02.10.21 12:48</text:p>
          </table:table-cell>
          <table:table-cell table:style-name="ce3" table:formula="of:=[$logger_tests_long_filename.B16]" office:value-type="string" office:string-value="notice" calcext:value-type="string">
            <text:p>notice</text:p>
          </table:table-cell>
          <table:table-cell table:style-name="ce3" table:formula="of:=[$logger_tests_long_filename.C16]" office:value-type="string" office:string-value="./src/logger.c" calcext:value-type="string">
            <text:p>./src/logger.c</text:p>
          </table:table-cell>
          <table:table-cell table:style-name="ce3" table:formula="of:=[$logger_tests_long_filename.D16]" office:value-type="float" office:value="506" calcext:value-type="float">
            <text:p>506</text:p>
          </table:table-cell>
          <table:table-cell table:style-name="ce3" table:formula="of:=[$logger_tests_long_filename.E16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7]/(60*60*24)+25569" office:value-type="date" office:date-value="2021-10-02T12:48:45" calcext:value-type="date">
            <text:p>02.10.21 12:48</text:p>
          </table:table-cell>
          <table:table-cell table:style-name="ce3" table:formula="of:=[$logger_tests_long_filename.B17]" office:value-type="string" office:string-value="info" calcext:value-type="string">
            <text:p>info</text:p>
          </table:table-cell>
          <table:table-cell table:style-name="ce3" table:formula="of:=[$logger_tests_long_filename.C17]" office:value-type="string" office:string-value="./src/logger.c" calcext:value-type="string">
            <text:p>./src/logger.c</text:p>
          </table:table-cell>
          <table:table-cell table:style-name="ce3" table:formula="of:=[$logger_tests_long_filename.D17]" office:value-type="float" office:value="509" calcext:value-type="float">
            <text:p>509</text:p>
          </table:table-cell>
          <table:table-cell table:style-name="ce3" table:formula="of:=[$logger_tests_long_filename.E17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8]/(60*60*24)+25569" office:value-type="date" office:date-value="2021-10-02T12:48:46" calcext:value-type="date">
            <text:p>02.10.21 12:48</text:p>
          </table:table-cell>
          <table:table-cell table:style-name="ce3" table:formula="of:=[$logger_tests_long_filename.B18]" office:value-type="string" office:string-value="debug" calcext:value-type="string">
            <text:p>debug</text:p>
          </table:table-cell>
          <table:table-cell table:style-name="ce3" table:formula="of:=[$logger_tests_long_filename.C18]" office:value-type="string" office:string-value="./src/logger.c" calcext:value-type="string">
            <text:p>./src/logger.c</text:p>
          </table:table-cell>
          <table:table-cell table:style-name="ce3" table:formula="of:=[$logger_tests_long_filename.D18]" office:value-type="float" office:value="512" calcext:value-type="float">
            <text:p>512</text:p>
          </table:table-cell>
          <table:table-cell table:style-name="ce3" table:formula="of:=[$logger_tests_long_filename.E18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9]/(60*60*24)+25569" office:value-type="date" office:date-value="2021-10-02T12:48:47" calcext:value-type="date">
            <text:p>02.10.21 12:48</text:p>
          </table:table-cell>
          <table:table-cell table:style-name="ce3" table:formula="of:=[$logger_tests_long_filename.B19]" office:value-type="string" office:string-value="emergency" calcext:value-type="string">
            <text:p>emergency</text:p>
          </table:table-cell>
          <table:table-cell table:style-name="ce3" table:formula="of:=[$logger_tests_long_filename.C19]" office:value-type="string" office:string-value="./src/logger.c" calcext:value-type="string">
            <text:p>./src/logger.c</text:p>
          </table:table-cell>
          <table:table-cell table:style-name="ce3" table:formula="of:=[$logger_tests_long_filename.D19]" office:value-type="float" office:value="491" calcext:value-type="float">
            <text:p>491</text:p>
          </table:table-cell>
          <table:table-cell table:style-name="ce3" table:formula="of:=[$logger_tests_long_filename.E19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20]/(60*60*24)+25569" office:value-type="date" office:date-value="2021-10-02T12:48:48" calcext:value-type="date">
            <text:p>02.10.21 12:48</text:p>
          </table:table-cell>
          <table:table-cell table:style-name="ce3" table:formula="of:=[$logger_tests_long_filename.B20]" office:value-type="string" office:string-value="alert" calcext:value-type="string">
            <text:p>alert</text:p>
          </table:table-cell>
          <table:table-cell table:style-name="ce3" table:formula="of:=[$logger_tests_long_filename.C20]" office:value-type="string" office:string-value="./src/logger.c" calcext:value-type="string">
            <text:p>./src/logger.c</text:p>
          </table:table-cell>
          <table:table-cell table:style-name="ce3" table:formula="of:=[$logger_tests_long_filename.D20]" office:value-type="float" office:value="494" calcext:value-type="float">
            <text:p>494</text:p>
          </table:table-cell>
          <table:table-cell table:style-name="ce3" table:formula="of:=[$logger_tests_long_filename.E20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21]/(60*60*24)+25569" office:value-type="date" office:date-value="2021-10-02T12:48:49" calcext:value-type="date">
            <text:p>02.10.21 12:48</text:p>
          </table:table-cell>
          <table:table-cell table:style-name="ce3" table:formula="of:=[$logger_tests_long_filename.B21]" office:value-type="string" office:string-value="critical" calcext:value-type="string">
            <text:p>critical</text:p>
          </table:table-cell>
          <table:table-cell table:style-name="ce3" table:formula="of:=[$logger_tests_long_filename.C21]" office:value-type="string" office:string-value="./src/logger.c" calcext:value-type="string">
            <text:p>./src/logger.c</text:p>
          </table:table-cell>
          <table:table-cell table:style-name="ce3" table:formula="of:=[$logger_tests_long_filename.D21]" office:value-type="float" office:value="497" calcext:value-type="float">
            <text:p>497</text:p>
          </table:table-cell>
          <table:table-cell table:style-name="ce3" table:formula="of:=[$logger_tests_long_filename.E21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22]/(60*60*24)+25569" office:value-type="date" office:date-value="2021-10-02T12:48:50" calcext:value-type="date">
            <text:p>02.10.21 12:48</text:p>
          </table:table-cell>
          <table:table-cell table:style-name="ce3" table:formula="of:=[$logger_tests_long_filename.B22]" office:value-type="string" office:string-value="error" calcext:value-type="string">
            <text:p>error</text:p>
          </table:table-cell>
          <table:table-cell table:style-name="ce3" table:formula="of:=[$logger_tests_long_filename.C22]" office:value-type="string" office:string-value="./src/logger.c" calcext:value-type="string">
            <text:p>./src/logger.c</text:p>
          </table:table-cell>
          <table:table-cell table:style-name="ce3" table:formula="of:=[$logger_tests_long_filename.D22]" office:value-type="float" office:value="500" calcext:value-type="float">
            <text:p>500</text:p>
          </table:table-cell>
          <table:table-cell table:style-name="ce3" table:formula="of:=[$logger_tests_long_filename.E22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23]/(60*60*24)+25569" office:value-type="date" office:date-value="2021-10-02T12:48:51" calcext:value-type="date">
            <text:p>02.10.21 12:48</text:p>
          </table:table-cell>
          <table:table-cell table:style-name="ce3" table:formula="of:=[$logger_tests_long_filename.B23]" office:value-type="string" office:string-value="warning" calcext:value-type="string">
            <text:p>warning</text:p>
          </table:table-cell>
          <table:table-cell table:style-name="ce3" table:formula="of:=[$logger_tests_long_filename.C23]" office:value-type="string" office:string-value="./src/logger.c" calcext:value-type="string">
            <text:p>./src/logger.c</text:p>
          </table:table-cell>
          <table:table-cell table:style-name="ce3" table:formula="of:=[$logger_tests_long_filename.D23]" office:value-type="float" office:value="503" calcext:value-type="float">
            <text:p>503</text:p>
          </table:table-cell>
          <table:table-cell table:style-name="ce3" table:formula="of:=[$logger_tests_long_filename.E23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24]/(60*60*24)+25569" office:value-type="date" office:date-value="2021-10-02T12:48:52" calcext:value-type="date">
            <text:p>02.10.21 12:48</text:p>
          </table:table-cell>
          <table:table-cell table:style-name="ce3" table:formula="of:=[$logger_tests_long_filename.B24]" office:value-type="string" office:string-value="notice" calcext:value-type="string">
            <text:p>notice</text:p>
          </table:table-cell>
          <table:table-cell table:style-name="ce3" table:formula="of:=[$logger_tests_long_filename.C24]" office:value-type="string" office:string-value="./src/logger.c" calcext:value-type="string">
            <text:p>./src/logger.c</text:p>
          </table:table-cell>
          <table:table-cell table:style-name="ce3" table:formula="of:=[$logger_tests_long_filename.D24]" office:value-type="float" office:value="506" calcext:value-type="float">
            <text:p>506</text:p>
          </table:table-cell>
          <table:table-cell table:style-name="ce3" table:formula="of:=[$logger_tests_long_filename.E24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25]/(60*60*24)+25569" office:value-type="date" office:date-value="2021-10-02T12:48:53" calcext:value-type="date">
            <text:p>02.10.21 12:48</text:p>
          </table:table-cell>
          <table:table-cell table:style-name="ce3" table:formula="of:=[$logger_tests_long_filename.B25]" office:value-type="string" office:string-value="info" calcext:value-type="string">
            <text:p>info</text:p>
          </table:table-cell>
          <table:table-cell table:style-name="ce3" table:formula="of:=[$logger_tests_long_filename.C25]" office:value-type="string" office:string-value="./src/logger.c" calcext:value-type="string">
            <text:p>./src/logger.c</text:p>
          </table:table-cell>
          <table:table-cell table:style-name="ce3" table:formula="of:=[$logger_tests_long_filename.D25]" office:value-type="float" office:value="509" calcext:value-type="float">
            <text:p>509</text:p>
          </table:table-cell>
          <table:table-cell table:style-name="ce3" table:formula="of:=[$logger_tests_long_filename.E25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26]/(60*60*24)+25569" office:value-type="date" office:date-value="2021-10-02T12:48:54" calcext:value-type="date">
            <text:p>02.10.21 12:48</text:p>
          </table:table-cell>
          <table:table-cell table:style-name="ce3" table:formula="of:=[$logger_tests_long_filename.B26]" office:value-type="string" office:string-value="debug" calcext:value-type="string">
            <text:p>debug</text:p>
          </table:table-cell>
          <table:table-cell table:style-name="ce3" table:formula="of:=[$logger_tests_long_filename.C26]" office:value-type="string" office:string-value="./src/logger.c" calcext:value-type="string">
            <text:p>./src/logger.c</text:p>
          </table:table-cell>
          <table:table-cell table:style-name="ce3" table:formula="of:=[$logger_tests_long_filename.D26]" office:value-type="float" office:value="512" calcext:value-type="float">
            <text:p>512</text:p>
          </table:table-cell>
          <table:table-cell table:style-name="ce3" table:formula="of:=[$logger_tests_long_filename.E26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27]/(60*60*24)+25569" office:value-type="date" office:date-value="2021-10-02T12:48:55" calcext:value-type="date">
            <text:p>02.10.21 12:48</text:p>
          </table:table-cell>
          <table:table-cell table:style-name="ce3" table:formula="of:=[$logger_tests_long_filename.B27]" office:value-type="string" office:string-value="emergency" calcext:value-type="string">
            <text:p>emergency</text:p>
          </table:table-cell>
          <table:table-cell table:style-name="ce3" table:formula="of:=[$logger_tests_long_filename.C27]" office:value-type="string" office:string-value="./src/logger.c" calcext:value-type="string">
            <text:p>./src/logger.c</text:p>
          </table:table-cell>
          <table:table-cell table:style-name="ce3" table:formula="of:=[$logger_tests_long_filename.D27]" office:value-type="float" office:value="491" calcext:value-type="float">
            <text:p>491</text:p>
          </table:table-cell>
          <table:table-cell table:style-name="ce3" table:formula="of:=[$logger_tests_long_filename.E27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28]/(60*60*24)+25569" office:value-type="date" office:date-value="2021-10-02T12:48:56" calcext:value-type="date">
            <text:p>02.10.21 12:48</text:p>
          </table:table-cell>
          <table:table-cell table:style-name="ce3" table:formula="of:=[$logger_tests_long_filename.B28]" office:value-type="string" office:string-value="alert" calcext:value-type="string">
            <text:p>alert</text:p>
          </table:table-cell>
          <table:table-cell table:style-name="ce3" table:formula="of:=[$logger_tests_long_filename.C28]" office:value-type="string" office:string-value="./src/logger.c" calcext:value-type="string">
            <text:p>./src/logger.c</text:p>
          </table:table-cell>
          <table:table-cell table:style-name="ce3" table:formula="of:=[$logger_tests_long_filename.D28]" office:value-type="float" office:value="494" calcext:value-type="float">
            <text:p>494</text:p>
          </table:table-cell>
          <table:table-cell table:style-name="ce3" table:formula="of:=[$logger_tests_long_filename.E28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29]/(60*60*24)+25569" office:value-type="date" office:date-value="2021-10-02T12:48:57" calcext:value-type="date">
            <text:p>02.10.21 12:48</text:p>
          </table:table-cell>
          <table:table-cell table:style-name="ce3" table:formula="of:=[$logger_tests_long_filename.B29]" office:value-type="string" office:string-value="critical" calcext:value-type="string">
            <text:p>critical</text:p>
          </table:table-cell>
          <table:table-cell table:style-name="ce3" table:formula="of:=[$logger_tests_long_filename.C29]" office:value-type="string" office:string-value="./src/logger.c" calcext:value-type="string">
            <text:p>./src/logger.c</text:p>
          </table:table-cell>
          <table:table-cell table:style-name="ce3" table:formula="of:=[$logger_tests_long_filename.D29]" office:value-type="float" office:value="497" calcext:value-type="float">
            <text:p>497</text:p>
          </table:table-cell>
          <table:table-cell table:style-name="ce3" table:formula="of:=[$logger_tests_long_filename.E29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30]/(60*60*24)+25569" office:value-type="date" office:date-value="2021-10-02T12:48:58" calcext:value-type="date">
            <text:p>02.10.21 12:48</text:p>
          </table:table-cell>
          <table:table-cell table:style-name="ce3" table:formula="of:=[$logger_tests_long_filename.B30]" office:value-type="string" office:string-value="error" calcext:value-type="string">
            <text:p>error</text:p>
          </table:table-cell>
          <table:table-cell table:style-name="ce3" table:formula="of:=[$logger_tests_long_filename.C30]" office:value-type="string" office:string-value="./src/logger.c" calcext:value-type="string">
            <text:p>./src/logger.c</text:p>
          </table:table-cell>
          <table:table-cell table:style-name="ce3" table:formula="of:=[$logger_tests_long_filename.D30]" office:value-type="float" office:value="500" calcext:value-type="float">
            <text:p>500</text:p>
          </table:table-cell>
          <table:table-cell table:style-name="ce3" table:formula="of:=[$logger_tests_long_filename.E30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31]/(60*60*24)+25569" office:value-type="date" office:date-value="2021-10-02T12:48:59" calcext:value-type="date">
            <text:p>02.10.21 12:48</text:p>
          </table:table-cell>
          <table:table-cell table:style-name="ce3" table:formula="of:=[$logger_tests_long_filename.B31]" office:value-type="string" office:string-value="warning" calcext:value-type="string">
            <text:p>warning</text:p>
          </table:table-cell>
          <table:table-cell table:style-name="ce3" table:formula="of:=[$logger_tests_long_filename.C31]" office:value-type="string" office:string-value="./src/logger.c" calcext:value-type="string">
            <text:p>./src/logger.c</text:p>
          </table:table-cell>
          <table:table-cell table:style-name="ce3" table:formula="of:=[$logger_tests_long_filename.D31]" office:value-type="float" office:value="503" calcext:value-type="float">
            <text:p>503</text:p>
          </table:table-cell>
          <table:table-cell table:style-name="ce3" table:formula="of:=[$logger_tests_long_filename.E31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32]/(60*60*24)+25569" office:value-type="date" office:date-value="2021-10-02T12:49:00" calcext:value-type="date">
            <text:p>02.10.21 12:49</text:p>
          </table:table-cell>
          <table:table-cell table:style-name="ce3" table:formula="of:=[$logger_tests_long_filename.B32]" office:value-type="string" office:string-value="notice" calcext:value-type="string">
            <text:p>notice</text:p>
          </table:table-cell>
          <table:table-cell table:style-name="ce3" table:formula="of:=[$logger_tests_long_filename.C32]" office:value-type="string" office:string-value="./src/logger.c" calcext:value-type="string">
            <text:p>./src/logger.c</text:p>
          </table:table-cell>
          <table:table-cell table:style-name="ce3" table:formula="of:=[$logger_tests_long_filename.D32]" office:value-type="float" office:value="506" calcext:value-type="float">
            <text:p>506</text:p>
          </table:table-cell>
          <table:table-cell table:style-name="ce3" table:formula="of:=[$logger_tests_long_filename.E32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33]/(60*60*24)+25569" office:value-type="date" office:date-value="2021-10-02T12:49:01" calcext:value-type="date">
            <text:p>02.10.21 12:49</text:p>
          </table:table-cell>
          <table:table-cell table:style-name="ce3" table:formula="of:=[$logger_tests_long_filename.B33]" office:value-type="string" office:string-value="info" calcext:value-type="string">
            <text:p>info</text:p>
          </table:table-cell>
          <table:table-cell table:style-name="ce3" table:formula="of:=[$logger_tests_long_filename.C33]" office:value-type="string" office:string-value="./src/logger.c" calcext:value-type="string">
            <text:p>./src/logger.c</text:p>
          </table:table-cell>
          <table:table-cell table:style-name="ce3" table:formula="of:=[$logger_tests_long_filename.D33]" office:value-type="float" office:value="509" calcext:value-type="float">
            <text:p>509</text:p>
          </table:table-cell>
          <table:table-cell table:style-name="ce3" table:formula="of:=[$logger_tests_long_filename.E33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34]/(60*60*24)+25569" office:value-type="date" office:date-value="2021-10-02T12:49:02" calcext:value-type="date">
            <text:p>02.10.21 12:49</text:p>
          </table:table-cell>
          <table:table-cell table:style-name="ce3" table:formula="of:=[$logger_tests_long_filename.B34]" office:value-type="string" office:string-value="debug" calcext:value-type="string">
            <text:p>debug</text:p>
          </table:table-cell>
          <table:table-cell table:style-name="ce3" table:formula="of:=[$logger_tests_long_filename.C34]" office:value-type="string" office:string-value="./src/logger.c" calcext:value-type="string">
            <text:p>./src/logger.c</text:p>
          </table:table-cell>
          <table:table-cell table:style-name="ce3" table:formula="of:=[$logger_tests_long_filename.D34]" office:value-type="float" office:value="512" calcext:value-type="float">
            <text:p>512</text:p>
          </table:table-cell>
          <table:table-cell table:style-name="ce3" table:formula="of:=[$logger_tests_long_filename.E34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35]/(60*60*24)+25569" office:value-type="date" office:date-value="2021-10-02T12:49:03" calcext:value-type="date">
            <text:p>02.10.21 12:49</text:p>
          </table:table-cell>
          <table:table-cell table:style-name="ce3" table:formula="of:=[$logger_tests_long_filename.B35]" office:value-type="string" office:string-value="emergency" calcext:value-type="string">
            <text:p>emergency</text:p>
          </table:table-cell>
          <table:table-cell table:style-name="ce3" table:formula="of:=[$logger_tests_long_filename.C35]" office:value-type="string" office:string-value="./src/logger.c" calcext:value-type="string">
            <text:p>./src/logger.c</text:p>
          </table:table-cell>
          <table:table-cell table:style-name="ce3" table:formula="of:=[$logger_tests_long_filename.D35]" office:value-type="float" office:value="491" calcext:value-type="float">
            <text:p>491</text:p>
          </table:table-cell>
          <table:table-cell table:style-name="ce3" table:formula="of:=[$logger_tests_long_filename.E35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36]/(60*60*24)+25569" office:value-type="date" office:date-value="2021-10-02T12:49:04" calcext:value-type="date">
            <text:p>02.10.21 12:49</text:p>
          </table:table-cell>
          <table:table-cell table:style-name="ce3" table:formula="of:=[$logger_tests_long_filename.B36]" office:value-type="string" office:string-value="alert" calcext:value-type="string">
            <text:p>alert</text:p>
          </table:table-cell>
          <table:table-cell table:style-name="ce3" table:formula="of:=[$logger_tests_long_filename.C36]" office:value-type="string" office:string-value="./src/logger.c" calcext:value-type="string">
            <text:p>./src/logger.c</text:p>
          </table:table-cell>
          <table:table-cell table:style-name="ce3" table:formula="of:=[$logger_tests_long_filename.D36]" office:value-type="float" office:value="494" calcext:value-type="float">
            <text:p>494</text:p>
          </table:table-cell>
          <table:table-cell table:style-name="ce3" table:formula="of:=[$logger_tests_long_filename.E36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37]/(60*60*24)+25569" office:value-type="date" office:date-value="2021-10-02T12:49:05" calcext:value-type="date">
            <text:p>02.10.21 12:49</text:p>
          </table:table-cell>
          <table:table-cell table:style-name="ce3" table:formula="of:=[$logger_tests_long_filename.B37]" office:value-type="string" office:string-value="critical" calcext:value-type="string">
            <text:p>critical</text:p>
          </table:table-cell>
          <table:table-cell table:style-name="ce3" table:formula="of:=[$logger_tests_long_filename.C37]" office:value-type="string" office:string-value="./src/logger.c" calcext:value-type="string">
            <text:p>./src/logger.c</text:p>
          </table:table-cell>
          <table:table-cell table:style-name="ce3" table:formula="of:=[$logger_tests_long_filename.D37]" office:value-type="float" office:value="497" calcext:value-type="float">
            <text:p>497</text:p>
          </table:table-cell>
          <table:table-cell table:style-name="ce3" table:formula="of:=[$logger_tests_long_filename.E37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38]/(60*60*24)+25569" office:value-type="date" office:date-value="2021-10-02T12:49:06" calcext:value-type="date">
            <text:p>02.10.21 12:49</text:p>
          </table:table-cell>
          <table:table-cell table:style-name="ce3" table:formula="of:=[$logger_tests_long_filename.B38]" office:value-type="string" office:string-value="error" calcext:value-type="string">
            <text:p>error</text:p>
          </table:table-cell>
          <table:table-cell table:style-name="ce3" table:formula="of:=[$logger_tests_long_filename.C38]" office:value-type="string" office:string-value="./src/logger.c" calcext:value-type="string">
            <text:p>./src/logger.c</text:p>
          </table:table-cell>
          <table:table-cell table:style-name="ce3" table:formula="of:=[$logger_tests_long_filename.D38]" office:value-type="float" office:value="500" calcext:value-type="float">
            <text:p>500</text:p>
          </table:table-cell>
          <table:table-cell table:style-name="ce3" table:formula="of:=[$logger_tests_long_filename.E38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39]/(60*60*24)+25569" office:value-type="date" office:date-value="2021-10-02T12:49:07" calcext:value-type="date">
            <text:p>02.10.21 12:49</text:p>
          </table:table-cell>
          <table:table-cell table:style-name="ce3" table:formula="of:=[$logger_tests_long_filename.B39]" office:value-type="string" office:string-value="warning" calcext:value-type="string">
            <text:p>warning</text:p>
          </table:table-cell>
          <table:table-cell table:style-name="ce3" table:formula="of:=[$logger_tests_long_filename.C39]" office:value-type="string" office:string-value="./src/logger.c" calcext:value-type="string">
            <text:p>./src/logger.c</text:p>
          </table:table-cell>
          <table:table-cell table:style-name="ce3" table:formula="of:=[$logger_tests_long_filename.D39]" office:value-type="float" office:value="503" calcext:value-type="float">
            <text:p>503</text:p>
          </table:table-cell>
          <table:table-cell table:style-name="ce3" table:formula="of:=[$logger_tests_long_filename.E39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40]/(60*60*24)+25569" office:value-type="date" office:date-value="2021-10-02T12:49:08" calcext:value-type="date">
            <text:p>02.10.21 12:49</text:p>
          </table:table-cell>
          <table:table-cell table:style-name="ce3" table:formula="of:=[$logger_tests_long_filename.B40]" office:value-type="string" office:string-value="notice" calcext:value-type="string">
            <text:p>notice</text:p>
          </table:table-cell>
          <table:table-cell table:style-name="ce3" table:formula="of:=[$logger_tests_long_filename.C40]" office:value-type="string" office:string-value="./src/logger.c" calcext:value-type="string">
            <text:p>./src/logger.c</text:p>
          </table:table-cell>
          <table:table-cell table:style-name="ce3" table:formula="of:=[$logger_tests_long_filename.D40]" office:value-type="float" office:value="506" calcext:value-type="float">
            <text:p>506</text:p>
          </table:table-cell>
          <table:table-cell table:style-name="ce3" table:formula="of:=[$logger_tests_long_filename.E40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41]/(60*60*24)+25569" office:value-type="date" office:date-value="2021-10-02T12:49:09" calcext:value-type="date">
            <text:p>02.10.21 12:49</text:p>
          </table:table-cell>
          <table:table-cell table:style-name="ce3" table:formula="of:=[$logger_tests_long_filename.B41]" office:value-type="string" office:string-value="info" calcext:value-type="string">
            <text:p>info</text:p>
          </table:table-cell>
          <table:table-cell table:style-name="ce3" table:formula="of:=[$logger_tests_long_filename.C41]" office:value-type="string" office:string-value="./src/logger.c" calcext:value-type="string">
            <text:p>./src/logger.c</text:p>
          </table:table-cell>
          <table:table-cell table:style-name="ce3" table:formula="of:=[$logger_tests_long_filename.D41]" office:value-type="float" office:value="509" calcext:value-type="float">
            <text:p>509</text:p>
          </table:table-cell>
          <table:table-cell table:style-name="ce3" table:formula="of:=[$logger_tests_long_filename.E41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42]/(60*60*24)+25569" office:value-type="date" office:date-value="2021-10-02T12:49:10" calcext:value-type="date">
            <text:p>02.10.21 12:49</text:p>
          </table:table-cell>
          <table:table-cell table:style-name="ce3" table:formula="of:=[$logger_tests_long_filename.B42]" office:value-type="string" office:string-value="debug" calcext:value-type="string">
            <text:p>debug</text:p>
          </table:table-cell>
          <table:table-cell table:style-name="ce3" table:formula="of:=[$logger_tests_long_filename.C42]" office:value-type="string" office:string-value="./src/logger.c" calcext:value-type="string">
            <text:p>./src/logger.c</text:p>
          </table:table-cell>
          <table:table-cell table:style-name="ce3" table:formula="of:=[$logger_tests_long_filename.D42]" office:value-type="float" office:value="512" calcext:value-type="float">
            <text:p>512</text:p>
          </table:table-cell>
          <table:table-cell table:style-name="ce3" table:formula="of:=[$logger_tests_long_filename.E42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43]/(60*60*24)+25569" office:value-type="date" office:date-value="2021-10-02T12:49:11" calcext:value-type="date">
            <text:p>02.10.21 12:49</text:p>
          </table:table-cell>
          <table:table-cell table:style-name="ce3" table:formula="of:=[$logger_tests_long_filename.B43]" office:value-type="string" office:string-value="emergency" calcext:value-type="string">
            <text:p>emergency</text:p>
          </table:table-cell>
          <table:table-cell table:style-name="ce3" table:formula="of:=[$logger_tests_long_filename.C43]" office:value-type="string" office:string-value="./src/logger.c" calcext:value-type="string">
            <text:p>./src/logger.c</text:p>
          </table:table-cell>
          <table:table-cell table:style-name="ce3" table:formula="of:=[$logger_tests_long_filename.D43]" office:value-type="float" office:value="491" calcext:value-type="float">
            <text:p>491</text:p>
          </table:table-cell>
          <table:table-cell table:style-name="ce3" table:formula="of:=[$logger_tests_long_filename.E43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44]/(60*60*24)+25569" office:value-type="date" office:date-value="2021-10-02T12:49:12" calcext:value-type="date">
            <text:p>02.10.21 12:49</text:p>
          </table:table-cell>
          <table:table-cell table:style-name="ce3" table:formula="of:=[$logger_tests_long_filename.B44]" office:value-type="string" office:string-value="alert" calcext:value-type="string">
            <text:p>alert</text:p>
          </table:table-cell>
          <table:table-cell table:style-name="ce3" table:formula="of:=[$logger_tests_long_filename.C44]" office:value-type="string" office:string-value="./src/logger.c" calcext:value-type="string">
            <text:p>./src/logger.c</text:p>
          </table:table-cell>
          <table:table-cell table:style-name="ce3" table:formula="of:=[$logger_tests_long_filename.D44]" office:value-type="float" office:value="494" calcext:value-type="float">
            <text:p>494</text:p>
          </table:table-cell>
          <table:table-cell table:style-name="ce3" table:formula="of:=[$logger_tests_long_filename.E44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45]/(60*60*24)+25569" office:value-type="date" office:date-value="2021-10-02T12:49:13" calcext:value-type="date">
            <text:p>02.10.21 12:49</text:p>
          </table:table-cell>
          <table:table-cell table:style-name="ce3" table:formula="of:=[$logger_tests_long_filename.B45]" office:value-type="string" office:string-value="critical" calcext:value-type="string">
            <text:p>critical</text:p>
          </table:table-cell>
          <table:table-cell table:style-name="ce3" table:formula="of:=[$logger_tests_long_filename.C45]" office:value-type="string" office:string-value="./src/logger.c" calcext:value-type="string">
            <text:p>./src/logger.c</text:p>
          </table:table-cell>
          <table:table-cell table:style-name="ce3" table:formula="of:=[$logger_tests_long_filename.D45]" office:value-type="float" office:value="497" calcext:value-type="float">
            <text:p>497</text:p>
          </table:table-cell>
          <table:table-cell table:style-name="ce3" table:formula="of:=[$logger_tests_long_filename.E45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46]/(60*60*24)+25569" office:value-type="date" office:date-value="2021-10-02T12:49:14" calcext:value-type="date">
            <text:p>02.10.21 12:49</text:p>
          </table:table-cell>
          <table:table-cell table:style-name="ce3" table:formula="of:=[$logger_tests_long_filename.B46]" office:value-type="string" office:string-value="error" calcext:value-type="string">
            <text:p>error</text:p>
          </table:table-cell>
          <table:table-cell table:style-name="ce3" table:formula="of:=[$logger_tests_long_filename.C46]" office:value-type="string" office:string-value="./src/logger.c" calcext:value-type="string">
            <text:p>./src/logger.c</text:p>
          </table:table-cell>
          <table:table-cell table:style-name="ce3" table:formula="of:=[$logger_tests_long_filename.D46]" office:value-type="float" office:value="500" calcext:value-type="float">
            <text:p>500</text:p>
          </table:table-cell>
          <table:table-cell table:style-name="ce3" table:formula="of:=[$logger_tests_long_filename.E46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47]/(60*60*24)+25569" office:value-type="date" office:date-value="2021-10-02T12:49:15" calcext:value-type="date">
            <text:p>02.10.21 12:49</text:p>
          </table:table-cell>
          <table:table-cell table:style-name="ce3" table:formula="of:=[$logger_tests_long_filename.B47]" office:value-type="string" office:string-value="warning" calcext:value-type="string">
            <text:p>warning</text:p>
          </table:table-cell>
          <table:table-cell table:style-name="ce3" table:formula="of:=[$logger_tests_long_filename.C47]" office:value-type="string" office:string-value="./src/logger.c" calcext:value-type="string">
            <text:p>./src/logger.c</text:p>
          </table:table-cell>
          <table:table-cell table:style-name="ce3" table:formula="of:=[$logger_tests_long_filename.D47]" office:value-type="float" office:value="503" calcext:value-type="float">
            <text:p>503</text:p>
          </table:table-cell>
          <table:table-cell table:style-name="ce3" table:formula="of:=[$logger_tests_long_filename.E47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48]/(60*60*24)+25569" office:value-type="date" office:date-value="2021-10-02T12:49:16" calcext:value-type="date">
            <text:p>02.10.21 12:49</text:p>
          </table:table-cell>
          <table:table-cell table:style-name="ce3" table:formula="of:=[$logger_tests_long_filename.B48]" office:value-type="string" office:string-value="notice" calcext:value-type="string">
            <text:p>notice</text:p>
          </table:table-cell>
          <table:table-cell table:style-name="ce3" table:formula="of:=[$logger_tests_long_filename.C48]" office:value-type="string" office:string-value="./src/logger.c" calcext:value-type="string">
            <text:p>./src/logger.c</text:p>
          </table:table-cell>
          <table:table-cell table:style-name="ce3" table:formula="of:=[$logger_tests_long_filename.D48]" office:value-type="float" office:value="506" calcext:value-type="float">
            <text:p>506</text:p>
          </table:table-cell>
          <table:table-cell table:style-name="ce3" table:formula="of:=[$logger_tests_long_filename.E48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49]/(60*60*24)+25569" office:value-type="date" office:date-value="2021-10-02T12:49:17" calcext:value-type="date">
            <text:p>02.10.21 12:49</text:p>
          </table:table-cell>
          <table:table-cell table:style-name="ce3" table:formula="of:=[$logger_tests_long_filename.B49]" office:value-type="string" office:string-value="info" calcext:value-type="string">
            <text:p>info</text:p>
          </table:table-cell>
          <table:table-cell table:style-name="ce3" table:formula="of:=[$logger_tests_long_filename.C49]" office:value-type="string" office:string-value="./src/logger.c" calcext:value-type="string">
            <text:p>./src/logger.c</text:p>
          </table:table-cell>
          <table:table-cell table:style-name="ce3" table:formula="of:=[$logger_tests_long_filename.D49]" office:value-type="float" office:value="509" calcext:value-type="float">
            <text:p>509</text:p>
          </table:table-cell>
          <table:table-cell table:style-name="ce3" table:formula="of:=[$logger_tests_long_filename.E49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50]/(60*60*24)+25569" office:value-type="date" office:date-value="2021-10-02T12:49:18" calcext:value-type="date">
            <text:p>02.10.21 12:49</text:p>
          </table:table-cell>
          <table:table-cell table:style-name="ce3" table:formula="of:=[$logger_tests_long_filename.B50]" office:value-type="string" office:string-value="debug" calcext:value-type="string">
            <text:p>debug</text:p>
          </table:table-cell>
          <table:table-cell table:style-name="ce3" table:formula="of:=[$logger_tests_long_filename.C50]" office:value-type="string" office:string-value="./src/logger.c" calcext:value-type="string">
            <text:p>./src/logger.c</text:p>
          </table:table-cell>
          <table:table-cell table:style-name="ce3" table:formula="of:=[$logger_tests_long_filename.D50]" office:value-type="float" office:value="512" calcext:value-type="float">
            <text:p>512</text:p>
          </table:table-cell>
          <table:table-cell table:style-name="ce3" table:formula="of:=[$logger_tests_long_filename.E50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51]/(60*60*24)+25569" office:value-type="date" office:date-value="2021-10-02T12:49:19" calcext:value-type="date">
            <text:p>02.10.21 12:49</text:p>
          </table:table-cell>
          <table:table-cell table:style-name="ce3" table:formula="of:=[$logger_tests_long_filename.B51]" office:value-type="string" office:string-value="emergency" calcext:value-type="string">
            <text:p>emergency</text:p>
          </table:table-cell>
          <table:table-cell table:style-name="ce3" table:formula="of:=[$logger_tests_long_filename.C51]" office:value-type="string" office:string-value="./src/logger.c" calcext:value-type="string">
            <text:p>./src/logger.c</text:p>
          </table:table-cell>
          <table:table-cell table:style-name="ce3" table:formula="of:=[$logger_tests_long_filename.D51]" office:value-type="float" office:value="491" calcext:value-type="float">
            <text:p>491</text:p>
          </table:table-cell>
          <table:table-cell table:style-name="ce3" table:formula="of:=[$logger_tests_long_filename.E51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52]/(60*60*24)+25569" office:value-type="date" office:date-value="2021-10-02T12:49:20" calcext:value-type="date">
            <text:p>02.10.21 12:49</text:p>
          </table:table-cell>
          <table:table-cell table:style-name="ce3" table:formula="of:=[$logger_tests_long_filename.B52]" office:value-type="string" office:string-value="alert" calcext:value-type="string">
            <text:p>alert</text:p>
          </table:table-cell>
          <table:table-cell table:style-name="ce3" table:formula="of:=[$logger_tests_long_filename.C52]" office:value-type="string" office:string-value="./src/logger.c" calcext:value-type="string">
            <text:p>./src/logger.c</text:p>
          </table:table-cell>
          <table:table-cell table:style-name="ce3" table:formula="of:=[$logger_tests_long_filename.D52]" office:value-type="float" office:value="494" calcext:value-type="float">
            <text:p>494</text:p>
          </table:table-cell>
          <table:table-cell table:style-name="ce3" table:formula="of:=[$logger_tests_long_filename.E52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53]/(60*60*24)+25569" office:value-type="date" office:date-value="2021-10-02T12:49:21" calcext:value-type="date">
            <text:p>02.10.21 12:49</text:p>
          </table:table-cell>
          <table:table-cell table:style-name="ce3" table:formula="of:=[$logger_tests_long_filename.B53]" office:value-type="string" office:string-value="critical" calcext:value-type="string">
            <text:p>critical</text:p>
          </table:table-cell>
          <table:table-cell table:style-name="ce3" table:formula="of:=[$logger_tests_long_filename.C53]" office:value-type="string" office:string-value="./src/logger.c" calcext:value-type="string">
            <text:p>./src/logger.c</text:p>
          </table:table-cell>
          <table:table-cell table:style-name="ce3" table:formula="of:=[$logger_tests_long_filename.D53]" office:value-type="float" office:value="497" calcext:value-type="float">
            <text:p>497</text:p>
          </table:table-cell>
          <table:table-cell table:style-name="ce3" table:formula="of:=[$logger_tests_long_filename.E53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54]/(60*60*24)+25569" office:value-type="date" office:date-value="2021-10-02T12:49:22" calcext:value-type="date">
            <text:p>02.10.21 12:49</text:p>
          </table:table-cell>
          <table:table-cell table:style-name="ce3" table:formula="of:=[$logger_tests_long_filename.B54]" office:value-type="string" office:string-value="error" calcext:value-type="string">
            <text:p>error</text:p>
          </table:table-cell>
          <table:table-cell table:style-name="ce3" table:formula="of:=[$logger_tests_long_filename.C54]" office:value-type="string" office:string-value="./src/logger.c" calcext:value-type="string">
            <text:p>./src/logger.c</text:p>
          </table:table-cell>
          <table:table-cell table:style-name="ce3" table:formula="of:=[$logger_tests_long_filename.D54]" office:value-type="float" office:value="500" calcext:value-type="float">
            <text:p>500</text:p>
          </table:table-cell>
          <table:table-cell table:style-name="ce3" table:formula="of:=[$logger_tests_long_filename.E54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55]/(60*60*24)+25569" office:value-type="date" office:date-value="2021-10-02T12:49:23" calcext:value-type="date">
            <text:p>02.10.21 12:49</text:p>
          </table:table-cell>
          <table:table-cell table:style-name="ce3" table:formula="of:=[$logger_tests_long_filename.B55]" office:value-type="string" office:string-value="warning" calcext:value-type="string">
            <text:p>warning</text:p>
          </table:table-cell>
          <table:table-cell table:style-name="ce3" table:formula="of:=[$logger_tests_long_filename.C55]" office:value-type="string" office:string-value="./src/logger.c" calcext:value-type="string">
            <text:p>./src/logger.c</text:p>
          </table:table-cell>
          <table:table-cell table:style-name="ce3" table:formula="of:=[$logger_tests_long_filename.D55]" office:value-type="float" office:value="503" calcext:value-type="float">
            <text:p>503</text:p>
          </table:table-cell>
          <table:table-cell table:style-name="ce3" table:formula="of:=[$logger_tests_long_filename.E55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56]/(60*60*24)+25569" office:value-type="date" office:date-value="2021-10-02T12:49:24" calcext:value-type="date">
            <text:p>02.10.21 12:49</text:p>
          </table:table-cell>
          <table:table-cell table:style-name="ce3" table:formula="of:=[$logger_tests_long_filename.B56]" office:value-type="string" office:string-value="notice" calcext:value-type="string">
            <text:p>notice</text:p>
          </table:table-cell>
          <table:table-cell table:style-name="ce3" table:formula="of:=[$logger_tests_long_filename.C56]" office:value-type="string" office:string-value="./src/logger.c" calcext:value-type="string">
            <text:p>./src/logger.c</text:p>
          </table:table-cell>
          <table:table-cell table:style-name="ce3" table:formula="of:=[$logger_tests_long_filename.D56]" office:value-type="float" office:value="506" calcext:value-type="float">
            <text:p>506</text:p>
          </table:table-cell>
          <table:table-cell table:style-name="ce3" table:formula="of:=[$logger_tests_long_filename.E56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57]/(60*60*24)+25569" office:value-type="date" office:date-value="2021-10-02T12:49:25" calcext:value-type="date">
            <text:p>02.10.21 12:49</text:p>
          </table:table-cell>
          <table:table-cell table:style-name="ce3" table:formula="of:=[$logger_tests_long_filename.B57]" office:value-type="string" office:string-value="info" calcext:value-type="string">
            <text:p>info</text:p>
          </table:table-cell>
          <table:table-cell table:style-name="ce3" table:formula="of:=[$logger_tests_long_filename.C57]" office:value-type="string" office:string-value="./src/logger.c" calcext:value-type="string">
            <text:p>./src/logger.c</text:p>
          </table:table-cell>
          <table:table-cell table:style-name="ce3" table:formula="of:=[$logger_tests_long_filename.D57]" office:value-type="float" office:value="509" calcext:value-type="float">
            <text:p>509</text:p>
          </table:table-cell>
          <table:table-cell table:style-name="ce3" table:formula="of:=[$logger_tests_long_filename.E57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58]/(60*60*24)+25569" office:value-type="date" office:date-value="2021-10-02T12:49:26" calcext:value-type="date">
            <text:p>02.10.21 12:49</text:p>
          </table:table-cell>
          <table:table-cell table:style-name="ce3" table:formula="of:=[$logger_tests_long_filename.B58]" office:value-type="string" office:string-value="debug" calcext:value-type="string">
            <text:p>debug</text:p>
          </table:table-cell>
          <table:table-cell table:style-name="ce3" table:formula="of:=[$logger_tests_long_filename.C58]" office:value-type="string" office:string-value="./src/logger.c" calcext:value-type="string">
            <text:p>./src/logger.c</text:p>
          </table:table-cell>
          <table:table-cell table:style-name="ce3" table:formula="of:=[$logger_tests_long_filename.D58]" office:value-type="float" office:value="512" calcext:value-type="float">
            <text:p>512</text:p>
          </table:table-cell>
          <table:table-cell table:style-name="ce3" table:formula="of:=[$logger_tests_long_filename.E58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59]/(60*60*24)+25569" office:value-type="date" office:date-value="2021-10-02T12:49:27" calcext:value-type="date">
            <text:p>02.10.21 12:49</text:p>
          </table:table-cell>
          <table:table-cell table:style-name="ce3" table:formula="of:=[$logger_tests_long_filename.B59]" office:value-type="string" office:string-value="emergency" calcext:value-type="string">
            <text:p>emergency</text:p>
          </table:table-cell>
          <table:table-cell table:style-name="ce3" table:formula="of:=[$logger_tests_long_filename.C59]" office:value-type="string" office:string-value="./src/logger.c" calcext:value-type="string">
            <text:p>./src/logger.c</text:p>
          </table:table-cell>
          <table:table-cell table:style-name="ce3" table:formula="of:=[$logger_tests_long_filename.D59]" office:value-type="float" office:value="491" calcext:value-type="float">
            <text:p>491</text:p>
          </table:table-cell>
          <table:table-cell table:style-name="ce3" table:formula="of:=[$logger_tests_long_filename.E59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60]/(60*60*24)+25569" office:value-type="date" office:date-value="2021-10-02T12:49:28" calcext:value-type="date">
            <text:p>02.10.21 12:49</text:p>
          </table:table-cell>
          <table:table-cell table:style-name="ce3" table:formula="of:=[$logger_tests_long_filename.B60]" office:value-type="string" office:string-value="alert" calcext:value-type="string">
            <text:p>alert</text:p>
          </table:table-cell>
          <table:table-cell table:style-name="ce3" table:formula="of:=[$logger_tests_long_filename.C60]" office:value-type="string" office:string-value="./src/logger.c" calcext:value-type="string">
            <text:p>./src/logger.c</text:p>
          </table:table-cell>
          <table:table-cell table:style-name="ce3" table:formula="of:=[$logger_tests_long_filename.D60]" office:value-type="float" office:value="494" calcext:value-type="float">
            <text:p>494</text:p>
          </table:table-cell>
          <table:table-cell table:style-name="ce3" table:formula="of:=[$logger_tests_long_filename.E60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61]/(60*60*24)+25569" office:value-type="date" office:date-value="2021-10-02T12:49:29" calcext:value-type="date">
            <text:p>02.10.21 12:49</text:p>
          </table:table-cell>
          <table:table-cell table:style-name="ce3" table:formula="of:=[$logger_tests_long_filename.B61]" office:value-type="string" office:string-value="critical" calcext:value-type="string">
            <text:p>critical</text:p>
          </table:table-cell>
          <table:table-cell table:style-name="ce3" table:formula="of:=[$logger_tests_long_filename.C61]" office:value-type="string" office:string-value="./src/logger.c" calcext:value-type="string">
            <text:p>./src/logger.c</text:p>
          </table:table-cell>
          <table:table-cell table:style-name="ce3" table:formula="of:=[$logger_tests_long_filename.D61]" office:value-type="float" office:value="497" calcext:value-type="float">
            <text:p>497</text:p>
          </table:table-cell>
          <table:table-cell table:style-name="ce3" table:formula="of:=[$logger_tests_long_filename.E61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62]/(60*60*24)+25569" office:value-type="date" office:date-value="2021-10-02T12:49:30" calcext:value-type="date">
            <text:p>02.10.21 12:49</text:p>
          </table:table-cell>
          <table:table-cell table:style-name="ce3" table:formula="of:=[$logger_tests_long_filename.B62]" office:value-type="string" office:string-value="error" calcext:value-type="string">
            <text:p>error</text:p>
          </table:table-cell>
          <table:table-cell table:style-name="ce3" table:formula="of:=[$logger_tests_long_filename.C62]" office:value-type="string" office:string-value="./src/logger.c" calcext:value-type="string">
            <text:p>./src/logger.c</text:p>
          </table:table-cell>
          <table:table-cell table:style-name="ce3" table:formula="of:=[$logger_tests_long_filename.D62]" office:value-type="float" office:value="500" calcext:value-type="float">
            <text:p>500</text:p>
          </table:table-cell>
          <table:table-cell table:style-name="ce3" table:formula="of:=[$logger_tests_long_filename.E62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63]/(60*60*24)+25569" office:value-type="date" office:date-value="2021-10-02T12:49:31" calcext:value-type="date">
            <text:p>02.10.21 12:49</text:p>
          </table:table-cell>
          <table:table-cell table:style-name="ce3" table:formula="of:=[$logger_tests_long_filename.B63]" office:value-type="string" office:string-value="warning" calcext:value-type="string">
            <text:p>warning</text:p>
          </table:table-cell>
          <table:table-cell table:style-name="ce3" table:formula="of:=[$logger_tests_long_filename.C63]" office:value-type="string" office:string-value="./src/logger.c" calcext:value-type="string">
            <text:p>./src/logger.c</text:p>
          </table:table-cell>
          <table:table-cell table:style-name="ce3" table:formula="of:=[$logger_tests_long_filename.D63]" office:value-type="float" office:value="503" calcext:value-type="float">
            <text:p>503</text:p>
          </table:table-cell>
          <table:table-cell table:style-name="ce3" table:formula="of:=[$logger_tests_long_filename.E63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64]/(60*60*24)+25569" office:value-type="date" office:date-value="2021-10-02T12:49:32" calcext:value-type="date">
            <text:p>02.10.21 12:49</text:p>
          </table:table-cell>
          <table:table-cell table:style-name="ce3" table:formula="of:=[$logger_tests_long_filename.B64]" office:value-type="string" office:string-value="notice" calcext:value-type="string">
            <text:p>notice</text:p>
          </table:table-cell>
          <table:table-cell table:style-name="ce3" table:formula="of:=[$logger_tests_long_filename.C64]" office:value-type="string" office:string-value="./src/logger.c" calcext:value-type="string">
            <text:p>./src/logger.c</text:p>
          </table:table-cell>
          <table:table-cell table:style-name="ce3" table:formula="of:=[$logger_tests_long_filename.D64]" office:value-type="float" office:value="506" calcext:value-type="float">
            <text:p>506</text:p>
          </table:table-cell>
          <table:table-cell table:style-name="ce3" table:formula="of:=[$logger_tests_long_filename.E64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65]/(60*60*24)+25569" office:value-type="date" office:date-value="2021-10-02T12:49:33" calcext:value-type="date">
            <text:p>02.10.21 12:49</text:p>
          </table:table-cell>
          <table:table-cell table:style-name="ce3" table:formula="of:=[$logger_tests_long_filename.B65]" office:value-type="string" office:string-value="info" calcext:value-type="string">
            <text:p>info</text:p>
          </table:table-cell>
          <table:table-cell table:style-name="ce3" table:formula="of:=[$logger_tests_long_filename.C65]" office:value-type="string" office:string-value="./src/logger.c" calcext:value-type="string">
            <text:p>./src/logger.c</text:p>
          </table:table-cell>
          <table:table-cell table:style-name="ce3" table:formula="of:=[$logger_tests_long_filename.D65]" office:value-type="float" office:value="509" calcext:value-type="float">
            <text:p>509</text:p>
          </table:table-cell>
          <table:table-cell table:style-name="ce3" table:formula="of:=[$logger_tests_long_filename.E65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66]/(60*60*24)+25569" office:value-type="date" office:date-value="2021-10-02T12:49:34" calcext:value-type="date">
            <text:p>02.10.21 12:49</text:p>
          </table:table-cell>
          <table:table-cell table:style-name="ce3" table:formula="of:=[$logger_tests_long_filename.B66]" office:value-type="string" office:string-value="debug" calcext:value-type="string">
            <text:p>debug</text:p>
          </table:table-cell>
          <table:table-cell table:style-name="ce3" table:formula="of:=[$logger_tests_long_filename.C66]" office:value-type="string" office:string-value="./src/logger.c" calcext:value-type="string">
            <text:p>./src/logger.c</text:p>
          </table:table-cell>
          <table:table-cell table:style-name="ce3" table:formula="of:=[$logger_tests_long_filename.D66]" office:value-type="float" office:value="512" calcext:value-type="float">
            <text:p>512</text:p>
          </table:table-cell>
          <table:table-cell table:style-name="ce3" table:formula="of:=[$logger_tests_long_filename.E66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67]/(60*60*24)+25569" office:value-type="date" office:date-value="2021-10-02T12:49:35" calcext:value-type="date">
            <text:p>02.10.21 12:49</text:p>
          </table:table-cell>
          <table:table-cell table:style-name="ce3" table:formula="of:=[$logger_tests_long_filename.B67]" office:value-type="string" office:string-value="emergency" calcext:value-type="string">
            <text:p>emergency</text:p>
          </table:table-cell>
          <table:table-cell table:style-name="ce3" table:formula="of:=[$logger_tests_long_filename.C67]" office:value-type="string" office:string-value="./src/logger.c" calcext:value-type="string">
            <text:p>./src/logger.c</text:p>
          </table:table-cell>
          <table:table-cell table:style-name="ce3" table:formula="of:=[$logger_tests_long_filename.D67]" office:value-type="float" office:value="491" calcext:value-type="float">
            <text:p>491</text:p>
          </table:table-cell>
          <table:table-cell table:style-name="ce3" table:formula="of:=[$logger_tests_long_filename.E67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68]/(60*60*24)+25569" office:value-type="date" office:date-value="2021-10-02T12:49:36" calcext:value-type="date">
            <text:p>02.10.21 12:49</text:p>
          </table:table-cell>
          <table:table-cell table:style-name="ce3" table:formula="of:=[$logger_tests_long_filename.B68]" office:value-type="string" office:string-value="alert" calcext:value-type="string">
            <text:p>alert</text:p>
          </table:table-cell>
          <table:table-cell table:style-name="ce3" table:formula="of:=[$logger_tests_long_filename.C68]" office:value-type="string" office:string-value="./src/logger.c" calcext:value-type="string">
            <text:p>./src/logger.c</text:p>
          </table:table-cell>
          <table:table-cell table:style-name="ce3" table:formula="of:=[$logger_tests_long_filename.D68]" office:value-type="float" office:value="494" calcext:value-type="float">
            <text:p>494</text:p>
          </table:table-cell>
          <table:table-cell table:style-name="ce3" table:formula="of:=[$logger_tests_long_filename.E68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69]/(60*60*24)+25569" office:value-type="date" office:date-value="2021-10-02T12:49:37" calcext:value-type="date">
            <text:p>02.10.21 12:49</text:p>
          </table:table-cell>
          <table:table-cell table:style-name="ce3" table:formula="of:=[$logger_tests_long_filename.B69]" office:value-type="string" office:string-value="critical" calcext:value-type="string">
            <text:p>critical</text:p>
          </table:table-cell>
          <table:table-cell table:style-name="ce3" table:formula="of:=[$logger_tests_long_filename.C69]" office:value-type="string" office:string-value="./src/logger.c" calcext:value-type="string">
            <text:p>./src/logger.c</text:p>
          </table:table-cell>
          <table:table-cell table:style-name="ce3" table:formula="of:=[$logger_tests_long_filename.D69]" office:value-type="float" office:value="497" calcext:value-type="float">
            <text:p>497</text:p>
          </table:table-cell>
          <table:table-cell table:style-name="ce3" table:formula="of:=[$logger_tests_long_filename.E69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70]/(60*60*24)+25569" office:value-type="date" office:date-value="2021-10-02T12:49:38" calcext:value-type="date">
            <text:p>02.10.21 12:49</text:p>
          </table:table-cell>
          <table:table-cell table:style-name="ce3" table:formula="of:=[$logger_tests_long_filename.B70]" office:value-type="string" office:string-value="error" calcext:value-type="string">
            <text:p>error</text:p>
          </table:table-cell>
          <table:table-cell table:style-name="ce3" table:formula="of:=[$logger_tests_long_filename.C70]" office:value-type="string" office:string-value="./src/logger.c" calcext:value-type="string">
            <text:p>./src/logger.c</text:p>
          </table:table-cell>
          <table:table-cell table:style-name="ce3" table:formula="of:=[$logger_tests_long_filename.D70]" office:value-type="float" office:value="500" calcext:value-type="float">
            <text:p>500</text:p>
          </table:table-cell>
          <table:table-cell table:style-name="ce3" table:formula="of:=[$logger_tests_long_filename.E70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71]/(60*60*24)+25569" office:value-type="date" office:date-value="2021-10-02T12:49:39" calcext:value-type="date">
            <text:p>02.10.21 12:49</text:p>
          </table:table-cell>
          <table:table-cell table:style-name="ce3" table:formula="of:=[$logger_tests_long_filename.B71]" office:value-type="string" office:string-value="warning" calcext:value-type="string">
            <text:p>warning</text:p>
          </table:table-cell>
          <table:table-cell table:style-name="ce3" table:formula="of:=[$logger_tests_long_filename.C71]" office:value-type="string" office:string-value="./src/logger.c" calcext:value-type="string">
            <text:p>./src/logger.c</text:p>
          </table:table-cell>
          <table:table-cell table:style-name="ce3" table:formula="of:=[$logger_tests_long_filename.D71]" office:value-type="float" office:value="503" calcext:value-type="float">
            <text:p>503</text:p>
          </table:table-cell>
          <table:table-cell table:style-name="ce3" table:formula="of:=[$logger_tests_long_filename.E71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72]/(60*60*24)+25569" office:value-type="date" office:date-value="2021-10-02T12:49:40" calcext:value-type="date">
            <text:p>02.10.21 12:49</text:p>
          </table:table-cell>
          <table:table-cell table:style-name="ce3" table:formula="of:=[$logger_tests_long_filename.B72]" office:value-type="string" office:string-value="notice" calcext:value-type="string">
            <text:p>notice</text:p>
          </table:table-cell>
          <table:table-cell table:style-name="ce3" table:formula="of:=[$logger_tests_long_filename.C72]" office:value-type="string" office:string-value="./src/logger.c" calcext:value-type="string">
            <text:p>./src/logger.c</text:p>
          </table:table-cell>
          <table:table-cell table:style-name="ce3" table:formula="of:=[$logger_tests_long_filename.D72]" office:value-type="float" office:value="506" calcext:value-type="float">
            <text:p>506</text:p>
          </table:table-cell>
          <table:table-cell table:style-name="ce3" table:formula="of:=[$logger_tests_long_filename.E72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73]/(60*60*24)+25569" office:value-type="date" office:date-value="2021-10-02T12:49:41" calcext:value-type="date">
            <text:p>02.10.21 12:49</text:p>
          </table:table-cell>
          <table:table-cell table:style-name="ce3" table:formula="of:=[$logger_tests_long_filename.B73]" office:value-type="string" office:string-value="info" calcext:value-type="string">
            <text:p>info</text:p>
          </table:table-cell>
          <table:table-cell table:style-name="ce3" table:formula="of:=[$logger_tests_long_filename.C73]" office:value-type="string" office:string-value="./src/logger.c" calcext:value-type="string">
            <text:p>./src/logger.c</text:p>
          </table:table-cell>
          <table:table-cell table:style-name="ce3" table:formula="of:=[$logger_tests_long_filename.D73]" office:value-type="float" office:value="509" calcext:value-type="float">
            <text:p>509</text:p>
          </table:table-cell>
          <table:table-cell table:style-name="ce3" table:formula="of:=[$logger_tests_long_filename.E73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74]/(60*60*24)+25569" office:value-type="date" office:date-value="2021-10-02T12:49:42" calcext:value-type="date">
            <text:p>02.10.21 12:49</text:p>
          </table:table-cell>
          <table:table-cell table:style-name="ce3" table:formula="of:=[$logger_tests_long_filename.B74]" office:value-type="string" office:string-value="debug" calcext:value-type="string">
            <text:p>debug</text:p>
          </table:table-cell>
          <table:table-cell table:style-name="ce3" table:formula="of:=[$logger_tests_long_filename.C74]" office:value-type="string" office:string-value="./src/logger.c" calcext:value-type="string">
            <text:p>./src/logger.c</text:p>
          </table:table-cell>
          <table:table-cell table:style-name="ce3" table:formula="of:=[$logger_tests_long_filename.D74]" office:value-type="float" office:value="512" calcext:value-type="float">
            <text:p>512</text:p>
          </table:table-cell>
          <table:table-cell table:style-name="ce3" table:formula="of:=[$logger_tests_long_filename.E74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75]/(60*60*24)+25569" office:value-type="date" office:date-value="2021-10-02T12:49:43" calcext:value-type="date">
            <text:p>02.10.21 12:49</text:p>
          </table:table-cell>
          <table:table-cell table:style-name="ce3" table:formula="of:=[$logger_tests_long_filename.B75]" office:value-type="string" office:string-value="emergency" calcext:value-type="string">
            <text:p>emergency</text:p>
          </table:table-cell>
          <table:table-cell table:style-name="ce3" table:formula="of:=[$logger_tests_long_filename.C75]" office:value-type="string" office:string-value="./src/logger.c" calcext:value-type="string">
            <text:p>./src/logger.c</text:p>
          </table:table-cell>
          <table:table-cell table:style-name="ce3" table:formula="of:=[$logger_tests_long_filename.D75]" office:value-type="float" office:value="491" calcext:value-type="float">
            <text:p>491</text:p>
          </table:table-cell>
          <table:table-cell table:style-name="ce3" table:formula="of:=[$logger_tests_long_filename.E75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76]/(60*60*24)+25569" office:value-type="date" office:date-value="2021-10-02T12:49:44" calcext:value-type="date">
            <text:p>02.10.21 12:49</text:p>
          </table:table-cell>
          <table:table-cell table:style-name="ce3" table:formula="of:=[$logger_tests_long_filename.B76]" office:value-type="string" office:string-value="alert" calcext:value-type="string">
            <text:p>alert</text:p>
          </table:table-cell>
          <table:table-cell table:style-name="ce3" table:formula="of:=[$logger_tests_long_filename.C76]" office:value-type="string" office:string-value="./src/logger.c" calcext:value-type="string">
            <text:p>./src/logger.c</text:p>
          </table:table-cell>
          <table:table-cell table:style-name="ce3" table:formula="of:=[$logger_tests_long_filename.D76]" office:value-type="float" office:value="494" calcext:value-type="float">
            <text:p>494</text:p>
          </table:table-cell>
          <table:table-cell table:style-name="ce3" table:formula="of:=[$logger_tests_long_filename.E76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77]/(60*60*24)+25569" office:value-type="date" office:date-value="2021-10-02T12:49:45" calcext:value-type="date">
            <text:p>02.10.21 12:49</text:p>
          </table:table-cell>
          <table:table-cell table:style-name="ce3" table:formula="of:=[$logger_tests_long_filename.B77]" office:value-type="string" office:string-value="critical" calcext:value-type="string">
            <text:p>critical</text:p>
          </table:table-cell>
          <table:table-cell table:style-name="ce3" table:formula="of:=[$logger_tests_long_filename.C77]" office:value-type="string" office:string-value="./src/logger.c" calcext:value-type="string">
            <text:p>./src/logger.c</text:p>
          </table:table-cell>
          <table:table-cell table:style-name="ce3" table:formula="of:=[$logger_tests_long_filename.D77]" office:value-type="float" office:value="497" calcext:value-type="float">
            <text:p>497</text:p>
          </table:table-cell>
          <table:table-cell table:style-name="ce3" table:formula="of:=[$logger_tests_long_filename.E77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78]/(60*60*24)+25569" office:value-type="date" office:date-value="2021-10-02T12:49:46" calcext:value-type="date">
            <text:p>02.10.21 12:49</text:p>
          </table:table-cell>
          <table:table-cell table:style-name="ce3" table:formula="of:=[$logger_tests_long_filename.B78]" office:value-type="string" office:string-value="error" calcext:value-type="string">
            <text:p>error</text:p>
          </table:table-cell>
          <table:table-cell table:style-name="ce3" table:formula="of:=[$logger_tests_long_filename.C78]" office:value-type="string" office:string-value="./src/logger.c" calcext:value-type="string">
            <text:p>./src/logger.c</text:p>
          </table:table-cell>
          <table:table-cell table:style-name="ce3" table:formula="of:=[$logger_tests_long_filename.D78]" office:value-type="float" office:value="500" calcext:value-type="float">
            <text:p>500</text:p>
          </table:table-cell>
          <table:table-cell table:style-name="ce3" table:formula="of:=[$logger_tests_long_filename.E78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79]/(60*60*24)+25569" office:value-type="date" office:date-value="2021-10-02T12:49:47" calcext:value-type="date">
            <text:p>02.10.21 12:49</text:p>
          </table:table-cell>
          <table:table-cell table:style-name="ce3" table:formula="of:=[$logger_tests_long_filename.B79]" office:value-type="string" office:string-value="warning" calcext:value-type="string">
            <text:p>warning</text:p>
          </table:table-cell>
          <table:table-cell table:style-name="ce3" table:formula="of:=[$logger_tests_long_filename.C79]" office:value-type="string" office:string-value="./src/logger.c" calcext:value-type="string">
            <text:p>./src/logger.c</text:p>
          </table:table-cell>
          <table:table-cell table:style-name="ce3" table:formula="of:=[$logger_tests_long_filename.D79]" office:value-type="float" office:value="503" calcext:value-type="float">
            <text:p>503</text:p>
          </table:table-cell>
          <table:table-cell table:style-name="ce3" table:formula="of:=[$logger_tests_long_filename.E79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80]/(60*60*24)+25569" office:value-type="date" office:date-value="2021-10-02T12:49:48" calcext:value-type="date">
            <text:p>02.10.21 12:49</text:p>
          </table:table-cell>
          <table:table-cell table:style-name="ce3" table:formula="of:=[$logger_tests_long_filename.B80]" office:value-type="string" office:string-value="notice" calcext:value-type="string">
            <text:p>notice</text:p>
          </table:table-cell>
          <table:table-cell table:style-name="ce3" table:formula="of:=[$logger_tests_long_filename.C80]" office:value-type="string" office:string-value="./src/logger.c" calcext:value-type="string">
            <text:p>./src/logger.c</text:p>
          </table:table-cell>
          <table:table-cell table:style-name="ce3" table:formula="of:=[$logger_tests_long_filename.D80]" office:value-type="float" office:value="506" calcext:value-type="float">
            <text:p>506</text:p>
          </table:table-cell>
          <table:table-cell table:style-name="ce3" table:formula="of:=[$logger_tests_long_filename.E80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81]/(60*60*24)+25569" office:value-type="date" office:date-value="2021-10-02T12:49:49" calcext:value-type="date">
            <text:p>02.10.21 12:49</text:p>
          </table:table-cell>
          <table:table-cell table:style-name="ce3" table:formula="of:=[$logger_tests_long_filename.B81]" office:value-type="string" office:string-value="info" calcext:value-type="string">
            <text:p>info</text:p>
          </table:table-cell>
          <table:table-cell table:style-name="ce3" table:formula="of:=[$logger_tests_long_filename.C81]" office:value-type="string" office:string-value="./src/logger.c" calcext:value-type="string">
            <text:p>./src/logger.c</text:p>
          </table:table-cell>
          <table:table-cell table:style-name="ce3" table:formula="of:=[$logger_tests_long_filename.D81]" office:value-type="float" office:value="509" calcext:value-type="float">
            <text:p>509</text:p>
          </table:table-cell>
          <table:table-cell table:style-name="ce3" table:formula="of:=[$logger_tests_long_filename.E81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82]/(60*60*24)+25569" office:value-type="date" office:date-value="2021-10-02T12:49:50" calcext:value-type="date">
            <text:p>02.10.21 12:49</text:p>
          </table:table-cell>
          <table:table-cell table:style-name="ce3" table:formula="of:=[$logger_tests_long_filename.B82]" office:value-type="string" office:string-value="debug" calcext:value-type="string">
            <text:p>debug</text:p>
          </table:table-cell>
          <table:table-cell table:style-name="ce3" table:formula="of:=[$logger_tests_long_filename.C82]" office:value-type="string" office:string-value="./src/logger.c" calcext:value-type="string">
            <text:p>./src/logger.c</text:p>
          </table:table-cell>
          <table:table-cell table:style-name="ce3" table:formula="of:=[$logger_tests_long_filename.D82]" office:value-type="float" office:value="512" calcext:value-type="float">
            <text:p>512</text:p>
          </table:table-cell>
          <table:table-cell table:style-name="ce3" table:formula="of:=[$logger_tests_long_filename.E82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83]/(60*60*24)+25569" office:value-type="date" office:date-value="2021-10-02T12:49:51" calcext:value-type="date">
            <text:p>02.10.21 12:49</text:p>
          </table:table-cell>
          <table:table-cell table:style-name="ce3" table:formula="of:=[$logger_tests_long_filename.B83]" office:value-type="string" office:string-value="emergency" calcext:value-type="string">
            <text:p>emergency</text:p>
          </table:table-cell>
          <table:table-cell table:style-name="ce3" table:formula="of:=[$logger_tests_long_filename.C83]" office:value-type="string" office:string-value="./src/logger.c" calcext:value-type="string">
            <text:p>./src/logger.c</text:p>
          </table:table-cell>
          <table:table-cell table:style-name="ce3" table:formula="of:=[$logger_tests_long_filename.D83]" office:value-type="float" office:value="491" calcext:value-type="float">
            <text:p>491</text:p>
          </table:table-cell>
          <table:table-cell table:style-name="ce3" table:formula="of:=[$logger_tests_long_filename.E83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84]/(60*60*24)+25569" office:value-type="date" office:date-value="2021-10-02T12:49:52" calcext:value-type="date">
            <text:p>02.10.21 12:49</text:p>
          </table:table-cell>
          <table:table-cell table:style-name="ce3" table:formula="of:=[$logger_tests_long_filename.B84]" office:value-type="string" office:string-value="alert" calcext:value-type="string">
            <text:p>alert</text:p>
          </table:table-cell>
          <table:table-cell table:style-name="ce3" table:formula="of:=[$logger_tests_long_filename.C84]" office:value-type="string" office:string-value="./src/logger.c" calcext:value-type="string">
            <text:p>./src/logger.c</text:p>
          </table:table-cell>
          <table:table-cell table:style-name="ce3" table:formula="of:=[$logger_tests_long_filename.D84]" office:value-type="float" office:value="494" calcext:value-type="float">
            <text:p>494</text:p>
          </table:table-cell>
          <table:table-cell table:style-name="ce3" table:formula="of:=[$logger_tests_long_filename.E84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85]/(60*60*24)+25569" office:value-type="date" office:date-value="2021-10-02T12:49:53" calcext:value-type="date">
            <text:p>02.10.21 12:49</text:p>
          </table:table-cell>
          <table:table-cell table:style-name="ce3" table:formula="of:=[$logger_tests_long_filename.B85]" office:value-type="string" office:string-value="critical" calcext:value-type="string">
            <text:p>critical</text:p>
          </table:table-cell>
          <table:table-cell table:style-name="ce3" table:formula="of:=[$logger_tests_long_filename.C85]" office:value-type="string" office:string-value="./src/logger.c" calcext:value-type="string">
            <text:p>./src/logger.c</text:p>
          </table:table-cell>
          <table:table-cell table:style-name="ce3" table:formula="of:=[$logger_tests_long_filename.D85]" office:value-type="float" office:value="497" calcext:value-type="float">
            <text:p>497</text:p>
          </table:table-cell>
          <table:table-cell table:style-name="ce3" table:formula="of:=[$logger_tests_long_filename.E85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86]/(60*60*24)+25569" office:value-type="date" office:date-value="2021-10-02T12:49:54" calcext:value-type="date">
            <text:p>02.10.21 12:49</text:p>
          </table:table-cell>
          <table:table-cell table:style-name="ce3" table:formula="of:=[$logger_tests_long_filename.B86]" office:value-type="string" office:string-value="error" calcext:value-type="string">
            <text:p>error</text:p>
          </table:table-cell>
          <table:table-cell table:style-name="ce3" table:formula="of:=[$logger_tests_long_filename.C86]" office:value-type="string" office:string-value="./src/logger.c" calcext:value-type="string">
            <text:p>./src/logger.c</text:p>
          </table:table-cell>
          <table:table-cell table:style-name="ce3" table:formula="of:=[$logger_tests_long_filename.D86]" office:value-type="float" office:value="500" calcext:value-type="float">
            <text:p>500</text:p>
          </table:table-cell>
          <table:table-cell table:style-name="ce3" table:formula="of:=[$logger_tests_long_filename.E86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87]/(60*60*24)+25569" office:value-type="date" office:date-value="2021-10-02T12:49:55" calcext:value-type="date">
            <text:p>02.10.21 12:49</text:p>
          </table:table-cell>
          <table:table-cell table:style-name="ce3" table:formula="of:=[$logger_tests_long_filename.B87]" office:value-type="string" office:string-value="warning" calcext:value-type="string">
            <text:p>warning</text:p>
          </table:table-cell>
          <table:table-cell table:style-name="ce3" table:formula="of:=[$logger_tests_long_filename.C87]" office:value-type="string" office:string-value="./src/logger.c" calcext:value-type="string">
            <text:p>./src/logger.c</text:p>
          </table:table-cell>
          <table:table-cell table:style-name="ce3" table:formula="of:=[$logger_tests_long_filename.D87]" office:value-type="float" office:value="503" calcext:value-type="float">
            <text:p>503</text:p>
          </table:table-cell>
          <table:table-cell table:style-name="ce3" table:formula="of:=[$logger_tests_long_filename.E87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88]/(60*60*24)+25569" office:value-type="date" office:date-value="2021-10-02T12:49:56" calcext:value-type="date">
            <text:p>02.10.21 12:49</text:p>
          </table:table-cell>
          <table:table-cell table:style-name="ce3" table:formula="of:=[$logger_tests_long_filename.B88]" office:value-type="string" office:string-value="notice" calcext:value-type="string">
            <text:p>notice</text:p>
          </table:table-cell>
          <table:table-cell table:style-name="ce3" table:formula="of:=[$logger_tests_long_filename.C88]" office:value-type="string" office:string-value="./src/logger.c" calcext:value-type="string">
            <text:p>./src/logger.c</text:p>
          </table:table-cell>
          <table:table-cell table:style-name="ce3" table:formula="of:=[$logger_tests_long_filename.D88]" office:value-type="float" office:value="506" calcext:value-type="float">
            <text:p>506</text:p>
          </table:table-cell>
          <table:table-cell table:style-name="ce3" table:formula="of:=[$logger_tests_long_filename.E88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89]/(60*60*24)+25569" office:value-type="date" office:date-value="2021-10-02T12:49:57" calcext:value-type="date">
            <text:p>02.10.21 12:49</text:p>
          </table:table-cell>
          <table:table-cell table:style-name="ce3" table:formula="of:=[$logger_tests_long_filename.B89]" office:value-type="string" office:string-value="info" calcext:value-type="string">
            <text:p>info</text:p>
          </table:table-cell>
          <table:table-cell table:style-name="ce3" table:formula="of:=[$logger_tests_long_filename.C89]" office:value-type="string" office:string-value="./src/logger.c" calcext:value-type="string">
            <text:p>./src/logger.c</text:p>
          </table:table-cell>
          <table:table-cell table:style-name="ce3" table:formula="of:=[$logger_tests_long_filename.D89]" office:value-type="float" office:value="509" calcext:value-type="float">
            <text:p>509</text:p>
          </table:table-cell>
          <table:table-cell table:style-name="ce3" table:formula="of:=[$logger_tests_long_filename.E89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90]/(60*60*24)+25569" office:value-type="date" office:date-value="2021-10-02T12:49:58" calcext:value-type="date">
            <text:p>02.10.21 12:49</text:p>
          </table:table-cell>
          <table:table-cell table:style-name="ce3" table:formula="of:=[$logger_tests_long_filename.B90]" office:value-type="string" office:string-value="debug" calcext:value-type="string">
            <text:p>debug</text:p>
          </table:table-cell>
          <table:table-cell table:style-name="ce3" table:formula="of:=[$logger_tests_long_filename.C90]" office:value-type="string" office:string-value="./src/logger.c" calcext:value-type="string">
            <text:p>./src/logger.c</text:p>
          </table:table-cell>
          <table:table-cell table:style-name="ce3" table:formula="of:=[$logger_tests_long_filename.D90]" office:value-type="float" office:value="512" calcext:value-type="float">
            <text:p>512</text:p>
          </table:table-cell>
          <table:table-cell table:style-name="ce3" table:formula="of:=[$logger_tests_long_filename.E90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91]/(60*60*24)+25569" office:value-type="date" office:date-value="2021-10-02T12:49:59" calcext:value-type="date">
            <text:p>02.10.21 12:49</text:p>
          </table:table-cell>
          <table:table-cell table:style-name="ce3" table:formula="of:=[$logger_tests_long_filename.B91]" office:value-type="string" office:string-value="emergency" calcext:value-type="string">
            <text:p>emergency</text:p>
          </table:table-cell>
          <table:table-cell table:style-name="ce3" table:formula="of:=[$logger_tests_long_filename.C91]" office:value-type="string" office:string-value="./src/logger.c" calcext:value-type="string">
            <text:p>./src/logger.c</text:p>
          </table:table-cell>
          <table:table-cell table:style-name="ce3" table:formula="of:=[$logger_tests_long_filename.D91]" office:value-type="float" office:value="491" calcext:value-type="float">
            <text:p>491</text:p>
          </table:table-cell>
          <table:table-cell table:style-name="ce3" table:formula="of:=[$logger_tests_long_filename.E91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92]/(60*60*24)+25569" office:value-type="date" office:date-value="2021-10-02T12:50:00" calcext:value-type="date">
            <text:p>02.10.21 12:50</text:p>
          </table:table-cell>
          <table:table-cell table:style-name="ce3" table:formula="of:=[$logger_tests_long_filename.B92]" office:value-type="string" office:string-value="alert" calcext:value-type="string">
            <text:p>alert</text:p>
          </table:table-cell>
          <table:table-cell table:style-name="ce3" table:formula="of:=[$logger_tests_long_filename.C92]" office:value-type="string" office:string-value="./src/logger.c" calcext:value-type="string">
            <text:p>./src/logger.c</text:p>
          </table:table-cell>
          <table:table-cell table:style-name="ce3" table:formula="of:=[$logger_tests_long_filename.D92]" office:value-type="float" office:value="494" calcext:value-type="float">
            <text:p>494</text:p>
          </table:table-cell>
          <table:table-cell table:style-name="ce3" table:formula="of:=[$logger_tests_long_filename.E92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93]/(60*60*24)+25569" office:value-type="date" office:date-value="2021-10-02T12:50:01" calcext:value-type="date">
            <text:p>02.10.21 12:50</text:p>
          </table:table-cell>
          <table:table-cell table:style-name="ce3" table:formula="of:=[$logger_tests_long_filename.B93]" office:value-type="string" office:string-value="critical" calcext:value-type="string">
            <text:p>critical</text:p>
          </table:table-cell>
          <table:table-cell table:style-name="ce3" table:formula="of:=[$logger_tests_long_filename.C93]" office:value-type="string" office:string-value="./src/logger.c" calcext:value-type="string">
            <text:p>./src/logger.c</text:p>
          </table:table-cell>
          <table:table-cell table:style-name="ce3" table:formula="of:=[$logger_tests_long_filename.D93]" office:value-type="float" office:value="497" calcext:value-type="float">
            <text:p>497</text:p>
          </table:table-cell>
          <table:table-cell table:style-name="ce3" table:formula="of:=[$logger_tests_long_filename.E93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94]/(60*60*24)+25569" office:value-type="date" office:date-value="2021-10-02T12:50:02" calcext:value-type="date">
            <text:p>02.10.21 12:50</text:p>
          </table:table-cell>
          <table:table-cell table:style-name="ce3" table:formula="of:=[$logger_tests_long_filename.B94]" office:value-type="string" office:string-value="error" calcext:value-type="string">
            <text:p>error</text:p>
          </table:table-cell>
          <table:table-cell table:style-name="ce3" table:formula="of:=[$logger_tests_long_filename.C94]" office:value-type="string" office:string-value="./src/logger.c" calcext:value-type="string">
            <text:p>./src/logger.c</text:p>
          </table:table-cell>
          <table:table-cell table:style-name="ce3" table:formula="of:=[$logger_tests_long_filename.D94]" office:value-type="float" office:value="500" calcext:value-type="float">
            <text:p>500</text:p>
          </table:table-cell>
          <table:table-cell table:style-name="ce3" table:formula="of:=[$logger_tests_long_filename.E94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95]/(60*60*24)+25569" office:value-type="date" office:date-value="2021-10-02T12:50:03" calcext:value-type="date">
            <text:p>02.10.21 12:50</text:p>
          </table:table-cell>
          <table:table-cell table:style-name="ce3" table:formula="of:=[$logger_tests_long_filename.B95]" office:value-type="string" office:string-value="warning" calcext:value-type="string">
            <text:p>warning</text:p>
          </table:table-cell>
          <table:table-cell table:style-name="ce3" table:formula="of:=[$logger_tests_long_filename.C95]" office:value-type="string" office:string-value="./src/logger.c" calcext:value-type="string">
            <text:p>./src/logger.c</text:p>
          </table:table-cell>
          <table:table-cell table:style-name="ce3" table:formula="of:=[$logger_tests_long_filename.D95]" office:value-type="float" office:value="503" calcext:value-type="float">
            <text:p>503</text:p>
          </table:table-cell>
          <table:table-cell table:style-name="ce3" table:formula="of:=[$logger_tests_long_filename.E95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96]/(60*60*24)+25569" office:value-type="date" office:date-value="2021-10-02T12:50:04" calcext:value-type="date">
            <text:p>02.10.21 12:50</text:p>
          </table:table-cell>
          <table:table-cell table:style-name="ce3" table:formula="of:=[$logger_tests_long_filename.B96]" office:value-type="string" office:string-value="notice" calcext:value-type="string">
            <text:p>notice</text:p>
          </table:table-cell>
          <table:table-cell table:style-name="ce3" table:formula="of:=[$logger_tests_long_filename.C96]" office:value-type="string" office:string-value="./src/logger.c" calcext:value-type="string">
            <text:p>./src/logger.c</text:p>
          </table:table-cell>
          <table:table-cell table:style-name="ce3" table:formula="of:=[$logger_tests_long_filename.D96]" office:value-type="float" office:value="506" calcext:value-type="float">
            <text:p>506</text:p>
          </table:table-cell>
          <table:table-cell table:style-name="ce3" table:formula="of:=[$logger_tests_long_filename.E96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97]/(60*60*24)+25569" office:value-type="date" office:date-value="2021-10-02T12:50:05" calcext:value-type="date">
            <text:p>02.10.21 12:50</text:p>
          </table:table-cell>
          <table:table-cell table:style-name="ce3" table:formula="of:=[$logger_tests_long_filename.B97]" office:value-type="string" office:string-value="info" calcext:value-type="string">
            <text:p>info</text:p>
          </table:table-cell>
          <table:table-cell table:style-name="ce3" table:formula="of:=[$logger_tests_long_filename.C97]" office:value-type="string" office:string-value="./src/logger.c" calcext:value-type="string">
            <text:p>./src/logger.c</text:p>
          </table:table-cell>
          <table:table-cell table:style-name="ce3" table:formula="of:=[$logger_tests_long_filename.D97]" office:value-type="float" office:value="509" calcext:value-type="float">
            <text:p>509</text:p>
          </table:table-cell>
          <table:table-cell table:style-name="ce3" table:formula="of:=[$logger_tests_long_filename.E97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98]/(60*60*24)+25569" office:value-type="date" office:date-value="2021-10-02T12:50:06" calcext:value-type="date">
            <text:p>02.10.21 12:50</text:p>
          </table:table-cell>
          <table:table-cell table:style-name="ce3" table:formula="of:=[$logger_tests_long_filename.B98]" office:value-type="string" office:string-value="debug" calcext:value-type="string">
            <text:p>debug</text:p>
          </table:table-cell>
          <table:table-cell table:style-name="ce3" table:formula="of:=[$logger_tests_long_filename.C98]" office:value-type="string" office:string-value="./src/logger.c" calcext:value-type="string">
            <text:p>./src/logger.c</text:p>
          </table:table-cell>
          <table:table-cell table:style-name="ce3" table:formula="of:=[$logger_tests_long_filename.D98]" office:value-type="float" office:value="512" calcext:value-type="float">
            <text:p>512</text:p>
          </table:table-cell>
          <table:table-cell table:style-name="ce3" table:formula="of:=[$logger_tests_long_filename.E98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99]/(60*60*24)+25569" office:value-type="date" office:date-value="2021-10-02T12:50:07" calcext:value-type="date">
            <text:p>02.10.21 12:50</text:p>
          </table:table-cell>
          <table:table-cell table:style-name="ce3" table:formula="of:=[$logger_tests_long_filename.B99]" office:value-type="string" office:string-value="emergency" calcext:value-type="string">
            <text:p>emergency</text:p>
          </table:table-cell>
          <table:table-cell table:style-name="ce3" table:formula="of:=[$logger_tests_long_filename.C99]" office:value-type="string" office:string-value="./src/logger.c" calcext:value-type="string">
            <text:p>./src/logger.c</text:p>
          </table:table-cell>
          <table:table-cell table:style-name="ce3" table:formula="of:=[$logger_tests_long_filename.D99]" office:value-type="float" office:value="491" calcext:value-type="float">
            <text:p>491</text:p>
          </table:table-cell>
          <table:table-cell table:style-name="ce3" table:formula="of:=[$logger_tests_long_filename.E99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00]/(60*60*24)+25569" office:value-type="date" office:date-value="2021-10-02T12:50:08" calcext:value-type="date">
            <text:p>02.10.21 12:50</text:p>
          </table:table-cell>
          <table:table-cell table:style-name="ce3" table:formula="of:=[$logger_tests_long_filename.B100]" office:value-type="string" office:string-value="alert" calcext:value-type="string">
            <text:p>alert</text:p>
          </table:table-cell>
          <table:table-cell table:style-name="ce3" table:formula="of:=[$logger_tests_long_filename.C100]" office:value-type="string" office:string-value="./src/logger.c" calcext:value-type="string">
            <text:p>./src/logger.c</text:p>
          </table:table-cell>
          <table:table-cell table:style-name="ce3" table:formula="of:=[$logger_tests_long_filename.D100]" office:value-type="float" office:value="494" calcext:value-type="float">
            <text:p>494</text:p>
          </table:table-cell>
          <table:table-cell table:style-name="ce3" table:formula="of:=[$logger_tests_long_filename.E100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01]/(60*60*24)+25569" office:value-type="date" office:date-value="2021-10-02T12:50:09" calcext:value-type="date">
            <text:p>02.10.21 12:50</text:p>
          </table:table-cell>
          <table:table-cell table:style-name="ce3" table:formula="of:=[$logger_tests_long_filename.B101]" office:value-type="string" office:string-value="critical" calcext:value-type="string">
            <text:p>critical</text:p>
          </table:table-cell>
          <table:table-cell table:style-name="ce3" table:formula="of:=[$logger_tests_long_filename.C101]" office:value-type="string" office:string-value="./src/logger.c" calcext:value-type="string">
            <text:p>./src/logger.c</text:p>
          </table:table-cell>
          <table:table-cell table:style-name="ce3" table:formula="of:=[$logger_tests_long_filename.D101]" office:value-type="float" office:value="497" calcext:value-type="float">
            <text:p>497</text:p>
          </table:table-cell>
          <table:table-cell table:style-name="ce3" table:formula="of:=[$logger_tests_long_filename.E101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02]/(60*60*24)+25569" office:value-type="date" office:date-value="2021-10-02T12:50:10" calcext:value-type="date">
            <text:p>02.10.21 12:50</text:p>
          </table:table-cell>
          <table:table-cell table:style-name="ce3" table:formula="of:=[$logger_tests_long_filename.B102]" office:value-type="string" office:string-value="error" calcext:value-type="string">
            <text:p>error</text:p>
          </table:table-cell>
          <table:table-cell table:style-name="ce3" table:formula="of:=[$logger_tests_long_filename.C102]" office:value-type="string" office:string-value="./src/logger.c" calcext:value-type="string">
            <text:p>./src/logger.c</text:p>
          </table:table-cell>
          <table:table-cell table:style-name="ce3" table:formula="of:=[$logger_tests_long_filename.D102]" office:value-type="float" office:value="500" calcext:value-type="float">
            <text:p>500</text:p>
          </table:table-cell>
          <table:table-cell table:style-name="ce3" table:formula="of:=[$logger_tests_long_filename.E102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03]/(60*60*24)+25569" office:value-type="date" office:date-value="2021-10-02T12:50:11" calcext:value-type="date">
            <text:p>02.10.21 12:50</text:p>
          </table:table-cell>
          <table:table-cell table:style-name="ce3" table:formula="of:=[$logger_tests_long_filename.B103]" office:value-type="string" office:string-value="warning" calcext:value-type="string">
            <text:p>warning</text:p>
          </table:table-cell>
          <table:table-cell table:style-name="ce3" table:formula="of:=[$logger_tests_long_filename.C103]" office:value-type="string" office:string-value="./src/logger.c" calcext:value-type="string">
            <text:p>./src/logger.c</text:p>
          </table:table-cell>
          <table:table-cell table:style-name="ce3" table:formula="of:=[$logger_tests_long_filename.D103]" office:value-type="float" office:value="503" calcext:value-type="float">
            <text:p>503</text:p>
          </table:table-cell>
          <table:table-cell table:style-name="ce3" table:formula="of:=[$logger_tests_long_filename.E103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04]/(60*60*24)+25569" office:value-type="date" office:date-value="2021-10-02T12:50:12" calcext:value-type="date">
            <text:p>02.10.21 12:50</text:p>
          </table:table-cell>
          <table:table-cell table:style-name="ce3" table:formula="of:=[$logger_tests_long_filename.B104]" office:value-type="string" office:string-value="notice" calcext:value-type="string">
            <text:p>notice</text:p>
          </table:table-cell>
          <table:table-cell table:style-name="ce3" table:formula="of:=[$logger_tests_long_filename.C104]" office:value-type="string" office:string-value="./src/logger.c" calcext:value-type="string">
            <text:p>./src/logger.c</text:p>
          </table:table-cell>
          <table:table-cell table:style-name="ce3" table:formula="of:=[$logger_tests_long_filename.D104]" office:value-type="float" office:value="506" calcext:value-type="float">
            <text:p>506</text:p>
          </table:table-cell>
          <table:table-cell table:style-name="ce3" table:formula="of:=[$logger_tests_long_filename.E104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05]/(60*60*24)+25569" office:value-type="date" office:date-value="2021-10-02T12:50:13" calcext:value-type="date">
            <text:p>02.10.21 12:50</text:p>
          </table:table-cell>
          <table:table-cell table:style-name="ce3" table:formula="of:=[$logger_tests_long_filename.B105]" office:value-type="string" office:string-value="info" calcext:value-type="string">
            <text:p>info</text:p>
          </table:table-cell>
          <table:table-cell table:style-name="ce3" table:formula="of:=[$logger_tests_long_filename.C105]" office:value-type="string" office:string-value="./src/logger.c" calcext:value-type="string">
            <text:p>./src/logger.c</text:p>
          </table:table-cell>
          <table:table-cell table:style-name="ce3" table:formula="of:=[$logger_tests_long_filename.D105]" office:value-type="float" office:value="509" calcext:value-type="float">
            <text:p>509</text:p>
          </table:table-cell>
          <table:table-cell table:style-name="ce3" table:formula="of:=[$logger_tests_long_filename.E105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06]/(60*60*24)+25569" office:value-type="date" office:date-value="2021-10-02T12:50:14" calcext:value-type="date">
            <text:p>02.10.21 12:50</text:p>
          </table:table-cell>
          <table:table-cell table:style-name="ce3" table:formula="of:=[$logger_tests_long_filename.B106]" office:value-type="string" office:string-value="debug" calcext:value-type="string">
            <text:p>debug</text:p>
          </table:table-cell>
          <table:table-cell table:style-name="ce3" table:formula="of:=[$logger_tests_long_filename.C106]" office:value-type="string" office:string-value="./src/logger.c" calcext:value-type="string">
            <text:p>./src/logger.c</text:p>
          </table:table-cell>
          <table:table-cell table:style-name="ce3" table:formula="of:=[$logger_tests_long_filename.D106]" office:value-type="float" office:value="512" calcext:value-type="float">
            <text:p>512</text:p>
          </table:table-cell>
          <table:table-cell table:style-name="ce3" table:formula="of:=[$logger_tests_long_filename.E106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07]/(60*60*24)+25569" office:value-type="date" office:date-value="2021-10-02T12:50:15" calcext:value-type="date">
            <text:p>02.10.21 12:50</text:p>
          </table:table-cell>
          <table:table-cell table:style-name="ce3" table:formula="of:=[$logger_tests_long_filename.B107]" office:value-type="string" office:string-value="emergency" calcext:value-type="string">
            <text:p>emergency</text:p>
          </table:table-cell>
          <table:table-cell table:style-name="ce3" table:formula="of:=[$logger_tests_long_filename.C107]" office:value-type="string" office:string-value="./src/logger.c" calcext:value-type="string">
            <text:p>./src/logger.c</text:p>
          </table:table-cell>
          <table:table-cell table:style-name="ce3" table:formula="of:=[$logger_tests_long_filename.D107]" office:value-type="float" office:value="491" calcext:value-type="float">
            <text:p>491</text:p>
          </table:table-cell>
          <table:table-cell table:style-name="ce3" table:formula="of:=[$logger_tests_long_filename.E107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08]/(60*60*24)+25569" office:value-type="date" office:date-value="2021-10-02T12:50:16" calcext:value-type="date">
            <text:p>02.10.21 12:50</text:p>
          </table:table-cell>
          <table:table-cell table:style-name="ce3" table:formula="of:=[$logger_tests_long_filename.B108]" office:value-type="string" office:string-value="alert" calcext:value-type="string">
            <text:p>alert</text:p>
          </table:table-cell>
          <table:table-cell table:style-name="ce3" table:formula="of:=[$logger_tests_long_filename.C108]" office:value-type="string" office:string-value="./src/logger.c" calcext:value-type="string">
            <text:p>./src/logger.c</text:p>
          </table:table-cell>
          <table:table-cell table:style-name="ce3" table:formula="of:=[$logger_tests_long_filename.D108]" office:value-type="float" office:value="494" calcext:value-type="float">
            <text:p>494</text:p>
          </table:table-cell>
          <table:table-cell table:style-name="ce3" table:formula="of:=[$logger_tests_long_filename.E108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09]/(60*60*24)+25569" office:value-type="date" office:date-value="2021-10-02T12:50:17" calcext:value-type="date">
            <text:p>02.10.21 12:50</text:p>
          </table:table-cell>
          <table:table-cell table:style-name="ce3" table:formula="of:=[$logger_tests_long_filename.B109]" office:value-type="string" office:string-value="critical" calcext:value-type="string">
            <text:p>critical</text:p>
          </table:table-cell>
          <table:table-cell table:style-name="ce3" table:formula="of:=[$logger_tests_long_filename.C109]" office:value-type="string" office:string-value="./src/logger.c" calcext:value-type="string">
            <text:p>./src/logger.c</text:p>
          </table:table-cell>
          <table:table-cell table:style-name="ce3" table:formula="of:=[$logger_tests_long_filename.D109]" office:value-type="float" office:value="497" calcext:value-type="float">
            <text:p>497</text:p>
          </table:table-cell>
          <table:table-cell table:style-name="ce3" table:formula="of:=[$logger_tests_long_filename.E109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10]/(60*60*24)+25569" office:value-type="date" office:date-value="2021-10-02T12:50:18" calcext:value-type="date">
            <text:p>02.10.21 12:50</text:p>
          </table:table-cell>
          <table:table-cell table:style-name="ce3" table:formula="of:=[$logger_tests_long_filename.B110]" office:value-type="string" office:string-value="error" calcext:value-type="string">
            <text:p>error</text:p>
          </table:table-cell>
          <table:table-cell table:style-name="ce3" table:formula="of:=[$logger_tests_long_filename.C110]" office:value-type="string" office:string-value="./src/logger.c" calcext:value-type="string">
            <text:p>./src/logger.c</text:p>
          </table:table-cell>
          <table:table-cell table:style-name="ce3" table:formula="of:=[$logger_tests_long_filename.D110]" office:value-type="float" office:value="500" calcext:value-type="float">
            <text:p>500</text:p>
          </table:table-cell>
          <table:table-cell table:style-name="ce3" table:formula="of:=[$logger_tests_long_filename.E110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11]/(60*60*24)+25569" office:value-type="date" office:date-value="2021-10-02T12:50:19" calcext:value-type="date">
            <text:p>02.10.21 12:50</text:p>
          </table:table-cell>
          <table:table-cell table:style-name="ce3" table:formula="of:=[$logger_tests_long_filename.B111]" office:value-type="string" office:string-value="warning" calcext:value-type="string">
            <text:p>warning</text:p>
          </table:table-cell>
          <table:table-cell table:style-name="ce3" table:formula="of:=[$logger_tests_long_filename.C111]" office:value-type="string" office:string-value="./src/logger.c" calcext:value-type="string">
            <text:p>./src/logger.c</text:p>
          </table:table-cell>
          <table:table-cell table:style-name="ce3" table:formula="of:=[$logger_tests_long_filename.D111]" office:value-type="float" office:value="503" calcext:value-type="float">
            <text:p>503</text:p>
          </table:table-cell>
          <table:table-cell table:style-name="ce3" table:formula="of:=[$logger_tests_long_filename.E111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12]/(60*60*24)+25569" office:value-type="date" office:date-value="2021-10-02T12:50:20" calcext:value-type="date">
            <text:p>02.10.21 12:50</text:p>
          </table:table-cell>
          <table:table-cell table:style-name="ce3" table:formula="of:=[$logger_tests_long_filename.B112]" office:value-type="string" office:string-value="notice" calcext:value-type="string">
            <text:p>notice</text:p>
          </table:table-cell>
          <table:table-cell table:style-name="ce3" table:formula="of:=[$logger_tests_long_filename.C112]" office:value-type="string" office:string-value="./src/logger.c" calcext:value-type="string">
            <text:p>./src/logger.c</text:p>
          </table:table-cell>
          <table:table-cell table:style-name="ce3" table:formula="of:=[$logger_tests_long_filename.D112]" office:value-type="float" office:value="506" calcext:value-type="float">
            <text:p>506</text:p>
          </table:table-cell>
          <table:table-cell table:style-name="ce3" table:formula="of:=[$logger_tests_long_filename.E112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13]/(60*60*24)+25569" office:value-type="date" office:date-value="2021-10-02T12:50:21" calcext:value-type="date">
            <text:p>02.10.21 12:50</text:p>
          </table:table-cell>
          <table:table-cell table:style-name="ce3" table:formula="of:=[$logger_tests_long_filename.B113]" office:value-type="string" office:string-value="info" calcext:value-type="string">
            <text:p>info</text:p>
          </table:table-cell>
          <table:table-cell table:style-name="ce3" table:formula="of:=[$logger_tests_long_filename.C113]" office:value-type="string" office:string-value="./src/logger.c" calcext:value-type="string">
            <text:p>./src/logger.c</text:p>
          </table:table-cell>
          <table:table-cell table:style-name="ce3" table:formula="of:=[$logger_tests_long_filename.D113]" office:value-type="float" office:value="509" calcext:value-type="float">
            <text:p>509</text:p>
          </table:table-cell>
          <table:table-cell table:style-name="ce3" table:formula="of:=[$logger_tests_long_filename.E113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14]/(60*60*24)+25569" office:value-type="date" office:date-value="2021-10-02T12:50:22" calcext:value-type="date">
            <text:p>02.10.21 12:50</text:p>
          </table:table-cell>
          <table:table-cell table:style-name="ce3" table:formula="of:=[$logger_tests_long_filename.B114]" office:value-type="string" office:string-value="debug" calcext:value-type="string">
            <text:p>debug</text:p>
          </table:table-cell>
          <table:table-cell table:style-name="ce3" table:formula="of:=[$logger_tests_long_filename.C114]" office:value-type="string" office:string-value="./src/logger.c" calcext:value-type="string">
            <text:p>./src/logger.c</text:p>
          </table:table-cell>
          <table:table-cell table:style-name="ce3" table:formula="of:=[$logger_tests_long_filename.D114]" office:value-type="float" office:value="512" calcext:value-type="float">
            <text:p>512</text:p>
          </table:table-cell>
          <table:table-cell table:style-name="ce3" table:formula="of:=[$logger_tests_long_filename.E114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15]/(60*60*24)+25569" office:value-type="date" office:date-value="2021-10-02T12:50:23" calcext:value-type="date">
            <text:p>02.10.21 12:50</text:p>
          </table:table-cell>
          <table:table-cell table:style-name="ce3" table:formula="of:=[$logger_tests_long_filename.B115]" office:value-type="string" office:string-value="emergency" calcext:value-type="string">
            <text:p>emergency</text:p>
          </table:table-cell>
          <table:table-cell table:style-name="ce3" table:formula="of:=[$logger_tests_long_filename.C115]" office:value-type="string" office:string-value="./src/logger.c" calcext:value-type="string">
            <text:p>./src/logger.c</text:p>
          </table:table-cell>
          <table:table-cell table:style-name="ce3" table:formula="of:=[$logger_tests_long_filename.D115]" office:value-type="float" office:value="491" calcext:value-type="float">
            <text:p>491</text:p>
          </table:table-cell>
          <table:table-cell table:style-name="ce3" table:formula="of:=[$logger_tests_long_filename.E115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16]/(60*60*24)+25569" office:value-type="date" office:date-value="2021-10-02T12:50:24" calcext:value-type="date">
            <text:p>02.10.21 12:50</text:p>
          </table:table-cell>
          <table:table-cell table:style-name="ce3" table:formula="of:=[$logger_tests_long_filename.B116]" office:value-type="string" office:string-value="alert" calcext:value-type="string">
            <text:p>alert</text:p>
          </table:table-cell>
          <table:table-cell table:style-name="ce3" table:formula="of:=[$logger_tests_long_filename.C116]" office:value-type="string" office:string-value="./src/logger.c" calcext:value-type="string">
            <text:p>./src/logger.c</text:p>
          </table:table-cell>
          <table:table-cell table:style-name="ce3" table:formula="of:=[$logger_tests_long_filename.D116]" office:value-type="float" office:value="494" calcext:value-type="float">
            <text:p>494</text:p>
          </table:table-cell>
          <table:table-cell table:style-name="ce3" table:formula="of:=[$logger_tests_long_filename.E116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17]/(60*60*24)+25569" office:value-type="date" office:date-value="2021-10-02T12:50:25" calcext:value-type="date">
            <text:p>02.10.21 12:50</text:p>
          </table:table-cell>
          <table:table-cell table:style-name="ce3" table:formula="of:=[$logger_tests_long_filename.B117]" office:value-type="string" office:string-value="critical" calcext:value-type="string">
            <text:p>critical</text:p>
          </table:table-cell>
          <table:table-cell table:style-name="ce3" table:formula="of:=[$logger_tests_long_filename.C117]" office:value-type="string" office:string-value="./src/logger.c" calcext:value-type="string">
            <text:p>./src/logger.c</text:p>
          </table:table-cell>
          <table:table-cell table:style-name="ce3" table:formula="of:=[$logger_tests_long_filename.D117]" office:value-type="float" office:value="497" calcext:value-type="float">
            <text:p>497</text:p>
          </table:table-cell>
          <table:table-cell table:style-name="ce3" table:formula="of:=[$logger_tests_long_filename.E117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18]/(60*60*24)+25569" office:value-type="date" office:date-value="2021-10-02T12:50:26" calcext:value-type="date">
            <text:p>02.10.21 12:50</text:p>
          </table:table-cell>
          <table:table-cell table:style-name="ce3" table:formula="of:=[$logger_tests_long_filename.B118]" office:value-type="string" office:string-value="error" calcext:value-type="string">
            <text:p>error</text:p>
          </table:table-cell>
          <table:table-cell table:style-name="ce3" table:formula="of:=[$logger_tests_long_filename.C118]" office:value-type="string" office:string-value="./src/logger.c" calcext:value-type="string">
            <text:p>./src/logger.c</text:p>
          </table:table-cell>
          <table:table-cell table:style-name="ce3" table:formula="of:=[$logger_tests_long_filename.D118]" office:value-type="float" office:value="500" calcext:value-type="float">
            <text:p>500</text:p>
          </table:table-cell>
          <table:table-cell table:style-name="ce3" table:formula="of:=[$logger_tests_long_filename.E118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19]/(60*60*24)+25569" office:value-type="date" office:date-value="2021-10-02T12:50:27" calcext:value-type="date">
            <text:p>02.10.21 12:50</text:p>
          </table:table-cell>
          <table:table-cell table:style-name="ce3" table:formula="of:=[$logger_tests_long_filename.B119]" office:value-type="string" office:string-value="warning" calcext:value-type="string">
            <text:p>warning</text:p>
          </table:table-cell>
          <table:table-cell table:style-name="ce3" table:formula="of:=[$logger_tests_long_filename.C119]" office:value-type="string" office:string-value="./src/logger.c" calcext:value-type="string">
            <text:p>./src/logger.c</text:p>
          </table:table-cell>
          <table:table-cell table:style-name="ce3" table:formula="of:=[$logger_tests_long_filename.D119]" office:value-type="float" office:value="503" calcext:value-type="float">
            <text:p>503</text:p>
          </table:table-cell>
          <table:table-cell table:style-name="ce3" table:formula="of:=[$logger_tests_long_filename.E119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20]/(60*60*24)+25569" office:value-type="date" office:date-value="2021-10-02T12:50:28" calcext:value-type="date">
            <text:p>02.10.21 12:50</text:p>
          </table:table-cell>
          <table:table-cell table:style-name="ce3" table:formula="of:=[$logger_tests_long_filename.B120]" office:value-type="string" office:string-value="notice" calcext:value-type="string">
            <text:p>notice</text:p>
          </table:table-cell>
          <table:table-cell table:style-name="ce3" table:formula="of:=[$logger_tests_long_filename.C120]" office:value-type="string" office:string-value="./src/logger.c" calcext:value-type="string">
            <text:p>./src/logger.c</text:p>
          </table:table-cell>
          <table:table-cell table:style-name="ce3" table:formula="of:=[$logger_tests_long_filename.D120]" office:value-type="float" office:value="506" calcext:value-type="float">
            <text:p>506</text:p>
          </table:table-cell>
          <table:table-cell table:style-name="ce3" table:formula="of:=[$logger_tests_long_filename.E120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21]/(60*60*24)+25569" office:value-type="date" office:date-value="2021-10-02T12:50:29" calcext:value-type="date">
            <text:p>02.10.21 12:50</text:p>
          </table:table-cell>
          <table:table-cell table:style-name="ce3" table:formula="of:=[$logger_tests_long_filename.B121]" office:value-type="string" office:string-value="info" calcext:value-type="string">
            <text:p>info</text:p>
          </table:table-cell>
          <table:table-cell table:style-name="ce3" table:formula="of:=[$logger_tests_long_filename.C121]" office:value-type="string" office:string-value="./src/logger.c" calcext:value-type="string">
            <text:p>./src/logger.c</text:p>
          </table:table-cell>
          <table:table-cell table:style-name="ce3" table:formula="of:=[$logger_tests_long_filename.D121]" office:value-type="float" office:value="509" calcext:value-type="float">
            <text:p>509</text:p>
          </table:table-cell>
          <table:table-cell table:style-name="ce3" table:formula="of:=[$logger_tests_long_filename.E121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22]/(60*60*24)+25569" office:value-type="date" office:date-value="2021-10-02T12:50:30" calcext:value-type="date">
            <text:p>02.10.21 12:50</text:p>
          </table:table-cell>
          <table:table-cell table:style-name="ce3" table:formula="of:=[$logger_tests_long_filename.B122]" office:value-type="string" office:string-value="debug" calcext:value-type="string">
            <text:p>debug</text:p>
          </table:table-cell>
          <table:table-cell table:style-name="ce3" table:formula="of:=[$logger_tests_long_filename.C122]" office:value-type="string" office:string-value="./src/logger.c" calcext:value-type="string">
            <text:p>./src/logger.c</text:p>
          </table:table-cell>
          <table:table-cell table:style-name="ce3" table:formula="of:=[$logger_tests_long_filename.D122]" office:value-type="float" office:value="512" calcext:value-type="float">
            <text:p>512</text:p>
          </table:table-cell>
          <table:table-cell table:style-name="ce3" table:formula="of:=[$logger_tests_long_filename.E122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23]/(60*60*24)+25569" office:value-type="date" office:date-value="2021-10-02T12:50:31" calcext:value-type="date">
            <text:p>02.10.21 12:50</text:p>
          </table:table-cell>
          <table:table-cell table:style-name="ce3" table:formula="of:=[$logger_tests_long_filename.B123]" office:value-type="string" office:string-value="emergency" calcext:value-type="string">
            <text:p>emergency</text:p>
          </table:table-cell>
          <table:table-cell table:style-name="ce3" table:formula="of:=[$logger_tests_long_filename.C123]" office:value-type="string" office:string-value="./src/logger.c" calcext:value-type="string">
            <text:p>./src/logger.c</text:p>
          </table:table-cell>
          <table:table-cell table:style-name="ce3" table:formula="of:=[$logger_tests_long_filename.D123]" office:value-type="float" office:value="491" calcext:value-type="float">
            <text:p>491</text:p>
          </table:table-cell>
          <table:table-cell table:style-name="ce3" table:formula="of:=[$logger_tests_long_filename.E123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24]/(60*60*24)+25569" office:value-type="date" office:date-value="2021-10-02T12:50:32" calcext:value-type="date">
            <text:p>02.10.21 12:50</text:p>
          </table:table-cell>
          <table:table-cell table:style-name="ce3" table:formula="of:=[$logger_tests_long_filename.B124]" office:value-type="string" office:string-value="alert" calcext:value-type="string">
            <text:p>alert</text:p>
          </table:table-cell>
          <table:table-cell table:style-name="ce3" table:formula="of:=[$logger_tests_long_filename.C124]" office:value-type="string" office:string-value="./src/logger.c" calcext:value-type="string">
            <text:p>./src/logger.c</text:p>
          </table:table-cell>
          <table:table-cell table:style-name="ce3" table:formula="of:=[$logger_tests_long_filename.D124]" office:value-type="float" office:value="494" calcext:value-type="float">
            <text:p>494</text:p>
          </table:table-cell>
          <table:table-cell table:style-name="ce3" table:formula="of:=[$logger_tests_long_filename.E124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25]/(60*60*24)+25569" office:value-type="date" office:date-value="2021-10-02T12:50:33" calcext:value-type="date">
            <text:p>02.10.21 12:50</text:p>
          </table:table-cell>
          <table:table-cell table:style-name="ce3" table:formula="of:=[$logger_tests_long_filename.B125]" office:value-type="string" office:string-value="critical" calcext:value-type="string">
            <text:p>critical</text:p>
          </table:table-cell>
          <table:table-cell table:style-name="ce3" table:formula="of:=[$logger_tests_long_filename.C125]" office:value-type="string" office:string-value="./src/logger.c" calcext:value-type="string">
            <text:p>./src/logger.c</text:p>
          </table:table-cell>
          <table:table-cell table:style-name="ce3" table:formula="of:=[$logger_tests_long_filename.D125]" office:value-type="float" office:value="497" calcext:value-type="float">
            <text:p>497</text:p>
          </table:table-cell>
          <table:table-cell table:style-name="ce3" table:formula="of:=[$logger_tests_long_filename.E125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26]/(60*60*24)+25569" office:value-type="date" office:date-value="2021-10-02T12:50:34" calcext:value-type="date">
            <text:p>02.10.21 12:50</text:p>
          </table:table-cell>
          <table:table-cell table:style-name="ce3" table:formula="of:=[$logger_tests_long_filename.B126]" office:value-type="string" office:string-value="error" calcext:value-type="string">
            <text:p>error</text:p>
          </table:table-cell>
          <table:table-cell table:style-name="ce3" table:formula="of:=[$logger_tests_long_filename.C126]" office:value-type="string" office:string-value="./src/logger.c" calcext:value-type="string">
            <text:p>./src/logger.c</text:p>
          </table:table-cell>
          <table:table-cell table:style-name="ce3" table:formula="of:=[$logger_tests_long_filename.D126]" office:value-type="float" office:value="500" calcext:value-type="float">
            <text:p>500</text:p>
          </table:table-cell>
          <table:table-cell table:style-name="ce3" table:formula="of:=[$logger_tests_long_filename.E126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27]/(60*60*24)+25569" office:value-type="date" office:date-value="2021-10-02T12:50:35" calcext:value-type="date">
            <text:p>02.10.21 12:50</text:p>
          </table:table-cell>
          <table:table-cell table:style-name="ce3" table:formula="of:=[$logger_tests_long_filename.B127]" office:value-type="string" office:string-value="warning" calcext:value-type="string">
            <text:p>warning</text:p>
          </table:table-cell>
          <table:table-cell table:style-name="ce3" table:formula="of:=[$logger_tests_long_filename.C127]" office:value-type="string" office:string-value="./src/logger.c" calcext:value-type="string">
            <text:p>./src/logger.c</text:p>
          </table:table-cell>
          <table:table-cell table:style-name="ce3" table:formula="of:=[$logger_tests_long_filename.D127]" office:value-type="float" office:value="503" calcext:value-type="float">
            <text:p>503</text:p>
          </table:table-cell>
          <table:table-cell table:style-name="ce3" table:formula="of:=[$logger_tests_long_filename.E127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28]/(60*60*24)+25569" office:value-type="date" office:date-value="2021-10-02T12:50:36" calcext:value-type="date">
            <text:p>02.10.21 12:50</text:p>
          </table:table-cell>
          <table:table-cell table:style-name="ce3" table:formula="of:=[$logger_tests_long_filename.B128]" office:value-type="string" office:string-value="notice" calcext:value-type="string">
            <text:p>notice</text:p>
          </table:table-cell>
          <table:table-cell table:style-name="ce3" table:formula="of:=[$logger_tests_long_filename.C128]" office:value-type="string" office:string-value="./src/logger.c" calcext:value-type="string">
            <text:p>./src/logger.c</text:p>
          </table:table-cell>
          <table:table-cell table:style-name="ce3" table:formula="of:=[$logger_tests_long_filename.D128]" office:value-type="float" office:value="506" calcext:value-type="float">
            <text:p>506</text:p>
          </table:table-cell>
          <table:table-cell table:style-name="ce3" table:formula="of:=[$logger_tests_long_filename.E128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29]/(60*60*24)+25569" office:value-type="date" office:date-value="2021-10-02T12:50:37" calcext:value-type="date">
            <text:p>02.10.21 12:50</text:p>
          </table:table-cell>
          <table:table-cell table:style-name="ce3" table:formula="of:=[$logger_tests_long_filename.B129]" office:value-type="string" office:string-value="info" calcext:value-type="string">
            <text:p>info</text:p>
          </table:table-cell>
          <table:table-cell table:style-name="ce3" table:formula="of:=[$logger_tests_long_filename.C129]" office:value-type="string" office:string-value="./src/logger.c" calcext:value-type="string">
            <text:p>./src/logger.c</text:p>
          </table:table-cell>
          <table:table-cell table:style-name="ce3" table:formula="of:=[$logger_tests_long_filename.D129]" office:value-type="float" office:value="509" calcext:value-type="float">
            <text:p>509</text:p>
          </table:table-cell>
          <table:table-cell table:style-name="ce3" table:formula="of:=[$logger_tests_long_filename.E129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30]/(60*60*24)+25569" office:value-type="date" office:date-value="2021-10-02T12:50:38" calcext:value-type="date">
            <text:p>02.10.21 12:50</text:p>
          </table:table-cell>
          <table:table-cell table:style-name="ce3" table:formula="of:=[$logger_tests_long_filename.B130]" office:value-type="string" office:string-value="debug" calcext:value-type="string">
            <text:p>debug</text:p>
          </table:table-cell>
          <table:table-cell table:style-name="ce3" table:formula="of:=[$logger_tests_long_filename.C130]" office:value-type="string" office:string-value="./src/logger.c" calcext:value-type="string">
            <text:p>./src/logger.c</text:p>
          </table:table-cell>
          <table:table-cell table:style-name="ce3" table:formula="of:=[$logger_tests_long_filename.D130]" office:value-type="float" office:value="512" calcext:value-type="float">
            <text:p>512</text:p>
          </table:table-cell>
          <table:table-cell table:style-name="ce3" table:formula="of:=[$logger_tests_long_filename.E130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31]/(60*60*24)+25569" office:value-type="date" office:date-value="2021-10-02T12:50:39" calcext:value-type="date">
            <text:p>02.10.21 12:50</text:p>
          </table:table-cell>
          <table:table-cell table:style-name="ce3" table:formula="of:=[$logger_tests_long_filename.B131]" office:value-type="string" office:string-value="emergency" calcext:value-type="string">
            <text:p>emergency</text:p>
          </table:table-cell>
          <table:table-cell table:style-name="ce3" table:formula="of:=[$logger_tests_long_filename.C131]" office:value-type="string" office:string-value="./src/logger.c" calcext:value-type="string">
            <text:p>./src/logger.c</text:p>
          </table:table-cell>
          <table:table-cell table:style-name="ce3" table:formula="of:=[$logger_tests_long_filename.D131]" office:value-type="float" office:value="491" calcext:value-type="float">
            <text:p>491</text:p>
          </table:table-cell>
          <table:table-cell table:style-name="ce3" table:formula="of:=[$logger_tests_long_filename.E131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32]/(60*60*24)+25569" office:value-type="date" office:date-value="2021-10-02T12:50:40" calcext:value-type="date">
            <text:p>02.10.21 12:50</text:p>
          </table:table-cell>
          <table:table-cell table:style-name="ce3" table:formula="of:=[$logger_tests_long_filename.B132]" office:value-type="string" office:string-value="alert" calcext:value-type="string">
            <text:p>alert</text:p>
          </table:table-cell>
          <table:table-cell table:style-name="ce3" table:formula="of:=[$logger_tests_long_filename.C132]" office:value-type="string" office:string-value="./src/logger.c" calcext:value-type="string">
            <text:p>./src/logger.c</text:p>
          </table:table-cell>
          <table:table-cell table:style-name="ce3" table:formula="of:=[$logger_tests_long_filename.D132]" office:value-type="float" office:value="494" calcext:value-type="float">
            <text:p>494</text:p>
          </table:table-cell>
          <table:table-cell table:style-name="ce3" table:formula="of:=[$logger_tests_long_filename.E132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33]/(60*60*24)+25569" office:value-type="date" office:date-value="2021-10-02T12:50:41" calcext:value-type="date">
            <text:p>02.10.21 12:50</text:p>
          </table:table-cell>
          <table:table-cell table:style-name="ce3" table:formula="of:=[$logger_tests_long_filename.B133]" office:value-type="string" office:string-value="critical" calcext:value-type="string">
            <text:p>critical</text:p>
          </table:table-cell>
          <table:table-cell table:style-name="ce3" table:formula="of:=[$logger_tests_long_filename.C133]" office:value-type="string" office:string-value="./src/logger.c" calcext:value-type="string">
            <text:p>./src/logger.c</text:p>
          </table:table-cell>
          <table:table-cell table:style-name="ce3" table:formula="of:=[$logger_tests_long_filename.D133]" office:value-type="float" office:value="497" calcext:value-type="float">
            <text:p>497</text:p>
          </table:table-cell>
          <table:table-cell table:style-name="ce3" table:formula="of:=[$logger_tests_long_filename.E133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34]/(60*60*24)+25569" office:value-type="date" office:date-value="2021-10-02T12:50:42" calcext:value-type="date">
            <text:p>02.10.21 12:50</text:p>
          </table:table-cell>
          <table:table-cell table:style-name="ce3" table:formula="of:=[$logger_tests_long_filename.B134]" office:value-type="string" office:string-value="error" calcext:value-type="string">
            <text:p>error</text:p>
          </table:table-cell>
          <table:table-cell table:style-name="ce3" table:formula="of:=[$logger_tests_long_filename.C134]" office:value-type="string" office:string-value="./src/logger.c" calcext:value-type="string">
            <text:p>./src/logger.c</text:p>
          </table:table-cell>
          <table:table-cell table:style-name="ce3" table:formula="of:=[$logger_tests_long_filename.D134]" office:value-type="float" office:value="500" calcext:value-type="float">
            <text:p>500</text:p>
          </table:table-cell>
          <table:table-cell table:style-name="ce3" table:formula="of:=[$logger_tests_long_filename.E134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35]/(60*60*24)+25569" office:value-type="date" office:date-value="2021-10-02T12:50:43" calcext:value-type="date">
            <text:p>02.10.21 12:50</text:p>
          </table:table-cell>
          <table:table-cell table:style-name="ce3" table:formula="of:=[$logger_tests_long_filename.B135]" office:value-type="string" office:string-value="warning" calcext:value-type="string">
            <text:p>warning</text:p>
          </table:table-cell>
          <table:table-cell table:style-name="ce3" table:formula="of:=[$logger_tests_long_filename.C135]" office:value-type="string" office:string-value="./src/logger.c" calcext:value-type="string">
            <text:p>./src/logger.c</text:p>
          </table:table-cell>
          <table:table-cell table:style-name="ce3" table:formula="of:=[$logger_tests_long_filename.D135]" office:value-type="float" office:value="503" calcext:value-type="float">
            <text:p>503</text:p>
          </table:table-cell>
          <table:table-cell table:style-name="ce3" table:formula="of:=[$logger_tests_long_filename.E135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36]/(60*60*24)+25569" office:value-type="date" office:date-value="2021-10-02T12:50:44" calcext:value-type="date">
            <text:p>02.10.21 12:50</text:p>
          </table:table-cell>
          <table:table-cell table:style-name="ce3" table:formula="of:=[$logger_tests_long_filename.B136]" office:value-type="string" office:string-value="notice" calcext:value-type="string">
            <text:p>notice</text:p>
          </table:table-cell>
          <table:table-cell table:style-name="ce3" table:formula="of:=[$logger_tests_long_filename.C136]" office:value-type="string" office:string-value="./src/logger.c" calcext:value-type="string">
            <text:p>./src/logger.c</text:p>
          </table:table-cell>
          <table:table-cell table:style-name="ce3" table:formula="of:=[$logger_tests_long_filename.D136]" office:value-type="float" office:value="506" calcext:value-type="float">
            <text:p>506</text:p>
          </table:table-cell>
          <table:table-cell table:style-name="ce3" table:formula="of:=[$logger_tests_long_filename.E136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37]/(60*60*24)+25569" office:value-type="date" office:date-value="2021-10-02T12:50:45" calcext:value-type="date">
            <text:p>02.10.21 12:50</text:p>
          </table:table-cell>
          <table:table-cell table:style-name="ce3" table:formula="of:=[$logger_tests_long_filename.B137]" office:value-type="string" office:string-value="info" calcext:value-type="string">
            <text:p>info</text:p>
          </table:table-cell>
          <table:table-cell table:style-name="ce3" table:formula="of:=[$logger_tests_long_filename.C137]" office:value-type="string" office:string-value="./src/logger.c" calcext:value-type="string">
            <text:p>./src/logger.c</text:p>
          </table:table-cell>
          <table:table-cell table:style-name="ce3" table:formula="of:=[$logger_tests_long_filename.D137]" office:value-type="float" office:value="509" calcext:value-type="float">
            <text:p>509</text:p>
          </table:table-cell>
          <table:table-cell table:style-name="ce3" table:formula="of:=[$logger_tests_long_filename.E137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38]/(60*60*24)+25569" office:value-type="date" office:date-value="2021-10-02T12:50:46" calcext:value-type="date">
            <text:p>02.10.21 12:50</text:p>
          </table:table-cell>
          <table:table-cell table:style-name="ce3" table:formula="of:=[$logger_tests_long_filename.B138]" office:value-type="string" office:string-value="debug" calcext:value-type="string">
            <text:p>debug</text:p>
          </table:table-cell>
          <table:table-cell table:style-name="ce3" table:formula="of:=[$logger_tests_long_filename.C138]" office:value-type="string" office:string-value="./src/logger.c" calcext:value-type="string">
            <text:p>./src/logger.c</text:p>
          </table:table-cell>
          <table:table-cell table:style-name="ce3" table:formula="of:=[$logger_tests_long_filename.D138]" office:value-type="float" office:value="512" calcext:value-type="float">
            <text:p>512</text:p>
          </table:table-cell>
          <table:table-cell table:style-name="ce3" table:formula="of:=[$logger_tests_long_filename.E138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39]/(60*60*24)+25569" office:value-type="date" office:date-value="2021-10-02T12:50:47" calcext:value-type="date">
            <text:p>02.10.21 12:50</text:p>
          </table:table-cell>
          <table:table-cell table:style-name="ce3" table:formula="of:=[$logger_tests_long_filename.B139]" office:value-type="string" office:string-value="emergency" calcext:value-type="string">
            <text:p>emergency</text:p>
          </table:table-cell>
          <table:table-cell table:style-name="ce3" table:formula="of:=[$logger_tests_long_filename.C139]" office:value-type="string" office:string-value="./src/logger.c" calcext:value-type="string">
            <text:p>./src/logger.c</text:p>
          </table:table-cell>
          <table:table-cell table:style-name="ce3" table:formula="of:=[$logger_tests_long_filename.D139]" office:value-type="float" office:value="491" calcext:value-type="float">
            <text:p>491</text:p>
          </table:table-cell>
          <table:table-cell table:style-name="ce3" table:formula="of:=[$logger_tests_long_filename.E139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40]/(60*60*24)+25569" office:value-type="date" office:date-value="2021-10-02T12:50:48" calcext:value-type="date">
            <text:p>02.10.21 12:50</text:p>
          </table:table-cell>
          <table:table-cell table:style-name="ce3" table:formula="of:=[$logger_tests_long_filename.B140]" office:value-type="string" office:string-value="alert" calcext:value-type="string">
            <text:p>alert</text:p>
          </table:table-cell>
          <table:table-cell table:style-name="ce3" table:formula="of:=[$logger_tests_long_filename.C140]" office:value-type="string" office:string-value="./src/logger.c" calcext:value-type="string">
            <text:p>./src/logger.c</text:p>
          </table:table-cell>
          <table:table-cell table:style-name="ce3" table:formula="of:=[$logger_tests_long_filename.D140]" office:value-type="float" office:value="494" calcext:value-type="float">
            <text:p>494</text:p>
          </table:table-cell>
          <table:table-cell table:style-name="ce3" table:formula="of:=[$logger_tests_long_filename.E140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41]/(60*60*24)+25569" office:value-type="date" office:date-value="2021-10-02T12:50:49" calcext:value-type="date">
            <text:p>02.10.21 12:50</text:p>
          </table:table-cell>
          <table:table-cell table:style-name="ce3" table:formula="of:=[$logger_tests_long_filename.B141]" office:value-type="string" office:string-value="critical" calcext:value-type="string">
            <text:p>critical</text:p>
          </table:table-cell>
          <table:table-cell table:style-name="ce3" table:formula="of:=[$logger_tests_long_filename.C141]" office:value-type="string" office:string-value="./src/logger.c" calcext:value-type="string">
            <text:p>./src/logger.c</text:p>
          </table:table-cell>
          <table:table-cell table:style-name="ce3" table:formula="of:=[$logger_tests_long_filename.D141]" office:value-type="float" office:value="497" calcext:value-type="float">
            <text:p>497</text:p>
          </table:table-cell>
          <table:table-cell table:style-name="ce3" table:formula="of:=[$logger_tests_long_filename.E141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42]/(60*60*24)+25569" office:value-type="date" office:date-value="2021-10-02T12:50:50" calcext:value-type="date">
            <text:p>02.10.21 12:50</text:p>
          </table:table-cell>
          <table:table-cell table:style-name="ce3" table:formula="of:=[$logger_tests_long_filename.B142]" office:value-type="string" office:string-value="error" calcext:value-type="string">
            <text:p>error</text:p>
          </table:table-cell>
          <table:table-cell table:style-name="ce3" table:formula="of:=[$logger_tests_long_filename.C142]" office:value-type="string" office:string-value="./src/logger.c" calcext:value-type="string">
            <text:p>./src/logger.c</text:p>
          </table:table-cell>
          <table:table-cell table:style-name="ce3" table:formula="of:=[$logger_tests_long_filename.D142]" office:value-type="float" office:value="500" calcext:value-type="float">
            <text:p>500</text:p>
          </table:table-cell>
          <table:table-cell table:style-name="ce3" table:formula="of:=[$logger_tests_long_filename.E142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43]/(60*60*24)+25569" office:value-type="date" office:date-value="2021-10-02T12:50:51" calcext:value-type="date">
            <text:p>02.10.21 12:50</text:p>
          </table:table-cell>
          <table:table-cell table:style-name="ce3" table:formula="of:=[$logger_tests_long_filename.B143]" office:value-type="string" office:string-value="warning" calcext:value-type="string">
            <text:p>warning</text:p>
          </table:table-cell>
          <table:table-cell table:style-name="ce3" table:formula="of:=[$logger_tests_long_filename.C143]" office:value-type="string" office:string-value="./src/logger.c" calcext:value-type="string">
            <text:p>./src/logger.c</text:p>
          </table:table-cell>
          <table:table-cell table:style-name="ce3" table:formula="of:=[$logger_tests_long_filename.D143]" office:value-type="float" office:value="503" calcext:value-type="float">
            <text:p>503</text:p>
          </table:table-cell>
          <table:table-cell table:style-name="ce3" table:formula="of:=[$logger_tests_long_filename.E143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44]/(60*60*24)+25569" office:value-type="date" office:date-value="2021-10-02T12:50:52" calcext:value-type="date">
            <text:p>02.10.21 12:50</text:p>
          </table:table-cell>
          <table:table-cell table:style-name="ce3" table:formula="of:=[$logger_tests_long_filename.B144]" office:value-type="string" office:string-value="notice" calcext:value-type="string">
            <text:p>notice</text:p>
          </table:table-cell>
          <table:table-cell table:style-name="ce3" table:formula="of:=[$logger_tests_long_filename.C144]" office:value-type="string" office:string-value="./src/logger.c" calcext:value-type="string">
            <text:p>./src/logger.c</text:p>
          </table:table-cell>
          <table:table-cell table:style-name="ce3" table:formula="of:=[$logger_tests_long_filename.D144]" office:value-type="float" office:value="506" calcext:value-type="float">
            <text:p>506</text:p>
          </table:table-cell>
          <table:table-cell table:style-name="ce3" table:formula="of:=[$logger_tests_long_filename.E144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45]/(60*60*24)+25569" office:value-type="date" office:date-value="2021-10-02T12:50:53" calcext:value-type="date">
            <text:p>02.10.21 12:50</text:p>
          </table:table-cell>
          <table:table-cell table:style-name="ce3" table:formula="of:=[$logger_tests_long_filename.B145]" office:value-type="string" office:string-value="info" calcext:value-type="string">
            <text:p>info</text:p>
          </table:table-cell>
          <table:table-cell table:style-name="ce3" table:formula="of:=[$logger_tests_long_filename.C145]" office:value-type="string" office:string-value="./src/logger.c" calcext:value-type="string">
            <text:p>./src/logger.c</text:p>
          </table:table-cell>
          <table:table-cell table:style-name="ce3" table:formula="of:=[$logger_tests_long_filename.D145]" office:value-type="float" office:value="509" calcext:value-type="float">
            <text:p>509</text:p>
          </table:table-cell>
          <table:table-cell table:style-name="ce3" table:formula="of:=[$logger_tests_long_filename.E145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46]/(60*60*24)+25569" office:value-type="date" office:date-value="2021-10-02T12:50:54" calcext:value-type="date">
            <text:p>02.10.21 12:50</text:p>
          </table:table-cell>
          <table:table-cell table:style-name="ce3" table:formula="of:=[$logger_tests_long_filename.B146]" office:value-type="string" office:string-value="debug" calcext:value-type="string">
            <text:p>debug</text:p>
          </table:table-cell>
          <table:table-cell table:style-name="ce3" table:formula="of:=[$logger_tests_long_filename.C146]" office:value-type="string" office:string-value="./src/logger.c" calcext:value-type="string">
            <text:p>./src/logger.c</text:p>
          </table:table-cell>
          <table:table-cell table:style-name="ce3" table:formula="of:=[$logger_tests_long_filename.D146]" office:value-type="float" office:value="512" calcext:value-type="float">
            <text:p>512</text:p>
          </table:table-cell>
          <table:table-cell table:style-name="ce3" table:formula="of:=[$logger_tests_long_filename.E146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47]/(60*60*24)+25569" office:value-type="date" office:date-value="2021-10-02T12:50:55" calcext:value-type="date">
            <text:p>02.10.21 12:50</text:p>
          </table:table-cell>
          <table:table-cell table:style-name="ce3" table:formula="of:=[$logger_tests_long_filename.B147]" office:value-type="string" office:string-value="emergency" calcext:value-type="string">
            <text:p>emergency</text:p>
          </table:table-cell>
          <table:table-cell table:style-name="ce3" table:formula="of:=[$logger_tests_long_filename.C147]" office:value-type="string" office:string-value="./src/logger.c" calcext:value-type="string">
            <text:p>./src/logger.c</text:p>
          </table:table-cell>
          <table:table-cell table:style-name="ce3" table:formula="of:=[$logger_tests_long_filename.D147]" office:value-type="float" office:value="491" calcext:value-type="float">
            <text:p>491</text:p>
          </table:table-cell>
          <table:table-cell table:style-name="ce3" table:formula="of:=[$logger_tests_long_filename.E147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48]/(60*60*24)+25569" office:value-type="date" office:date-value="2021-10-02T12:50:56" calcext:value-type="date">
            <text:p>02.10.21 12:50</text:p>
          </table:table-cell>
          <table:table-cell table:style-name="ce3" table:formula="of:=[$logger_tests_long_filename.B148]" office:value-type="string" office:string-value="alert" calcext:value-type="string">
            <text:p>alert</text:p>
          </table:table-cell>
          <table:table-cell table:style-name="ce3" table:formula="of:=[$logger_tests_long_filename.C148]" office:value-type="string" office:string-value="./src/logger.c" calcext:value-type="string">
            <text:p>./src/logger.c</text:p>
          </table:table-cell>
          <table:table-cell table:style-name="ce3" table:formula="of:=[$logger_tests_long_filename.D148]" office:value-type="float" office:value="494" calcext:value-type="float">
            <text:p>494</text:p>
          </table:table-cell>
          <table:table-cell table:style-name="ce3" table:formula="of:=[$logger_tests_long_filename.E148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49]/(60*60*24)+25569" office:value-type="date" office:date-value="2021-10-02T12:50:57" calcext:value-type="date">
            <text:p>02.10.21 12:50</text:p>
          </table:table-cell>
          <table:table-cell table:style-name="ce3" table:formula="of:=[$logger_tests_long_filename.B149]" office:value-type="string" office:string-value="critical" calcext:value-type="string">
            <text:p>critical</text:p>
          </table:table-cell>
          <table:table-cell table:style-name="ce3" table:formula="of:=[$logger_tests_long_filename.C149]" office:value-type="string" office:string-value="./src/logger.c" calcext:value-type="string">
            <text:p>./src/logger.c</text:p>
          </table:table-cell>
          <table:table-cell table:style-name="ce3" table:formula="of:=[$logger_tests_long_filename.D149]" office:value-type="float" office:value="497" calcext:value-type="float">
            <text:p>497</text:p>
          </table:table-cell>
          <table:table-cell table:style-name="ce3" table:formula="of:=[$logger_tests_long_filename.E149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50]/(60*60*24)+25569" office:value-type="date" office:date-value="2021-10-02T12:50:58" calcext:value-type="date">
            <text:p>02.10.21 12:50</text:p>
          </table:table-cell>
          <table:table-cell table:style-name="ce3" table:formula="of:=[$logger_tests_long_filename.B150]" office:value-type="string" office:string-value="error" calcext:value-type="string">
            <text:p>error</text:p>
          </table:table-cell>
          <table:table-cell table:style-name="ce3" table:formula="of:=[$logger_tests_long_filename.C150]" office:value-type="string" office:string-value="./src/logger.c" calcext:value-type="string">
            <text:p>./src/logger.c</text:p>
          </table:table-cell>
          <table:table-cell table:style-name="ce3" table:formula="of:=[$logger_tests_long_filename.D150]" office:value-type="float" office:value="500" calcext:value-type="float">
            <text:p>500</text:p>
          </table:table-cell>
          <table:table-cell table:style-name="ce3" table:formula="of:=[$logger_tests_long_filename.E150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51]/(60*60*24)+25569" office:value-type="date" office:date-value="2021-10-02T12:50:59" calcext:value-type="date">
            <text:p>02.10.21 12:50</text:p>
          </table:table-cell>
          <table:table-cell table:style-name="ce3" table:formula="of:=[$logger_tests_long_filename.B151]" office:value-type="string" office:string-value="warning" calcext:value-type="string">
            <text:p>warning</text:p>
          </table:table-cell>
          <table:table-cell table:style-name="ce3" table:formula="of:=[$logger_tests_long_filename.C151]" office:value-type="string" office:string-value="./src/logger.c" calcext:value-type="string">
            <text:p>./src/logger.c</text:p>
          </table:table-cell>
          <table:table-cell table:style-name="ce3" table:formula="of:=[$logger_tests_long_filename.D151]" office:value-type="float" office:value="503" calcext:value-type="float">
            <text:p>503</text:p>
          </table:table-cell>
          <table:table-cell table:style-name="ce3" table:formula="of:=[$logger_tests_long_filename.E151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52]/(60*60*24)+25569" office:value-type="date" office:date-value="2021-10-02T12:51:00" calcext:value-type="date">
            <text:p>02.10.21 12:51</text:p>
          </table:table-cell>
          <table:table-cell table:style-name="ce3" table:formula="of:=[$logger_tests_long_filename.B152]" office:value-type="string" office:string-value="notice" calcext:value-type="string">
            <text:p>notice</text:p>
          </table:table-cell>
          <table:table-cell table:style-name="ce3" table:formula="of:=[$logger_tests_long_filename.C152]" office:value-type="string" office:string-value="./src/logger.c" calcext:value-type="string">
            <text:p>./src/logger.c</text:p>
          </table:table-cell>
          <table:table-cell table:style-name="ce3" table:formula="of:=[$logger_tests_long_filename.D152]" office:value-type="float" office:value="506" calcext:value-type="float">
            <text:p>506</text:p>
          </table:table-cell>
          <table:table-cell table:style-name="ce3" table:formula="of:=[$logger_tests_long_filename.E152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53]/(60*60*24)+25569" office:value-type="date" office:date-value="2021-10-02T12:51:01" calcext:value-type="date">
            <text:p>02.10.21 12:51</text:p>
          </table:table-cell>
          <table:table-cell table:style-name="ce3" table:formula="of:=[$logger_tests_long_filename.B153]" office:value-type="string" office:string-value="info" calcext:value-type="string">
            <text:p>info</text:p>
          </table:table-cell>
          <table:table-cell table:style-name="ce3" table:formula="of:=[$logger_tests_long_filename.C153]" office:value-type="string" office:string-value="./src/logger.c" calcext:value-type="string">
            <text:p>./src/logger.c</text:p>
          </table:table-cell>
          <table:table-cell table:style-name="ce3" table:formula="of:=[$logger_tests_long_filename.D153]" office:value-type="float" office:value="509" calcext:value-type="float">
            <text:p>509</text:p>
          </table:table-cell>
          <table:table-cell table:style-name="ce3" table:formula="of:=[$logger_tests_long_filename.E153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54]/(60*60*24)+25569" office:value-type="date" office:date-value="2021-10-02T12:51:02" calcext:value-type="date">
            <text:p>02.10.21 12:51</text:p>
          </table:table-cell>
          <table:table-cell table:style-name="ce3" table:formula="of:=[$logger_tests_long_filename.B154]" office:value-type="string" office:string-value="debug" calcext:value-type="string">
            <text:p>debug</text:p>
          </table:table-cell>
          <table:table-cell table:style-name="ce3" table:formula="of:=[$logger_tests_long_filename.C154]" office:value-type="string" office:string-value="./src/logger.c" calcext:value-type="string">
            <text:p>./src/logger.c</text:p>
          </table:table-cell>
          <table:table-cell table:style-name="ce3" table:formula="of:=[$logger_tests_long_filename.D154]" office:value-type="float" office:value="512" calcext:value-type="float">
            <text:p>512</text:p>
          </table:table-cell>
          <table:table-cell table:style-name="ce3" table:formula="of:=[$logger_tests_long_filename.E154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55]/(60*60*24)+25569" office:value-type="date" office:date-value="2021-10-02T12:51:03" calcext:value-type="date">
            <text:p>02.10.21 12:51</text:p>
          </table:table-cell>
          <table:table-cell table:style-name="ce3" table:formula="of:=[$logger_tests_long_filename.B155]" office:value-type="string" office:string-value="emergency" calcext:value-type="string">
            <text:p>emergency</text:p>
          </table:table-cell>
          <table:table-cell table:style-name="ce3" table:formula="of:=[$logger_tests_long_filename.C155]" office:value-type="string" office:string-value="./src/logger.c" calcext:value-type="string">
            <text:p>./src/logger.c</text:p>
          </table:table-cell>
          <table:table-cell table:style-name="ce3" table:formula="of:=[$logger_tests_long_filename.D155]" office:value-type="float" office:value="491" calcext:value-type="float">
            <text:p>491</text:p>
          </table:table-cell>
          <table:table-cell table:style-name="ce3" table:formula="of:=[$logger_tests_long_filename.E155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56]/(60*60*24)+25569" office:value-type="date" office:date-value="2021-10-02T12:51:04" calcext:value-type="date">
            <text:p>02.10.21 12:51</text:p>
          </table:table-cell>
          <table:table-cell table:style-name="ce3" table:formula="of:=[$logger_tests_long_filename.B156]" office:value-type="string" office:string-value="alert" calcext:value-type="string">
            <text:p>alert</text:p>
          </table:table-cell>
          <table:table-cell table:style-name="ce3" table:formula="of:=[$logger_tests_long_filename.C156]" office:value-type="string" office:string-value="./src/logger.c" calcext:value-type="string">
            <text:p>./src/logger.c</text:p>
          </table:table-cell>
          <table:table-cell table:style-name="ce3" table:formula="of:=[$logger_tests_long_filename.D156]" office:value-type="float" office:value="494" calcext:value-type="float">
            <text:p>494</text:p>
          </table:table-cell>
          <table:table-cell table:style-name="ce3" table:formula="of:=[$logger_tests_long_filename.E156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57]/(60*60*24)+25569" office:value-type="date" office:date-value="2021-10-02T12:51:05" calcext:value-type="date">
            <text:p>02.10.21 12:51</text:p>
          </table:table-cell>
          <table:table-cell table:style-name="ce3" table:formula="of:=[$logger_tests_long_filename.B157]" office:value-type="string" office:string-value="critical" calcext:value-type="string">
            <text:p>critical</text:p>
          </table:table-cell>
          <table:table-cell table:style-name="ce3" table:formula="of:=[$logger_tests_long_filename.C157]" office:value-type="string" office:string-value="./src/logger.c" calcext:value-type="string">
            <text:p>./src/logger.c</text:p>
          </table:table-cell>
          <table:table-cell table:style-name="ce3" table:formula="of:=[$logger_tests_long_filename.D157]" office:value-type="float" office:value="497" calcext:value-type="float">
            <text:p>497</text:p>
          </table:table-cell>
          <table:table-cell table:style-name="ce3" table:formula="of:=[$logger_tests_long_filename.E157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58]/(60*60*24)+25569" office:value-type="date" office:date-value="2021-10-02T12:51:06" calcext:value-type="date">
            <text:p>02.10.21 12:51</text:p>
          </table:table-cell>
          <table:table-cell table:style-name="ce3" table:formula="of:=[$logger_tests_long_filename.B158]" office:value-type="string" office:string-value="error" calcext:value-type="string">
            <text:p>error</text:p>
          </table:table-cell>
          <table:table-cell table:style-name="ce3" table:formula="of:=[$logger_tests_long_filename.C158]" office:value-type="string" office:string-value="./src/logger.c" calcext:value-type="string">
            <text:p>./src/logger.c</text:p>
          </table:table-cell>
          <table:table-cell table:style-name="ce3" table:formula="of:=[$logger_tests_long_filename.D158]" office:value-type="float" office:value="500" calcext:value-type="float">
            <text:p>500</text:p>
          </table:table-cell>
          <table:table-cell table:style-name="ce3" table:formula="of:=[$logger_tests_long_filename.E158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59]/(60*60*24)+25569" office:value-type="date" office:date-value="2021-10-02T12:51:07" calcext:value-type="date">
            <text:p>02.10.21 12:51</text:p>
          </table:table-cell>
          <table:table-cell table:style-name="ce3" table:formula="of:=[$logger_tests_long_filename.B159]" office:value-type="string" office:string-value="warning" calcext:value-type="string">
            <text:p>warning</text:p>
          </table:table-cell>
          <table:table-cell table:style-name="ce3" table:formula="of:=[$logger_tests_long_filename.C159]" office:value-type="string" office:string-value="./src/logger.c" calcext:value-type="string">
            <text:p>./src/logger.c</text:p>
          </table:table-cell>
          <table:table-cell table:style-name="ce3" table:formula="of:=[$logger_tests_long_filename.D159]" office:value-type="float" office:value="503" calcext:value-type="float">
            <text:p>503</text:p>
          </table:table-cell>
          <table:table-cell table:style-name="ce3" table:formula="of:=[$logger_tests_long_filename.E159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60]/(60*60*24)+25569" office:value-type="date" office:date-value="2021-10-02T12:51:08" calcext:value-type="date">
            <text:p>02.10.21 12:51</text:p>
          </table:table-cell>
          <table:table-cell table:style-name="ce3" table:formula="of:=[$logger_tests_long_filename.B160]" office:value-type="string" office:string-value="notice" calcext:value-type="string">
            <text:p>notice</text:p>
          </table:table-cell>
          <table:table-cell table:style-name="ce3" table:formula="of:=[$logger_tests_long_filename.C160]" office:value-type="string" office:string-value="./src/logger.c" calcext:value-type="string">
            <text:p>./src/logger.c</text:p>
          </table:table-cell>
          <table:table-cell table:style-name="ce3" table:formula="of:=[$logger_tests_long_filename.D160]" office:value-type="float" office:value="506" calcext:value-type="float">
            <text:p>506</text:p>
          </table:table-cell>
          <table:table-cell table:style-name="ce3" table:formula="of:=[$logger_tests_long_filename.E160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61]/(60*60*24)+25569" office:value-type="date" office:date-value="2021-10-02T12:51:09" calcext:value-type="date">
            <text:p>02.10.21 12:51</text:p>
          </table:table-cell>
          <table:table-cell table:style-name="ce3" table:formula="of:=[$logger_tests_long_filename.B161]" office:value-type="string" office:string-value="info" calcext:value-type="string">
            <text:p>info</text:p>
          </table:table-cell>
          <table:table-cell table:style-name="ce3" table:formula="of:=[$logger_tests_long_filename.C161]" office:value-type="string" office:string-value="./src/logger.c" calcext:value-type="string">
            <text:p>./src/logger.c</text:p>
          </table:table-cell>
          <table:table-cell table:style-name="ce3" table:formula="of:=[$logger_tests_long_filename.D161]" office:value-type="float" office:value="509" calcext:value-type="float">
            <text:p>509</text:p>
          </table:table-cell>
          <table:table-cell table:style-name="ce3" table:formula="of:=[$logger_tests_long_filename.E161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62]/(60*60*24)+25569" office:value-type="date" office:date-value="2021-10-02T12:51:10" calcext:value-type="date">
            <text:p>02.10.21 12:51</text:p>
          </table:table-cell>
          <table:table-cell table:style-name="ce3" table:formula="of:=[$logger_tests_long_filename.B162]" office:value-type="string" office:string-value="debug" calcext:value-type="string">
            <text:p>debug</text:p>
          </table:table-cell>
          <table:table-cell table:style-name="ce3" table:formula="of:=[$logger_tests_long_filename.C162]" office:value-type="string" office:string-value="./src/logger.c" calcext:value-type="string">
            <text:p>./src/logger.c</text:p>
          </table:table-cell>
          <table:table-cell table:style-name="ce3" table:formula="of:=[$logger_tests_long_filename.D162]" office:value-type="float" office:value="512" calcext:value-type="float">
            <text:p>512</text:p>
          </table:table-cell>
          <table:table-cell table:style-name="ce3" table:formula="of:=[$logger_tests_long_filename.E162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63]/(60*60*24)+25569" office:value-type="date" office:date-value="2021-10-02T12:51:11" calcext:value-type="date">
            <text:p>02.10.21 12:51</text:p>
          </table:table-cell>
          <table:table-cell table:style-name="ce3" table:formula="of:=[$logger_tests_long_filename.B163]" office:value-type="string" office:string-value="emergency" calcext:value-type="string">
            <text:p>emergency</text:p>
          </table:table-cell>
          <table:table-cell table:style-name="ce3" table:formula="of:=[$logger_tests_long_filename.C163]" office:value-type="string" office:string-value="./src/logger.c" calcext:value-type="string">
            <text:p>./src/logger.c</text:p>
          </table:table-cell>
          <table:table-cell table:style-name="ce3" table:formula="of:=[$logger_tests_long_filename.D163]" office:value-type="float" office:value="491" calcext:value-type="float">
            <text:p>491</text:p>
          </table:table-cell>
          <table:table-cell table:style-name="ce3" table:formula="of:=[$logger_tests_long_filename.E163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64]/(60*60*24)+25569" office:value-type="date" office:date-value="2021-10-02T12:51:12" calcext:value-type="date">
            <text:p>02.10.21 12:51</text:p>
          </table:table-cell>
          <table:table-cell table:style-name="ce3" table:formula="of:=[$logger_tests_long_filename.B164]" office:value-type="string" office:string-value="alert" calcext:value-type="string">
            <text:p>alert</text:p>
          </table:table-cell>
          <table:table-cell table:style-name="ce3" table:formula="of:=[$logger_tests_long_filename.C164]" office:value-type="string" office:string-value="./src/logger.c" calcext:value-type="string">
            <text:p>./src/logger.c</text:p>
          </table:table-cell>
          <table:table-cell table:style-name="ce3" table:formula="of:=[$logger_tests_long_filename.D164]" office:value-type="float" office:value="494" calcext:value-type="float">
            <text:p>494</text:p>
          </table:table-cell>
          <table:table-cell table:style-name="ce3" table:formula="of:=[$logger_tests_long_filename.E164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65]/(60*60*24)+25569" office:value-type="date" office:date-value="2021-10-02T12:51:13" calcext:value-type="date">
            <text:p>02.10.21 12:51</text:p>
          </table:table-cell>
          <table:table-cell table:style-name="ce3" table:formula="of:=[$logger_tests_long_filename.B165]" office:value-type="string" office:string-value="critical" calcext:value-type="string">
            <text:p>critical</text:p>
          </table:table-cell>
          <table:table-cell table:style-name="ce3" table:formula="of:=[$logger_tests_long_filename.C165]" office:value-type="string" office:string-value="./src/logger.c" calcext:value-type="string">
            <text:p>./src/logger.c</text:p>
          </table:table-cell>
          <table:table-cell table:style-name="ce3" table:formula="of:=[$logger_tests_long_filename.D165]" office:value-type="float" office:value="497" calcext:value-type="float">
            <text:p>497</text:p>
          </table:table-cell>
          <table:table-cell table:style-name="ce3" table:formula="of:=[$logger_tests_long_filename.E165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66]/(60*60*24)+25569" office:value-type="date" office:date-value="2021-10-02T12:51:14" calcext:value-type="date">
            <text:p>02.10.21 12:51</text:p>
          </table:table-cell>
          <table:table-cell table:style-name="ce3" table:formula="of:=[$logger_tests_long_filename.B166]" office:value-type="string" office:string-value="error" calcext:value-type="string">
            <text:p>error</text:p>
          </table:table-cell>
          <table:table-cell table:style-name="ce3" table:formula="of:=[$logger_tests_long_filename.C166]" office:value-type="string" office:string-value="./src/logger.c" calcext:value-type="string">
            <text:p>./src/logger.c</text:p>
          </table:table-cell>
          <table:table-cell table:style-name="ce3" table:formula="of:=[$logger_tests_long_filename.D166]" office:value-type="float" office:value="500" calcext:value-type="float">
            <text:p>500</text:p>
          </table:table-cell>
          <table:table-cell table:style-name="ce3" table:formula="of:=[$logger_tests_long_filename.E166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67]/(60*60*24)+25569" office:value-type="date" office:date-value="2021-10-02T12:51:15" calcext:value-type="date">
            <text:p>02.10.21 12:51</text:p>
          </table:table-cell>
          <table:table-cell table:style-name="ce3" table:formula="of:=[$logger_tests_long_filename.B167]" office:value-type="string" office:string-value="warning" calcext:value-type="string">
            <text:p>warning</text:p>
          </table:table-cell>
          <table:table-cell table:style-name="ce3" table:formula="of:=[$logger_tests_long_filename.C167]" office:value-type="string" office:string-value="./src/logger.c" calcext:value-type="string">
            <text:p>./src/logger.c</text:p>
          </table:table-cell>
          <table:table-cell table:style-name="ce3" table:formula="of:=[$logger_tests_long_filename.D167]" office:value-type="float" office:value="503" calcext:value-type="float">
            <text:p>503</text:p>
          </table:table-cell>
          <table:table-cell table:style-name="ce3" table:formula="of:=[$logger_tests_long_filename.E167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68]/(60*60*24)+25569" office:value-type="date" office:date-value="2021-10-02T12:51:16" calcext:value-type="date">
            <text:p>02.10.21 12:51</text:p>
          </table:table-cell>
          <table:table-cell table:style-name="ce3" table:formula="of:=[$logger_tests_long_filename.B168]" office:value-type="string" office:string-value="notice" calcext:value-type="string">
            <text:p>notice</text:p>
          </table:table-cell>
          <table:table-cell table:style-name="ce3" table:formula="of:=[$logger_tests_long_filename.C168]" office:value-type="string" office:string-value="./src/logger.c" calcext:value-type="string">
            <text:p>./src/logger.c</text:p>
          </table:table-cell>
          <table:table-cell table:style-name="ce3" table:formula="of:=[$logger_tests_long_filename.D168]" office:value-type="float" office:value="506" calcext:value-type="float">
            <text:p>506</text:p>
          </table:table-cell>
          <table:table-cell table:style-name="ce3" table:formula="of:=[$logger_tests_long_filename.E168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69]/(60*60*24)+25569" office:value-type="date" office:date-value="2021-10-02T12:51:17" calcext:value-type="date">
            <text:p>02.10.21 12:51</text:p>
          </table:table-cell>
          <table:table-cell table:style-name="ce3" table:formula="of:=[$logger_tests_long_filename.B169]" office:value-type="string" office:string-value="info" calcext:value-type="string">
            <text:p>info</text:p>
          </table:table-cell>
          <table:table-cell table:style-name="ce3" table:formula="of:=[$logger_tests_long_filename.C169]" office:value-type="string" office:string-value="./src/logger.c" calcext:value-type="string">
            <text:p>./src/logger.c</text:p>
          </table:table-cell>
          <table:table-cell table:style-name="ce3" table:formula="of:=[$logger_tests_long_filename.D169]" office:value-type="float" office:value="509" calcext:value-type="float">
            <text:p>509</text:p>
          </table:table-cell>
          <table:table-cell table:style-name="ce3" table:formula="of:=[$logger_tests_long_filename.E169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70]/(60*60*24)+25569" office:value-type="date" office:date-value="2021-10-02T12:51:18" calcext:value-type="date">
            <text:p>02.10.21 12:51</text:p>
          </table:table-cell>
          <table:table-cell table:style-name="ce3" table:formula="of:=[$logger_tests_long_filename.B170]" office:value-type="string" office:string-value="debug" calcext:value-type="string">
            <text:p>debug</text:p>
          </table:table-cell>
          <table:table-cell table:style-name="ce3" table:formula="of:=[$logger_tests_long_filename.C170]" office:value-type="string" office:string-value="./src/logger.c" calcext:value-type="string">
            <text:p>./src/logger.c</text:p>
          </table:table-cell>
          <table:table-cell table:style-name="ce3" table:formula="of:=[$logger_tests_long_filename.D170]" office:value-type="float" office:value="512" calcext:value-type="float">
            <text:p>512</text:p>
          </table:table-cell>
          <table:table-cell table:style-name="ce3" table:formula="of:=[$logger_tests_long_filename.E170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71]/(60*60*24)+25569" office:value-type="date" office:date-value="2021-10-02T12:51:19" calcext:value-type="date">
            <text:p>02.10.21 12:51</text:p>
          </table:table-cell>
          <table:table-cell table:style-name="ce3" table:formula="of:=[$logger_tests_long_filename.B171]" office:value-type="string" office:string-value="emergency" calcext:value-type="string">
            <text:p>emergency</text:p>
          </table:table-cell>
          <table:table-cell table:style-name="ce3" table:formula="of:=[$logger_tests_long_filename.C171]" office:value-type="string" office:string-value="./src/logger.c" calcext:value-type="string">
            <text:p>./src/logger.c</text:p>
          </table:table-cell>
          <table:table-cell table:style-name="ce3" table:formula="of:=[$logger_tests_long_filename.D171]" office:value-type="float" office:value="491" calcext:value-type="float">
            <text:p>491</text:p>
          </table:table-cell>
          <table:table-cell table:style-name="ce3" table:formula="of:=[$logger_tests_long_filename.E171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72]/(60*60*24)+25569" office:value-type="date" office:date-value="2021-10-02T12:51:20" calcext:value-type="date">
            <text:p>02.10.21 12:51</text:p>
          </table:table-cell>
          <table:table-cell table:style-name="ce3" table:formula="of:=[$logger_tests_long_filename.B172]" office:value-type="string" office:string-value="alert" calcext:value-type="string">
            <text:p>alert</text:p>
          </table:table-cell>
          <table:table-cell table:style-name="ce3" table:formula="of:=[$logger_tests_long_filename.C172]" office:value-type="string" office:string-value="./src/logger.c" calcext:value-type="string">
            <text:p>./src/logger.c</text:p>
          </table:table-cell>
          <table:table-cell table:style-name="ce3" table:formula="of:=[$logger_tests_long_filename.D172]" office:value-type="float" office:value="494" calcext:value-type="float">
            <text:p>494</text:p>
          </table:table-cell>
          <table:table-cell table:style-name="ce3" table:formula="of:=[$logger_tests_long_filename.E172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73]/(60*60*24)+25569" office:value-type="date" office:date-value="2021-10-02T12:51:21" calcext:value-type="date">
            <text:p>02.10.21 12:51</text:p>
          </table:table-cell>
          <table:table-cell table:style-name="ce3" table:formula="of:=[$logger_tests_long_filename.B173]" office:value-type="string" office:string-value="critical" calcext:value-type="string">
            <text:p>critical</text:p>
          </table:table-cell>
          <table:table-cell table:style-name="ce3" table:formula="of:=[$logger_tests_long_filename.C173]" office:value-type="string" office:string-value="./src/logger.c" calcext:value-type="string">
            <text:p>./src/logger.c</text:p>
          </table:table-cell>
          <table:table-cell table:style-name="ce3" table:formula="of:=[$logger_tests_long_filename.D173]" office:value-type="float" office:value="497" calcext:value-type="float">
            <text:p>497</text:p>
          </table:table-cell>
          <table:table-cell table:style-name="ce3" table:formula="of:=[$logger_tests_long_filename.E173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74]/(60*60*24)+25569" office:value-type="date" office:date-value="2021-10-02T12:51:22" calcext:value-type="date">
            <text:p>02.10.21 12:51</text:p>
          </table:table-cell>
          <table:table-cell table:style-name="ce3" table:formula="of:=[$logger_tests_long_filename.B174]" office:value-type="string" office:string-value="error" calcext:value-type="string">
            <text:p>error</text:p>
          </table:table-cell>
          <table:table-cell table:style-name="ce3" table:formula="of:=[$logger_tests_long_filename.C174]" office:value-type="string" office:string-value="./src/logger.c" calcext:value-type="string">
            <text:p>./src/logger.c</text:p>
          </table:table-cell>
          <table:table-cell table:style-name="ce3" table:formula="of:=[$logger_tests_long_filename.D174]" office:value-type="float" office:value="500" calcext:value-type="float">
            <text:p>500</text:p>
          </table:table-cell>
          <table:table-cell table:style-name="ce3" table:formula="of:=[$logger_tests_long_filename.E174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75]/(60*60*24)+25569" office:value-type="date" office:date-value="2021-10-02T12:51:23" calcext:value-type="date">
            <text:p>02.10.21 12:51</text:p>
          </table:table-cell>
          <table:table-cell table:style-name="ce3" table:formula="of:=[$logger_tests_long_filename.B175]" office:value-type="string" office:string-value="warning" calcext:value-type="string">
            <text:p>warning</text:p>
          </table:table-cell>
          <table:table-cell table:style-name="ce3" table:formula="of:=[$logger_tests_long_filename.C175]" office:value-type="string" office:string-value="./src/logger.c" calcext:value-type="string">
            <text:p>./src/logger.c</text:p>
          </table:table-cell>
          <table:table-cell table:style-name="ce3" table:formula="of:=[$logger_tests_long_filename.D175]" office:value-type="float" office:value="503" calcext:value-type="float">
            <text:p>503</text:p>
          </table:table-cell>
          <table:table-cell table:style-name="ce3" table:formula="of:=[$logger_tests_long_filename.E175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76]/(60*60*24)+25569" office:value-type="date" office:date-value="2021-10-02T12:51:24" calcext:value-type="date">
            <text:p>02.10.21 12:51</text:p>
          </table:table-cell>
          <table:table-cell table:style-name="ce3" table:formula="of:=[$logger_tests_long_filename.B176]" office:value-type="string" office:string-value="notice" calcext:value-type="string">
            <text:p>notice</text:p>
          </table:table-cell>
          <table:table-cell table:style-name="ce3" table:formula="of:=[$logger_tests_long_filename.C176]" office:value-type="string" office:string-value="./src/logger.c" calcext:value-type="string">
            <text:p>./src/logger.c</text:p>
          </table:table-cell>
          <table:table-cell table:style-name="ce3" table:formula="of:=[$logger_tests_long_filename.D176]" office:value-type="float" office:value="506" calcext:value-type="float">
            <text:p>506</text:p>
          </table:table-cell>
          <table:table-cell table:style-name="ce3" table:formula="of:=[$logger_tests_long_filename.E176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77]/(60*60*24)+25569" office:value-type="date" office:date-value="2021-10-02T12:51:25" calcext:value-type="date">
            <text:p>02.10.21 12:51</text:p>
          </table:table-cell>
          <table:table-cell table:style-name="ce3" table:formula="of:=[$logger_tests_long_filename.B177]" office:value-type="string" office:string-value="info" calcext:value-type="string">
            <text:p>info</text:p>
          </table:table-cell>
          <table:table-cell table:style-name="ce3" table:formula="of:=[$logger_tests_long_filename.C177]" office:value-type="string" office:string-value="./src/logger.c" calcext:value-type="string">
            <text:p>./src/logger.c</text:p>
          </table:table-cell>
          <table:table-cell table:style-name="ce3" table:formula="of:=[$logger_tests_long_filename.D177]" office:value-type="float" office:value="509" calcext:value-type="float">
            <text:p>509</text:p>
          </table:table-cell>
          <table:table-cell table:style-name="ce3" table:formula="of:=[$logger_tests_long_filename.E177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78]/(60*60*24)+25569" office:value-type="date" office:date-value="2021-10-02T12:51:26" calcext:value-type="date">
            <text:p>02.10.21 12:51</text:p>
          </table:table-cell>
          <table:table-cell table:style-name="ce3" table:formula="of:=[$logger_tests_long_filename.B178]" office:value-type="string" office:string-value="debug" calcext:value-type="string">
            <text:p>debug</text:p>
          </table:table-cell>
          <table:table-cell table:style-name="ce3" table:formula="of:=[$logger_tests_long_filename.C178]" office:value-type="string" office:string-value="./src/logger.c" calcext:value-type="string">
            <text:p>./src/logger.c</text:p>
          </table:table-cell>
          <table:table-cell table:style-name="ce3" table:formula="of:=[$logger_tests_long_filename.D178]" office:value-type="float" office:value="512" calcext:value-type="float">
            <text:p>512</text:p>
          </table:table-cell>
          <table:table-cell table:style-name="ce3" table:formula="of:=[$logger_tests_long_filename.E178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79]/(60*60*24)+25569" office:value-type="date" office:date-value="2021-10-02T12:51:27" calcext:value-type="date">
            <text:p>02.10.21 12:51</text:p>
          </table:table-cell>
          <table:table-cell table:style-name="ce3" table:formula="of:=[$logger_tests_long_filename.B179]" office:value-type="string" office:string-value="emergency" calcext:value-type="string">
            <text:p>emergency</text:p>
          </table:table-cell>
          <table:table-cell table:style-name="ce3" table:formula="of:=[$logger_tests_long_filename.C179]" office:value-type="string" office:string-value="./src/logger.c" calcext:value-type="string">
            <text:p>./src/logger.c</text:p>
          </table:table-cell>
          <table:table-cell table:style-name="ce3" table:formula="of:=[$logger_tests_long_filename.D179]" office:value-type="float" office:value="491" calcext:value-type="float">
            <text:p>491</text:p>
          </table:table-cell>
          <table:table-cell table:style-name="ce3" table:formula="of:=[$logger_tests_long_filename.E179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80]/(60*60*24)+25569" office:value-type="date" office:date-value="2021-10-02T12:51:28" calcext:value-type="date">
            <text:p>02.10.21 12:51</text:p>
          </table:table-cell>
          <table:table-cell table:style-name="ce3" table:formula="of:=[$logger_tests_long_filename.B180]" office:value-type="string" office:string-value="alert" calcext:value-type="string">
            <text:p>alert</text:p>
          </table:table-cell>
          <table:table-cell table:style-name="ce3" table:formula="of:=[$logger_tests_long_filename.C180]" office:value-type="string" office:string-value="./src/logger.c" calcext:value-type="string">
            <text:p>./src/logger.c</text:p>
          </table:table-cell>
          <table:table-cell table:style-name="ce3" table:formula="of:=[$logger_tests_long_filename.D180]" office:value-type="float" office:value="494" calcext:value-type="float">
            <text:p>494</text:p>
          </table:table-cell>
          <table:table-cell table:style-name="ce3" table:formula="of:=[$logger_tests_long_filename.E180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81]/(60*60*24)+25569" office:value-type="date" office:date-value="2021-10-02T12:51:29" calcext:value-type="date">
            <text:p>02.10.21 12:51</text:p>
          </table:table-cell>
          <table:table-cell table:style-name="ce3" table:formula="of:=[$logger_tests_long_filename.B181]" office:value-type="string" office:string-value="critical" calcext:value-type="string">
            <text:p>critical</text:p>
          </table:table-cell>
          <table:table-cell table:style-name="ce3" table:formula="of:=[$logger_tests_long_filename.C181]" office:value-type="string" office:string-value="./src/logger.c" calcext:value-type="string">
            <text:p>./src/logger.c</text:p>
          </table:table-cell>
          <table:table-cell table:style-name="ce3" table:formula="of:=[$logger_tests_long_filename.D181]" office:value-type="float" office:value="497" calcext:value-type="float">
            <text:p>497</text:p>
          </table:table-cell>
          <table:table-cell table:style-name="ce3" table:formula="of:=[$logger_tests_long_filename.E181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82]/(60*60*24)+25569" office:value-type="date" office:date-value="2021-10-02T12:51:30" calcext:value-type="date">
            <text:p>02.10.21 12:51</text:p>
          </table:table-cell>
          <table:table-cell table:style-name="ce3" table:formula="of:=[$logger_tests_long_filename.B182]" office:value-type="string" office:string-value="error" calcext:value-type="string">
            <text:p>error</text:p>
          </table:table-cell>
          <table:table-cell table:style-name="ce3" table:formula="of:=[$logger_tests_long_filename.C182]" office:value-type="string" office:string-value="./src/logger.c" calcext:value-type="string">
            <text:p>./src/logger.c</text:p>
          </table:table-cell>
          <table:table-cell table:style-name="ce3" table:formula="of:=[$logger_tests_long_filename.D182]" office:value-type="float" office:value="500" calcext:value-type="float">
            <text:p>500</text:p>
          </table:table-cell>
          <table:table-cell table:style-name="ce3" table:formula="of:=[$logger_tests_long_filename.E182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83]/(60*60*24)+25569" office:value-type="date" office:date-value="2021-10-02T12:51:31" calcext:value-type="date">
            <text:p>02.10.21 12:51</text:p>
          </table:table-cell>
          <table:table-cell table:style-name="ce3" table:formula="of:=[$logger_tests_long_filename.B183]" office:value-type="string" office:string-value="warning" calcext:value-type="string">
            <text:p>warning</text:p>
          </table:table-cell>
          <table:table-cell table:style-name="ce3" table:formula="of:=[$logger_tests_long_filename.C183]" office:value-type="string" office:string-value="./src/logger.c" calcext:value-type="string">
            <text:p>./src/logger.c</text:p>
          </table:table-cell>
          <table:table-cell table:style-name="ce3" table:formula="of:=[$logger_tests_long_filename.D183]" office:value-type="float" office:value="503" calcext:value-type="float">
            <text:p>503</text:p>
          </table:table-cell>
          <table:table-cell table:style-name="ce3" table:formula="of:=[$logger_tests_long_filename.E183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84]/(60*60*24)+25569" office:value-type="date" office:date-value="2021-10-02T12:51:32" calcext:value-type="date">
            <text:p>02.10.21 12:51</text:p>
          </table:table-cell>
          <table:table-cell table:style-name="ce3" table:formula="of:=[$logger_tests_long_filename.B184]" office:value-type="string" office:string-value="notice" calcext:value-type="string">
            <text:p>notice</text:p>
          </table:table-cell>
          <table:table-cell table:style-name="ce3" table:formula="of:=[$logger_tests_long_filename.C184]" office:value-type="string" office:string-value="./src/logger.c" calcext:value-type="string">
            <text:p>./src/logger.c</text:p>
          </table:table-cell>
          <table:table-cell table:style-name="ce3" table:formula="of:=[$logger_tests_long_filename.D184]" office:value-type="float" office:value="506" calcext:value-type="float">
            <text:p>506</text:p>
          </table:table-cell>
          <table:table-cell table:style-name="ce3" table:formula="of:=[$logger_tests_long_filename.E184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85]/(60*60*24)+25569" office:value-type="date" office:date-value="2021-10-02T12:51:33" calcext:value-type="date">
            <text:p>02.10.21 12:51</text:p>
          </table:table-cell>
          <table:table-cell table:style-name="ce3" table:formula="of:=[$logger_tests_long_filename.B185]" office:value-type="string" office:string-value="info" calcext:value-type="string">
            <text:p>info</text:p>
          </table:table-cell>
          <table:table-cell table:style-name="ce3" table:formula="of:=[$logger_tests_long_filename.C185]" office:value-type="string" office:string-value="./src/logger.c" calcext:value-type="string">
            <text:p>./src/logger.c</text:p>
          </table:table-cell>
          <table:table-cell table:style-name="ce3" table:formula="of:=[$logger_tests_long_filename.D185]" office:value-type="float" office:value="509" calcext:value-type="float">
            <text:p>509</text:p>
          </table:table-cell>
          <table:table-cell table:style-name="ce3" table:formula="of:=[$logger_tests_long_filename.E185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86]/(60*60*24)+25569" office:value-type="date" office:date-value="2021-10-02T12:51:34" calcext:value-type="date">
            <text:p>02.10.21 12:51</text:p>
          </table:table-cell>
          <table:table-cell table:style-name="ce3" table:formula="of:=[$logger_tests_long_filename.B186]" office:value-type="string" office:string-value="debug" calcext:value-type="string">
            <text:p>debug</text:p>
          </table:table-cell>
          <table:table-cell table:style-name="ce3" table:formula="of:=[$logger_tests_long_filename.C186]" office:value-type="string" office:string-value="./src/logger.c" calcext:value-type="string">
            <text:p>./src/logger.c</text:p>
          </table:table-cell>
          <table:table-cell table:style-name="ce3" table:formula="of:=[$logger_tests_long_filename.D186]" office:value-type="float" office:value="512" calcext:value-type="float">
            <text:p>512</text:p>
          </table:table-cell>
          <table:table-cell table:style-name="ce3" table:formula="of:=[$logger_tests_long_filename.E186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87]/(60*60*24)+25569" office:value-type="date" office:date-value="2021-10-02T12:51:35" calcext:value-type="date">
            <text:p>02.10.21 12:51</text:p>
          </table:table-cell>
          <table:table-cell table:style-name="ce3" table:formula="of:=[$logger_tests_long_filename.B187]" office:value-type="string" office:string-value="emergency" calcext:value-type="string">
            <text:p>emergency</text:p>
          </table:table-cell>
          <table:table-cell table:style-name="ce3" table:formula="of:=[$logger_tests_long_filename.C187]" office:value-type="string" office:string-value="./src/logger.c" calcext:value-type="string">
            <text:p>./src/logger.c</text:p>
          </table:table-cell>
          <table:table-cell table:style-name="ce3" table:formula="of:=[$logger_tests_long_filename.D187]" office:value-type="float" office:value="491" calcext:value-type="float">
            <text:p>491</text:p>
          </table:table-cell>
          <table:table-cell table:style-name="ce3" table:formula="of:=[$logger_tests_long_filename.E187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88]/(60*60*24)+25569" office:value-type="date" office:date-value="2021-10-02T12:51:36" calcext:value-type="date">
            <text:p>02.10.21 12:51</text:p>
          </table:table-cell>
          <table:table-cell table:style-name="ce3" table:formula="of:=[$logger_tests_long_filename.B188]" office:value-type="string" office:string-value="alert" calcext:value-type="string">
            <text:p>alert</text:p>
          </table:table-cell>
          <table:table-cell table:style-name="ce3" table:formula="of:=[$logger_tests_long_filename.C188]" office:value-type="string" office:string-value="./src/logger.c" calcext:value-type="string">
            <text:p>./src/logger.c</text:p>
          </table:table-cell>
          <table:table-cell table:style-name="ce3" table:formula="of:=[$logger_tests_long_filename.D188]" office:value-type="float" office:value="494" calcext:value-type="float">
            <text:p>494</text:p>
          </table:table-cell>
          <table:table-cell table:style-name="ce3" table:formula="of:=[$logger_tests_long_filename.E188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89]/(60*60*24)+25569" office:value-type="date" office:date-value="2021-10-02T12:51:37" calcext:value-type="date">
            <text:p>02.10.21 12:51</text:p>
          </table:table-cell>
          <table:table-cell table:style-name="ce3" table:formula="of:=[$logger_tests_long_filename.B189]" office:value-type="string" office:string-value="critical" calcext:value-type="string">
            <text:p>critical</text:p>
          </table:table-cell>
          <table:table-cell table:style-name="ce3" table:formula="of:=[$logger_tests_long_filename.C189]" office:value-type="string" office:string-value="./src/logger.c" calcext:value-type="string">
            <text:p>./src/logger.c</text:p>
          </table:table-cell>
          <table:table-cell table:style-name="ce3" table:formula="of:=[$logger_tests_long_filename.D189]" office:value-type="float" office:value="497" calcext:value-type="float">
            <text:p>497</text:p>
          </table:table-cell>
          <table:table-cell table:style-name="ce3" table:formula="of:=[$logger_tests_long_filename.E189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90]/(60*60*24)+25569" office:value-type="date" office:date-value="2021-10-02T12:51:38" calcext:value-type="date">
            <text:p>02.10.21 12:51</text:p>
          </table:table-cell>
          <table:table-cell table:style-name="ce3" table:formula="of:=[$logger_tests_long_filename.B190]" office:value-type="string" office:string-value="error" calcext:value-type="string">
            <text:p>error</text:p>
          </table:table-cell>
          <table:table-cell table:style-name="ce3" table:formula="of:=[$logger_tests_long_filename.C190]" office:value-type="string" office:string-value="./src/logger.c" calcext:value-type="string">
            <text:p>./src/logger.c</text:p>
          </table:table-cell>
          <table:table-cell table:style-name="ce3" table:formula="of:=[$logger_tests_long_filename.D190]" office:value-type="float" office:value="500" calcext:value-type="float">
            <text:p>500</text:p>
          </table:table-cell>
          <table:table-cell table:style-name="ce3" table:formula="of:=[$logger_tests_long_filename.E190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91]/(60*60*24)+25569" office:value-type="date" office:date-value="2021-10-02T12:51:39" calcext:value-type="date">
            <text:p>02.10.21 12:51</text:p>
          </table:table-cell>
          <table:table-cell table:style-name="ce3" table:formula="of:=[$logger_tests_long_filename.B191]" office:value-type="string" office:string-value="warning" calcext:value-type="string">
            <text:p>warning</text:p>
          </table:table-cell>
          <table:table-cell table:style-name="ce3" table:formula="of:=[$logger_tests_long_filename.C191]" office:value-type="string" office:string-value="./src/logger.c" calcext:value-type="string">
            <text:p>./src/logger.c</text:p>
          </table:table-cell>
          <table:table-cell table:style-name="ce3" table:formula="of:=[$logger_tests_long_filename.D191]" office:value-type="float" office:value="503" calcext:value-type="float">
            <text:p>503</text:p>
          </table:table-cell>
          <table:table-cell table:style-name="ce3" table:formula="of:=[$logger_tests_long_filename.E191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92]/(60*60*24)+25569" office:value-type="date" office:date-value="2021-10-02T12:51:40" calcext:value-type="date">
            <text:p>02.10.21 12:51</text:p>
          </table:table-cell>
          <table:table-cell table:style-name="ce3" table:formula="of:=[$logger_tests_long_filename.B192]" office:value-type="string" office:string-value="notice" calcext:value-type="string">
            <text:p>notice</text:p>
          </table:table-cell>
          <table:table-cell table:style-name="ce3" table:formula="of:=[$logger_tests_long_filename.C192]" office:value-type="string" office:string-value="./src/logger.c" calcext:value-type="string">
            <text:p>./src/logger.c</text:p>
          </table:table-cell>
          <table:table-cell table:style-name="ce3" table:formula="of:=[$logger_tests_long_filename.D192]" office:value-type="float" office:value="506" calcext:value-type="float">
            <text:p>506</text:p>
          </table:table-cell>
          <table:table-cell table:style-name="ce3" table:formula="of:=[$logger_tests_long_filename.E192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93]/(60*60*24)+25569" office:value-type="date" office:date-value="2021-10-02T12:51:41" calcext:value-type="date">
            <text:p>02.10.21 12:51</text:p>
          </table:table-cell>
          <table:table-cell table:style-name="ce3" table:formula="of:=[$logger_tests_long_filename.B193]" office:value-type="string" office:string-value="info" calcext:value-type="string">
            <text:p>info</text:p>
          </table:table-cell>
          <table:table-cell table:style-name="ce3" table:formula="of:=[$logger_tests_long_filename.C193]" office:value-type="string" office:string-value="./src/logger.c" calcext:value-type="string">
            <text:p>./src/logger.c</text:p>
          </table:table-cell>
          <table:table-cell table:style-name="ce3" table:formula="of:=[$logger_tests_long_filename.D193]" office:value-type="float" office:value="509" calcext:value-type="float">
            <text:p>509</text:p>
          </table:table-cell>
          <table:table-cell table:style-name="ce3" table:formula="of:=[$logger_tests_long_filename.E193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94]/(60*60*24)+25569" office:value-type="date" office:date-value="2021-10-02T12:51:42" calcext:value-type="date">
            <text:p>02.10.21 12:51</text:p>
          </table:table-cell>
          <table:table-cell table:style-name="ce3" table:formula="of:=[$logger_tests_long_filename.B194]" office:value-type="string" office:string-value="debug" calcext:value-type="string">
            <text:p>debug</text:p>
          </table:table-cell>
          <table:table-cell table:style-name="ce3" table:formula="of:=[$logger_tests_long_filename.C194]" office:value-type="string" office:string-value="./src/logger.c" calcext:value-type="string">
            <text:p>./src/logger.c</text:p>
          </table:table-cell>
          <table:table-cell table:style-name="ce3" table:formula="of:=[$logger_tests_long_filename.D194]" office:value-type="float" office:value="512" calcext:value-type="float">
            <text:p>512</text:p>
          </table:table-cell>
          <table:table-cell table:style-name="ce3" table:formula="of:=[$logger_tests_long_filename.E194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95]/(60*60*24)+25569" office:value-type="date" office:date-value="2021-10-02T12:51:43" calcext:value-type="date">
            <text:p>02.10.21 12:51</text:p>
          </table:table-cell>
          <table:table-cell table:style-name="ce3" table:formula="of:=[$logger_tests_long_filename.B195]" office:value-type="string" office:string-value="emergency" calcext:value-type="string">
            <text:p>emergency</text:p>
          </table:table-cell>
          <table:table-cell table:style-name="ce3" table:formula="of:=[$logger_tests_long_filename.C195]" office:value-type="string" office:string-value="./src/logger.c" calcext:value-type="string">
            <text:p>./src/logger.c</text:p>
          </table:table-cell>
          <table:table-cell table:style-name="ce3" table:formula="of:=[$logger_tests_long_filename.D195]" office:value-type="float" office:value="491" calcext:value-type="float">
            <text:p>491</text:p>
          </table:table-cell>
          <table:table-cell table:style-name="ce3" table:formula="of:=[$logger_tests_long_filename.E195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96]/(60*60*24)+25569" office:value-type="date" office:date-value="2021-10-02T12:51:44" calcext:value-type="date">
            <text:p>02.10.21 12:51</text:p>
          </table:table-cell>
          <table:table-cell table:style-name="ce3" table:formula="of:=[$logger_tests_long_filename.B196]" office:value-type="string" office:string-value="alert" calcext:value-type="string">
            <text:p>alert</text:p>
          </table:table-cell>
          <table:table-cell table:style-name="ce3" table:formula="of:=[$logger_tests_long_filename.C196]" office:value-type="string" office:string-value="./src/logger.c" calcext:value-type="string">
            <text:p>./src/logger.c</text:p>
          </table:table-cell>
          <table:table-cell table:style-name="ce3" table:formula="of:=[$logger_tests_long_filename.D196]" office:value-type="float" office:value="494" calcext:value-type="float">
            <text:p>494</text:p>
          </table:table-cell>
          <table:table-cell table:style-name="ce3" table:formula="of:=[$logger_tests_long_filename.E196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97]/(60*60*24)+25569" office:value-type="date" office:date-value="2021-10-02T12:51:45" calcext:value-type="date">
            <text:p>02.10.21 12:51</text:p>
          </table:table-cell>
          <table:table-cell table:style-name="ce3" table:formula="of:=[$logger_tests_long_filename.B197]" office:value-type="string" office:string-value="critical" calcext:value-type="string">
            <text:p>critical</text:p>
          </table:table-cell>
          <table:table-cell table:style-name="ce3" table:formula="of:=[$logger_tests_long_filename.C197]" office:value-type="string" office:string-value="./src/logger.c" calcext:value-type="string">
            <text:p>./src/logger.c</text:p>
          </table:table-cell>
          <table:table-cell table:style-name="ce3" table:formula="of:=[$logger_tests_long_filename.D197]" office:value-type="float" office:value="497" calcext:value-type="float">
            <text:p>497</text:p>
          </table:table-cell>
          <table:table-cell table:style-name="ce3" table:formula="of:=[$logger_tests_long_filename.E197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98]/(60*60*24)+25569" office:value-type="date" office:date-value="2021-10-02T12:51:46" calcext:value-type="date">
            <text:p>02.10.21 12:51</text:p>
          </table:table-cell>
          <table:table-cell table:style-name="ce3" table:formula="of:=[$logger_tests_long_filename.B198]" office:value-type="string" office:string-value="error" calcext:value-type="string">
            <text:p>error</text:p>
          </table:table-cell>
          <table:table-cell table:style-name="ce3" table:formula="of:=[$logger_tests_long_filename.C198]" office:value-type="string" office:string-value="./src/logger.c" calcext:value-type="string">
            <text:p>./src/logger.c</text:p>
          </table:table-cell>
          <table:table-cell table:style-name="ce3" table:formula="of:=[$logger_tests_long_filename.D198]" office:value-type="float" office:value="500" calcext:value-type="float">
            <text:p>500</text:p>
          </table:table-cell>
          <table:table-cell table:style-name="ce3" table:formula="of:=[$logger_tests_long_filename.E198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199]/(60*60*24)+25569" office:value-type="date" office:date-value="2021-10-02T12:51:47" calcext:value-type="date">
            <text:p>02.10.21 12:51</text:p>
          </table:table-cell>
          <table:table-cell table:style-name="ce3" table:formula="of:=[$logger_tests_long_filename.B199]" office:value-type="string" office:string-value="warning" calcext:value-type="string">
            <text:p>warning</text:p>
          </table:table-cell>
          <table:table-cell table:style-name="ce3" table:formula="of:=[$logger_tests_long_filename.C199]" office:value-type="string" office:string-value="./src/logger.c" calcext:value-type="string">
            <text:p>./src/logger.c</text:p>
          </table:table-cell>
          <table:table-cell table:style-name="ce3" table:formula="of:=[$logger_tests_long_filename.D199]" office:value-type="float" office:value="503" calcext:value-type="float">
            <text:p>503</text:p>
          </table:table-cell>
          <table:table-cell table:style-name="ce3" table:formula="of:=[$logger_tests_long_filename.E199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200]/(60*60*24)+25569" office:value-type="date" office:date-value="2021-10-02T12:51:48" calcext:value-type="date">
            <text:p>02.10.21 12:51</text:p>
          </table:table-cell>
          <table:table-cell table:style-name="ce3" table:formula="of:=[$logger_tests_long_filename.B200]" office:value-type="string" office:string-value="notice" calcext:value-type="string">
            <text:p>notice</text:p>
          </table:table-cell>
          <table:table-cell table:style-name="ce3" table:formula="of:=[$logger_tests_long_filename.C200]" office:value-type="string" office:string-value="./src/logger.c" calcext:value-type="string">
            <text:p>./src/logger.c</text:p>
          </table:table-cell>
          <table:table-cell table:style-name="ce3" table:formula="of:=[$logger_tests_long_filename.D200]" office:value-type="float" office:value="506" calcext:value-type="float">
            <text:p>506</text:p>
          </table:table-cell>
          <table:table-cell table:style-name="ce3" table:formula="of:=[$logger_tests_long_filename.E200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201]/(60*60*24)+25569" office:value-type="date" office:date-value="2021-10-02T12:51:49" calcext:value-type="date">
            <text:p>02.10.21 12:51</text:p>
          </table:table-cell>
          <table:table-cell table:style-name="ce3" table:formula="of:=[$logger_tests_long_filename.B201]" office:value-type="string" office:string-value="info" calcext:value-type="string">
            <text:p>info</text:p>
          </table:table-cell>
          <table:table-cell table:style-name="ce3" table:formula="of:=[$logger_tests_long_filename.C201]" office:value-type="string" office:string-value="./src/logger.c" calcext:value-type="string">
            <text:p>./src/logger.c</text:p>
          </table:table-cell>
          <table:table-cell table:style-name="ce3" table:formula="of:=[$logger_tests_long_filename.D201]" office:value-type="float" office:value="509" calcext:value-type="float">
            <text:p>509</text:p>
          </table:table-cell>
          <table:table-cell table:style-name="ce3" table:formula="of:=[$logger_tests_long_filename.E201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202]/(60*60*24)+25569" office:value-type="date" office:date-value="2021-10-02T12:51:50" calcext:value-type="date">
            <text:p>02.10.21 12:51</text:p>
          </table:table-cell>
          <table:table-cell table:style-name="ce3" table:formula="of:=[$logger_tests_long_filename.B202]" office:value-type="string" office:string-value="debug" calcext:value-type="string">
            <text:p>debug</text:p>
          </table:table-cell>
          <table:table-cell table:style-name="ce3" table:formula="of:=[$logger_tests_long_filename.C202]" office:value-type="string" office:string-value="./src/logger.c" calcext:value-type="string">
            <text:p>./src/logger.c</text:p>
          </table:table-cell>
          <table:table-cell table:style-name="ce3" table:formula="of:=[$logger_tests_long_filename.D202]" office:value-type="float" office:value="512" calcext:value-type="float">
            <text:p>512</text:p>
          </table:table-cell>
          <table:table-cell table:style-name="ce3" table:formula="of:=[$logger_tests_long_filename.E202]" office:value-type="string" office:string-value="a message that comes in from the loop" calcext:value-type="string">
            <text:p>a message that comes in from the loop</text:p>
          </table:table-cell>
        </table:table-row>
        <table:table-row table:style-name="ro1">
          <table:table-cell table:style-name="ce1" table:formula="of:=[$logger_tests_long_filename.A203]/(60*60*24)+25569" office:value-type="date" office:date-value="1970-01-01" calcext:value-type="date">
            <text:p>01.01.70 00:00</text:p>
          </table:table-cell>
          <table:table-cell table:style-name="ce3" table:formula="of:=[$logger_tests_long_filename.B203]" office:value-type="float" office:value="0" calcext:value-type="float">
            <text:p>0</text:p>
          </table:table-cell>
          <table:table-cell table:style-name="ce3" table:formula="of:=[$logger_tests_long_filename.C203]" office:value-type="float" office:value="0" calcext:value-type="float">
            <text:p>0</text:p>
          </table:table-cell>
          <table:table-cell table:style-name="ce3" table:formula="of:=[$logger_tests_long_filename.D203]" office:value-type="float" office:value="0" calcext:value-type="float">
            <text:p>0</text:p>
          </table:table-cell>
          <table:table-cell table:style-name="ce3" table:formula="of:=[$logger_tests_long_filename.E203]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$logger_tests_long_filename.A204]/(60*60*24)+25569" office:value-type="date" office:date-value="1970-01-01" calcext:value-type="date">
            <text:p>01.01.70 00:00</text:p>
          </table:table-cell>
          <table:table-cell table:style-name="ce3" table:formula="of:=[$logger_tests_long_filename.B204]" office:value-type="float" office:value="0" calcext:value-type="float">
            <text:p>0</text:p>
          </table:table-cell>
          <table:table-cell table:style-name="ce3" table:formula="of:=[$logger_tests_long_filename.C204]" office:value-type="float" office:value="0" calcext:value-type="float">
            <text:p>0</text:p>
          </table:table-cell>
          <table:table-cell table:style-name="ce3" table:formula="of:=[$logger_tests_long_filename.D204]" office:value-type="float" office:value="0" calcext:value-type="float">
            <text:p>0</text:p>
          </table:table-cell>
          <table:table-cell table:style-name="ce3" table:formula="of:=[$logger_tests_long_filename.E204]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$logger_tests_long_filename.A205]/(60*60*24)+25569" office:value-type="date" office:date-value="1970-01-01" calcext:value-type="date">
            <text:p>01.01.70 00:00</text:p>
          </table:table-cell>
          <table:table-cell table:style-name="ce3" table:formula="of:=[$logger_tests_long_filename.B205]" office:value-type="float" office:value="0" calcext:value-type="float">
            <text:p>0</text:p>
          </table:table-cell>
          <table:table-cell table:style-name="ce3" table:formula="of:=[$logger_tests_long_filename.C205]" office:value-type="float" office:value="0" calcext:value-type="float">
            <text:p>0</text:p>
          </table:table-cell>
          <table:table-cell table:style-name="ce3" table:formula="of:=[$logger_tests_long_filename.D205]" office:value-type="float" office:value="0" calcext:value-type="float">
            <text:p>0</text:p>
          </table:table-cell>
          <table:table-cell table:style-name="ce3" table:formula="of:=[$logger_tests_long_filename.E205]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$logger_tests_long_filename.A206]/(60*60*24)+25569" office:value-type="date" office:date-value="1970-01-01" calcext:value-type="date">
            <text:p>01.01.70 00:00</text:p>
          </table:table-cell>
          <table:table-cell table:style-name="ce3" table:formula="of:=[$logger_tests_long_filename.B206]" office:value-type="float" office:value="0" calcext:value-type="float">
            <text:p>0</text:p>
          </table:table-cell>
          <table:table-cell table:style-name="ce3" table:formula="of:=[$logger_tests_long_filename.C206]" office:value-type="float" office:value="0" calcext:value-type="float">
            <text:p>0</text:p>
          </table:table-cell>
          <table:table-cell table:style-name="ce3" table:formula="of:=[$logger_tests_long_filename.D206]" office:value-type="float" office:value="0" calcext:value-type="float">
            <text:p>0</text:p>
          </table:table-cell>
          <table:table-cell table:style-name="ce3" table:formula="of:=[$logger_tests_long_filename.E206]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$logger_tests_long_filename.A207]/(60*60*24)+25569" office:value-type="date" office:date-value="1970-01-01" calcext:value-type="date">
            <text:p>01.01.70 00:00</text:p>
          </table:table-cell>
          <table:table-cell table:style-name="ce3" table:formula="of:=[$logger_tests_long_filename.B207]" office:value-type="float" office:value="0" calcext:value-type="float">
            <text:p>0</text:p>
          </table:table-cell>
          <table:table-cell table:style-name="ce3" table:formula="of:=[$logger_tests_long_filename.C207]" office:value-type="float" office:value="0" calcext:value-type="float">
            <text:p>0</text:p>
          </table:table-cell>
          <table:table-cell table:style-name="ce3" table:formula="of:=[$logger_tests_long_filename.D207]" office:value-type="float" office:value="0" calcext:value-type="float">
            <text:p>0</text:p>
          </table:table-cell>
          <table:table-cell table:style-name="ce3" table:formula="of:=[$logger_tests_long_filename.E207]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$logger_tests_long_filename.A208]/(60*60*24)+25569" office:value-type="date" office:date-value="1970-01-01" calcext:value-type="date">
            <text:p>01.01.70 00:00</text:p>
          </table:table-cell>
          <table:table-cell table:style-name="ce3" table:formula="of:=[$logger_tests_long_filename.B208]" office:value-type="float" office:value="0" calcext:value-type="float">
            <text:p>0</text:p>
          </table:table-cell>
          <table:table-cell table:style-name="ce3" table:formula="of:=[$logger_tests_long_filename.C208]" office:value-type="float" office:value="0" calcext:value-type="float">
            <text:p>0</text:p>
          </table:table-cell>
          <table:table-cell table:style-name="ce3" table:formula="of:=[$logger_tests_long_filename.D208]" office:value-type="float" office:value="0" calcext:value-type="float">
            <text:p>0</text:p>
          </table:table-cell>
          <table:table-cell table:style-name="ce3" table:formula="of:=[$logger_tests_long_filename.E208]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$logger_tests_long_filename.A209]/(60*60*24)+25569" office:value-type="date" office:date-value="1970-01-01" calcext:value-type="date">
            <text:p>01.01.70 00:00</text:p>
          </table:table-cell>
          <table:table-cell table:style-name="ce3" table:formula="of:=[$logger_tests_long_filename.B209]" office:value-type="float" office:value="0" calcext:value-type="float">
            <text:p>0</text:p>
          </table:table-cell>
          <table:table-cell table:style-name="ce3" table:formula="of:=[$logger_tests_long_filename.C209]" office:value-type="float" office:value="0" calcext:value-type="float">
            <text:p>0</text:p>
          </table:table-cell>
          <table:table-cell table:style-name="ce3" table:formula="of:=[$logger_tests_long_filename.D209]" office:value-type="float" office:value="0" calcext:value-type="float">
            <text:p>0</text:p>
          </table:table-cell>
          <table:table-cell table:style-name="ce3" table:formula="of:=[$logger_tests_long_filename.E209]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$logger_tests_long_filename.A210]/(60*60*24)+25569" office:value-type="date" office:date-value="1970-01-01" calcext:value-type="date">
            <text:p>01.01.70 00:00</text:p>
          </table:table-cell>
          <table:table-cell table:style-name="ce3" table:formula="of:=[$logger_tests_long_filename.B210]" office:value-type="float" office:value="0" calcext:value-type="float">
            <text:p>0</text:p>
          </table:table-cell>
          <table:table-cell table:style-name="ce3" table:formula="of:=[$logger_tests_long_filename.C210]" office:value-type="float" office:value="0" calcext:value-type="float">
            <text:p>0</text:p>
          </table:table-cell>
          <table:table-cell table:style-name="ce3" table:formula="of:=[$logger_tests_long_filename.D210]" office:value-type="float" office:value="0" calcext:value-type="float">
            <text:p>0</text:p>
          </table:table-cell>
          <table:table-cell table:style-name="ce3" table:formula="of:=[$logger_tests_long_filename.E210]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$logger_tests_long_filename.A211]/(60*60*24)+25569" office:value-type="date" office:date-value="1970-01-01" calcext:value-type="date">
            <text:p>01.01.70 00:00</text:p>
          </table:table-cell>
          <table:table-cell table:style-name="ce3" table:formula="of:=[$logger_tests_long_filename.B211]" office:value-type="float" office:value="0" calcext:value-type="float">
            <text:p>0</text:p>
          </table:table-cell>
          <table:table-cell table:style-name="ce3" table:formula="of:=[$logger_tests_long_filename.C211]" office:value-type="float" office:value="0" calcext:value-type="float">
            <text:p>0</text:p>
          </table:table-cell>
          <table:table-cell table:style-name="ce3" table:formula="of:=[$logger_tests_long_filename.D211]" office:value-type="float" office:value="0" calcext:value-type="float">
            <text:p>0</text:p>
          </table:table-cell>
          <table:table-cell table:style-name="ce3" table:formula="of:=[$logger_tests_long_filename.E211]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$logger_tests_long_filename.A212]/(60*60*24)+25569" office:value-type="date" office:date-value="1970-01-01" calcext:value-type="date">
            <text:p>01.01.70 00:00</text:p>
          </table:table-cell>
          <table:table-cell table:style-name="ce3" table:formula="of:=[$logger_tests_long_filename.B212]" office:value-type="float" office:value="0" calcext:value-type="float">
            <text:p>0</text:p>
          </table:table-cell>
          <table:table-cell table:style-name="ce3" table:formula="of:=[$logger_tests_long_filename.C212]" office:value-type="float" office:value="0" calcext:value-type="float">
            <text:p>0</text:p>
          </table:table-cell>
          <table:table-cell table:style-name="ce3" table:formula="of:=[$logger_tests_long_filename.D212]" office:value-type="float" office:value="0" calcext:value-type="float">
            <text:p>0</text:p>
          </table:table-cell>
          <table:table-cell table:style-name="ce3" table:formula="of:=[$logger_tests_long_filename.E212]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$logger_tests_long_filename.A213]/(60*60*24)+25569" office:value-type="date" office:date-value="1970-01-01" calcext:value-type="date">
            <text:p>01.01.70 00:00</text:p>
          </table:table-cell>
          <table:table-cell table:style-name="ce3" table:formula="of:=[$logger_tests_long_filename.B213]" office:value-type="float" office:value="0" calcext:value-type="float">
            <text:p>0</text:p>
          </table:table-cell>
          <table:table-cell table:style-name="ce3" table:formula="of:=[$logger_tests_long_filename.C213]" office:value-type="float" office:value="0" calcext:value-type="float">
            <text:p>0</text:p>
          </table:table-cell>
          <table:table-cell table:style-name="ce3" table:formula="of:=[$logger_tests_long_filename.D213]" office:value-type="float" office:value="0" calcext:value-type="float">
            <text:p>0</text:p>
          </table:table-cell>
          <table:table-cell table:style-name="ce3" table:formula="of:=[$logger_tests_long_filename.E213]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$logger_tests_long_filename.A214]/(60*60*24)+25569" office:value-type="date" office:date-value="1970-01-01" calcext:value-type="date">
            <text:p>01.01.70 00:00</text:p>
          </table:table-cell>
          <table:table-cell table:style-name="ce3" table:formula="of:=[$logger_tests_long_filename.B214]" office:value-type="float" office:value="0" calcext:value-type="float">
            <text:p>0</text:p>
          </table:table-cell>
          <table:table-cell table:style-name="ce3" table:formula="of:=[$logger_tests_long_filename.C214]" office:value-type="float" office:value="0" calcext:value-type="float">
            <text:p>0</text:p>
          </table:table-cell>
          <table:table-cell table:style-name="ce3" table:formula="of:=[$logger_tests_long_filename.D214]" office:value-type="float" office:value="0" calcext:value-type="float">
            <text:p>0</text:p>
          </table:table-cell>
          <table:table-cell table:style-name="ce3" table:formula="of:=[$logger_tests_long_filename.E214]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$logger_tests_long_filename.A215]/(60*60*24)+25569" office:value-type="date" office:date-value="1970-01-01" calcext:value-type="date">
            <text:p>01.01.70 00:00</text:p>
          </table:table-cell>
          <table:table-cell table:style-name="ce3" table:formula="of:=[$logger_tests_long_filename.B215]" office:value-type="float" office:value="0" calcext:value-type="float">
            <text:p>0</text:p>
          </table:table-cell>
          <table:table-cell table:style-name="ce3" table:formula="of:=[$logger_tests_long_filename.C215]" office:value-type="float" office:value="0" calcext:value-type="float">
            <text:p>0</text:p>
          </table:table-cell>
          <table:table-cell table:style-name="ce3" table:formula="of:=[$logger_tests_long_filename.D215]" office:value-type="float" office:value="0" calcext:value-type="float">
            <text:p>0</text:p>
          </table:table-cell>
          <table:table-cell table:style-name="ce3" table:formula="of:=[$logger_tests_long_filename.E215]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$logger_tests_long_filename.A216]/(60*60*24)+25569" office:value-type="date" office:date-value="1970-01-01" calcext:value-type="date">
            <text:p>01.01.70 00:00</text:p>
          </table:table-cell>
          <table:table-cell table:style-name="ce3" table:formula="of:=[$logger_tests_long_filename.B216]" office:value-type="float" office:value="0" calcext:value-type="float">
            <text:p>0</text:p>
          </table:table-cell>
          <table:table-cell table:style-name="ce3" table:formula="of:=[$logger_tests_long_filename.C216]" office:value-type="float" office:value="0" calcext:value-type="float">
            <text:p>0</text:p>
          </table:table-cell>
          <table:table-cell table:style-name="ce3" table:formula="of:=[$logger_tests_long_filename.D216]" office:value-type="float" office:value="0" calcext:value-type="float">
            <text:p>0</text:p>
          </table:table-cell>
          <table:table-cell table:style-name="ce3" table:formula="of:=[$logger_tests_long_filename.E216]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$logger_tests_long_filename.A217]/(60*60*24)+25569" office:value-type="date" office:date-value="1970-01-01" calcext:value-type="date">
            <text:p>01.01.70 00:00</text:p>
          </table:table-cell>
          <table:table-cell table:style-name="ce3" table:formula="of:=[$logger_tests_long_filename.B217]" office:value-type="float" office:value="0" calcext:value-type="float">
            <text:p>0</text:p>
          </table:table-cell>
          <table:table-cell table:style-name="ce3" table:formula="of:=[$logger_tests_long_filename.C217]" office:value-type="float" office:value="0" calcext:value-type="float">
            <text:p>0</text:p>
          </table:table-cell>
          <table:table-cell table:style-name="ce3" table:formula="of:=[$logger_tests_long_filename.D217]" office:value-type="float" office:value="0" calcext:value-type="float">
            <text:p>0</text:p>
          </table:table-cell>
          <table:table-cell table:style-name="ce3" table:formula="of:=[$logger_tests_long_filename.E217]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$logger_tests_long_filename.A218]/(60*60*24)+25569" office:value-type="date" office:date-value="1970-01-01" calcext:value-type="date">
            <text:p>01.01.70 00:00</text:p>
          </table:table-cell>
          <table:table-cell table:style-name="ce3" table:formula="of:=[$logger_tests_long_filename.B218]" office:value-type="float" office:value="0" calcext:value-type="float">
            <text:p>0</text:p>
          </table:table-cell>
          <table:table-cell table:style-name="ce3" table:formula="of:=[$logger_tests_long_filename.C218]" office:value-type="float" office:value="0" calcext:value-type="float">
            <text:p>0</text:p>
          </table:table-cell>
          <table:table-cell table:style-name="ce3" table:formula="of:=[$logger_tests_long_filename.D218]" office:value-type="float" office:value="0" calcext:value-type="float">
            <text:p>0</text:p>
          </table:table-cell>
          <table:table-cell table:style-name="ce3" table:formula="of:=[$logger_tests_long_filename.E218]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$logger_tests_long_filename.A219]/(60*60*24)+25569" office:value-type="date" office:date-value="1970-01-01" calcext:value-type="date">
            <text:p>01.01.70 00:00</text:p>
          </table:table-cell>
          <table:table-cell table:style-name="ce3" table:formula="of:=[$logger_tests_long_filename.B219]" office:value-type="float" office:value="0" calcext:value-type="float">
            <text:p>0</text:p>
          </table:table-cell>
          <table:table-cell table:style-name="ce3" table:formula="of:=[$logger_tests_long_filename.C219]" office:value-type="float" office:value="0" calcext:value-type="float">
            <text:p>0</text:p>
          </table:table-cell>
          <table:table-cell table:style-name="ce3" table:formula="of:=[$logger_tests_long_filename.D219]" office:value-type="float" office:value="0" calcext:value-type="float">
            <text:p>0</text:p>
          </table:table-cell>
          <table:table-cell table:style-name="ce3" table:formula="of:=[$logger_tests_long_filename.E219]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$logger_tests_long_filename.A220]/(60*60*24)+25569" office:value-type="date" office:date-value="1970-01-01" calcext:value-type="date">
            <text:p>01.01.70 00:00</text:p>
          </table:table-cell>
          <table:table-cell table:style-name="ce3" table:formula="of:=[$logger_tests_long_filename.B220]" office:value-type="float" office:value="0" calcext:value-type="float">
            <text:p>0</text:p>
          </table:table-cell>
          <table:table-cell table:style-name="ce3" table:formula="of:=[$logger_tests_long_filename.C220]" office:value-type="float" office:value="0" calcext:value-type="float">
            <text:p>0</text:p>
          </table:table-cell>
          <table:table-cell table:style-name="ce3" table:formula="of:=[$logger_tests_long_filename.D220]" office:value-type="float" office:value="0" calcext:value-type="float">
            <text:p>0</text:p>
          </table:table-cell>
          <table:table-cell table:style-name="ce3" table:formula="of:=[$logger_tests_long_filename.E220]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$logger_tests_long_filename.A221]/(60*60*24)+25569" office:value-type="date" office:date-value="1970-01-01" calcext:value-type="date">
            <text:p>01.01.70 00:00</text:p>
          </table:table-cell>
          <table:table-cell table:style-name="ce3" table:formula="of:=[$logger_tests_long_filename.B221]" office:value-type="float" office:value="0" calcext:value-type="float">
            <text:p>0</text:p>
          </table:table-cell>
          <table:table-cell table:style-name="ce3" table:formula="of:=[$logger_tests_long_filename.C221]" office:value-type="float" office:value="0" calcext:value-type="float">
            <text:p>0</text:p>
          </table:table-cell>
          <table:table-cell table:style-name="ce3" table:formula="of:=[$logger_tests_long_filename.D221]" office:value-type="float" office:value="0" calcext:value-type="float">
            <text:p>0</text:p>
          </table:table-cell>
          <table:table-cell table:style-name="ce3" table:formula="of:=[$logger_tests_long_filename.E221]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$logger_tests_long_filename.A222]/(60*60*24)+25569" office:value-type="date" office:date-value="1970-01-01" calcext:value-type="date">
            <text:p>01.01.70 00:00</text:p>
          </table:table-cell>
          <table:table-cell table:style-name="ce3" table:formula="of:=[$logger_tests_long_filename.B222]" office:value-type="float" office:value="0" calcext:value-type="float">
            <text:p>0</text:p>
          </table:table-cell>
          <table:table-cell table:style-name="ce3" table:formula="of:=[$logger_tests_long_filename.C222]" office:value-type="float" office:value="0" calcext:value-type="float">
            <text:p>0</text:p>
          </table:table-cell>
          <table:table-cell table:style-name="ce3" table:formula="of:=[$logger_tests_long_filename.D222]" office:value-type="float" office:value="0" calcext:value-type="float">
            <text:p>0</text:p>
          </table:table-cell>
          <table:table-cell table:style-name="ce3" table:formula="of:=[$logger_tests_long_filename.E222]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$logger_tests_long_filename.A223]/(60*60*24)+25569" office:value-type="date" office:date-value="1970-01-01" calcext:value-type="date">
            <text:p>01.01.70 00:00</text:p>
          </table:table-cell>
          <table:table-cell table:style-name="ce3" table:formula="of:=[$logger_tests_long_filename.B223]" office:value-type="float" office:value="0" calcext:value-type="float">
            <text:p>0</text:p>
          </table:table-cell>
          <table:table-cell table:style-name="ce3" table:formula="of:=[$logger_tests_long_filename.C223]" office:value-type="float" office:value="0" calcext:value-type="float">
            <text:p>0</text:p>
          </table:table-cell>
          <table:table-cell table:style-name="ce3" table:formula="of:=[$logger_tests_long_filename.D223]" office:value-type="float" office:value="0" calcext:value-type="float">
            <text:p>0</text:p>
          </table:table-cell>
          <table:table-cell table:style-name="ce3" table:formula="of:=[$logger_tests_long_filename.E223]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$logger_tests_long_filename.A224]/(60*60*24)+25569" office:value-type="date" office:date-value="1970-01-01" calcext:value-type="date">
            <text:p>01.01.70 00:00</text:p>
          </table:table-cell>
          <table:table-cell table:style-name="ce3" table:formula="of:=[$logger_tests_long_filename.B224]" office:value-type="float" office:value="0" calcext:value-type="float">
            <text:p>0</text:p>
          </table:table-cell>
          <table:table-cell table:style-name="ce3" table:formula="of:=[$logger_tests_long_filename.C224]" office:value-type="float" office:value="0" calcext:value-type="float">
            <text:p>0</text:p>
          </table:table-cell>
          <table:table-cell table:style-name="ce3" table:formula="of:=[$logger_tests_long_filename.D224]" office:value-type="float" office:value="0" calcext:value-type="float">
            <text:p>0</text:p>
          </table:table-cell>
          <table:table-cell table:style-name="ce3" table:formula="of:=[$logger_tests_long_filename.E224]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$logger_tests_long_filename.A225]/(60*60*24)+25569" office:value-type="date" office:date-value="1970-01-01" calcext:value-type="date">
            <text:p>01.01.70 00:00</text:p>
          </table:table-cell>
          <table:table-cell table:style-name="ce3" table:formula="of:=[$logger_tests_long_filename.B225]" office:value-type="float" office:value="0" calcext:value-type="float">
            <text:p>0</text:p>
          </table:table-cell>
          <table:table-cell table:style-name="ce3" table:formula="of:=[$logger_tests_long_filename.C225]" office:value-type="float" office:value="0" calcext:value-type="float">
            <text:p>0</text:p>
          </table:table-cell>
          <table:table-cell table:style-name="ce3" table:formula="of:=[$logger_tests_long_filename.D225]" office:value-type="float" office:value="0" calcext:value-type="float">
            <text:p>0</text:p>
          </table:table-cell>
          <table:table-cell table:style-name="ce3" table:formula="of:=[$logger_tests_long_filename.E225]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$logger_tests_long_filename.A226]/(60*60*24)+25569" office:value-type="date" office:date-value="1970-01-01" calcext:value-type="date">
            <text:p>01.01.70 00:00</text:p>
          </table:table-cell>
          <table:table-cell table:style-name="ce3" table:formula="of:=[$logger_tests_long_filename.B226]" office:value-type="float" office:value="0" calcext:value-type="float">
            <text:p>0</text:p>
          </table:table-cell>
          <table:table-cell table:style-name="ce3" table:formula="of:=[$logger_tests_long_filename.C226]" office:value-type="float" office:value="0" calcext:value-type="float">
            <text:p>0</text:p>
          </table:table-cell>
          <table:table-cell table:style-name="ce3" table:formula="of:=[$logger_tests_long_filename.D226]" office:value-type="float" office:value="0" calcext:value-type="float">
            <text:p>0</text:p>
          </table:table-cell>
          <table:table-cell table:style-name="ce3" table:formula="of:=[$logger_tests_long_filename.E226]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$logger_tests_long_filename.A227]/(60*60*24)+25569" office:value-type="date" office:date-value="1970-01-01" calcext:value-type="date">
            <text:p>01.01.70 00:00</text:p>
          </table:table-cell>
          <table:table-cell table:style-name="ce3" table:formula="of:=[$logger_tests_long_filename.B227]" office:value-type="float" office:value="0" calcext:value-type="float">
            <text:p>0</text:p>
          </table:table-cell>
          <table:table-cell table:style-name="ce3" table:formula="of:=[$logger_tests_long_filename.C227]" office:value-type="float" office:value="0" calcext:value-type="float">
            <text:p>0</text:p>
          </table:table-cell>
          <table:table-cell table:style-name="ce3" table:formula="of:=[$logger_tests_long_filename.D227]" office:value-type="float" office:value="0" calcext:value-type="float">
            <text:p>0</text:p>
          </table:table-cell>
          <table:table-cell table:style-name="ce3" table:formula="of:=[$logger_tests_long_filename.E227]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$logger_tests_long_filename.A228]/(60*60*24)+25569" office:value-type="date" office:date-value="1970-01-01" calcext:value-type="date">
            <text:p>01.01.70 00:00</text:p>
          </table:table-cell>
          <table:table-cell table:style-name="ce3" table:formula="of:=[$logger_tests_long_filename.B228]" office:value-type="float" office:value="0" calcext:value-type="float">
            <text:p>0</text:p>
          </table:table-cell>
          <table:table-cell table:style-name="ce3" table:formula="of:=[$logger_tests_long_filename.C228]" office:value-type="float" office:value="0" calcext:value-type="float">
            <text:p>0</text:p>
          </table:table-cell>
          <table:table-cell table:style-name="ce3" table:formula="of:=[$logger_tests_long_filename.D228]" office:value-type="float" office:value="0" calcext:value-type="float">
            <text:p>0</text:p>
          </table:table-cell>
          <table:table-cell table:style-name="ce3" table:formula="of:=[$logger_tests_long_filename.E228]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$logger_tests_long_filename.A229]/(60*60*24)+25569" office:value-type="date" office:date-value="1970-01-01" calcext:value-type="date">
            <text:p>01.01.70 00:00</text:p>
          </table:table-cell>
          <table:table-cell table:style-name="ce3" table:formula="of:=[$logger_tests_long_filename.B229]" office:value-type="float" office:value="0" calcext:value-type="float">
            <text:p>0</text:p>
          </table:table-cell>
          <table:table-cell table:style-name="ce3" table:formula="of:=[$logger_tests_long_filename.C229]" office:value-type="float" office:value="0" calcext:value-type="float">
            <text:p>0</text:p>
          </table:table-cell>
          <table:table-cell table:style-name="ce3" table:formula="of:=[$logger_tests_long_filename.D229]" office:value-type="float" office:value="0" calcext:value-type="float">
            <text:p>0</text:p>
          </table:table-cell>
          <table:table-cell table:style-name="ce3" table:formula="of:=[$logger_tests_long_filename.E229]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$logger_tests_long_filename.A230]/(60*60*24)+25569" office:value-type="date" office:date-value="1970-01-01" calcext:value-type="date">
            <text:p>01.01.70 00:00</text:p>
          </table:table-cell>
          <table:table-cell table:style-name="ce3" table:formula="of:=[$logger_tests_long_filename.B230]" office:value-type="float" office:value="0" calcext:value-type="float">
            <text:p>0</text:p>
          </table:table-cell>
          <table:table-cell table:style-name="ce3" table:formula="of:=[$logger_tests_long_filename.C230]" office:value-type="float" office:value="0" calcext:value-type="float">
            <text:p>0</text:p>
          </table:table-cell>
          <table:table-cell table:style-name="ce3" table:formula="of:=[$logger_tests_long_filename.D230]" office:value-type="float" office:value="0" calcext:value-type="float">
            <text:p>0</text:p>
          </table:table-cell>
          <table:table-cell table:style-name="ce3" table:formula="of:=[$logger_tests_long_filename.E230]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$logger_tests_long_filename.A231]/(60*60*24)+25569" office:value-type="date" office:date-value="1970-01-01" calcext:value-type="date">
            <text:p>01.01.70 00:00</text:p>
          </table:table-cell>
          <table:table-cell table:style-name="ce3" table:formula="of:=[$logger_tests_long_filename.B231]" office:value-type="float" office:value="0" calcext:value-type="float">
            <text:p>0</text:p>
          </table:table-cell>
          <table:table-cell table:style-name="ce3" table:formula="of:=[$logger_tests_long_filename.C231]" office:value-type="float" office:value="0" calcext:value-type="float">
            <text:p>0</text:p>
          </table:table-cell>
          <table:table-cell table:style-name="ce3" table:formula="of:=[$logger_tests_long_filename.D231]" office:value-type="float" office:value="0" calcext:value-type="float">
            <text:p>0</text:p>
          </table:table-cell>
          <table:table-cell table:style-name="ce3" table:formula="of:=[$logger_tests_long_filename.E231]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$logger_tests_long_filename.A232]/(60*60*24)+25569" office:value-type="date" office:date-value="1970-01-01" calcext:value-type="date">
            <text:p>01.01.70 00:00</text:p>
          </table:table-cell>
          <table:table-cell table:style-name="ce3" table:formula="of:=[$logger_tests_long_filename.B232]" office:value-type="float" office:value="0" calcext:value-type="float">
            <text:p>0</text:p>
          </table:table-cell>
          <table:table-cell table:style-name="ce3" table:formula="of:=[$logger_tests_long_filename.C232]" office:value-type="float" office:value="0" calcext:value-type="float">
            <text:p>0</text:p>
          </table:table-cell>
          <table:table-cell table:style-name="ce3" table:formula="of:=[$logger_tests_long_filename.D232]" office:value-type="float" office:value="0" calcext:value-type="float">
            <text:p>0</text:p>
          </table:table-cell>
          <table:table-cell table:style-name="ce3" table:formula="of:=[$logger_tests_long_filename.E232]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$logger_tests_long_filename.A233]/(60*60*24)+25569" office:value-type="date" office:date-value="1970-01-01" calcext:value-type="date">
            <text:p>01.01.70 00:00</text:p>
          </table:table-cell>
          <table:table-cell table:style-name="ce3" table:formula="of:=[$logger_tests_long_filename.B233]" office:value-type="float" office:value="0" calcext:value-type="float">
            <text:p>0</text:p>
          </table:table-cell>
          <table:table-cell table:style-name="ce3" table:formula="of:=[$logger_tests_long_filename.C233]" office:value-type="float" office:value="0" calcext:value-type="float">
            <text:p>0</text:p>
          </table:table-cell>
          <table:table-cell table:style-name="ce3" table:formula="of:=[$logger_tests_long_filename.D233]" office:value-type="float" office:value="0" calcext:value-type="float">
            <text:p>0</text:p>
          </table:table-cell>
          <table:table-cell table:style-name="ce3" table:formula="of:=[$logger_tests_long_filename.E233]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$logger_tests_long_filename.A234]/(60*60*24)+25569" office:value-type="date" office:date-value="1970-01-01" calcext:value-type="date">
            <text:p>01.01.70 00:00</text:p>
          </table:table-cell>
          <table:table-cell table:style-name="ce3" table:formula="of:=[$logger_tests_long_filename.B234]" office:value-type="float" office:value="0" calcext:value-type="float">
            <text:p>0</text:p>
          </table:table-cell>
          <table:table-cell table:style-name="ce3" table:formula="of:=[$logger_tests_long_filename.C234]" office:value-type="float" office:value="0" calcext:value-type="float">
            <text:p>0</text:p>
          </table:table-cell>
          <table:table-cell table:style-name="ce3" table:formula="of:=[$logger_tests_long_filename.D234]" office:value-type="float" office:value="0" calcext:value-type="float">
            <text:p>0</text:p>
          </table:table-cell>
          <table:table-cell table:style-name="ce3" table:formula="of:=[$logger_tests_long_filename.E234]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$logger_tests_long_filename.A235]/(60*60*24)+25569" office:value-type="date" office:date-value="1970-01-01" calcext:value-type="date">
            <text:p>01.01.70 00:00</text:p>
          </table:table-cell>
          <table:table-cell table:style-name="ce3" table:formula="of:=[$logger_tests_long_filename.B235]" office:value-type="float" office:value="0" calcext:value-type="float">
            <text:p>0</text:p>
          </table:table-cell>
          <table:table-cell table:style-name="ce3" table:formula="of:=[$logger_tests_long_filename.C235]" office:value-type="float" office:value="0" calcext:value-type="float">
            <text:p>0</text:p>
          </table:table-cell>
          <table:table-cell table:style-name="ce3" table:formula="of:=[$logger_tests_long_filename.D235]" office:value-type="float" office:value="0" calcext:value-type="float">
            <text:p>0</text:p>
          </table:table-cell>
          <table:table-cell table:style-name="ce3" table:formula="of:=[$logger_tests_long_filename.E235]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$logger_tests_long_filename.A236]/(60*60*24)+25569" office:value-type="date" office:date-value="1970-01-01" calcext:value-type="date">
            <text:p>01.01.70 00:00</text:p>
          </table:table-cell>
          <table:table-cell table:style-name="ce3" table:formula="of:=[$logger_tests_long_filename.B236]" office:value-type="float" office:value="0" calcext:value-type="float">
            <text:p>0</text:p>
          </table:table-cell>
          <table:table-cell table:style-name="ce3" table:formula="of:=[$logger_tests_long_filename.C236]" office:value-type="float" office:value="0" calcext:value-type="float">
            <text:p>0</text:p>
          </table:table-cell>
          <table:table-cell table:style-name="ce3" table:formula="of:=[$logger_tests_long_filename.D236]" office:value-type="float" office:value="0" calcext:value-type="float">
            <text:p>0</text:p>
          </table:table-cell>
          <table:table-cell table:style-name="ce3" table:formula="of:=[$logger_tests_long_filename.E236]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$logger_tests_long_filename.A237]/(60*60*24)+25569" office:value-type="date" office:date-value="1970-01-01" calcext:value-type="date">
            <text:p>01.01.70 00:00</text:p>
          </table:table-cell>
          <table:table-cell table:style-name="ce3" table:formula="of:=[$logger_tests_long_filename.B237]" office:value-type="float" office:value="0" calcext:value-type="float">
            <text:p>0</text:p>
          </table:table-cell>
          <table:table-cell table:style-name="ce3" table:formula="of:=[$logger_tests_long_filename.C237]" office:value-type="float" office:value="0" calcext:value-type="float">
            <text:p>0</text:p>
          </table:table-cell>
          <table:table-cell table:style-name="ce3" table:formula="of:=[$logger_tests_long_filename.D237]" office:value-type="float" office:value="0" calcext:value-type="float">
            <text:p>0</text:p>
          </table:table-cell>
          <table:table-cell table:style-name="ce3" table:formula="of:=[$logger_tests_long_filename.E237]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$logger_tests_long_filename.A238]/(60*60*24)+25569" office:value-type="date" office:date-value="1970-01-01" calcext:value-type="date">
            <text:p>01.01.70 00:00</text:p>
          </table:table-cell>
          <table:table-cell table:style-name="ce3" table:formula="of:=[$logger_tests_long_filename.B238]" office:value-type="float" office:value="0" calcext:value-type="float">
            <text:p>0</text:p>
          </table:table-cell>
          <table:table-cell table:style-name="ce3" table:formula="of:=[$logger_tests_long_filename.C238]" office:value-type="float" office:value="0" calcext:value-type="float">
            <text:p>0</text:p>
          </table:table-cell>
          <table:table-cell table:style-name="ce3" table:formula="of:=[$logger_tests_long_filename.D238]" office:value-type="float" office:value="0" calcext:value-type="float">
            <text:p>0</text:p>
          </table:table-cell>
          <table:table-cell table:style-name="ce3" table:formula="of:=[$logger_tests_long_filename.E238]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$logger_tests_long_filename.A239]/(60*60*24)+25569" office:value-type="date" office:date-value="1970-01-01" calcext:value-type="date">
            <text:p>01.01.70 00:00</text:p>
          </table:table-cell>
          <table:table-cell table:style-name="ce3" table:formula="of:=[$logger_tests_long_filename.B239]" office:value-type="float" office:value="0" calcext:value-type="float">
            <text:p>0</text:p>
          </table:table-cell>
          <table:table-cell table:style-name="ce3" table:formula="of:=[$logger_tests_long_filename.C239]" office:value-type="float" office:value="0" calcext:value-type="float">
            <text:p>0</text:p>
          </table:table-cell>
          <table:table-cell table:style-name="ce3" table:formula="of:=[$logger_tests_long_filename.D239]" office:value-type="float" office:value="0" calcext:value-type="float">
            <text:p>0</text:p>
          </table:table-cell>
          <table:table-cell table:style-name="ce3" table:formula="of:=[$logger_tests_long_filename.E239]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$logger_tests_long_filename.A240]/(60*60*24)+25569" office:value-type="date" office:date-value="1970-01-01" calcext:value-type="date">
            <text:p>01.01.70 00:00</text:p>
          </table:table-cell>
          <table:table-cell table:style-name="ce3" table:formula="of:=[$logger_tests_long_filename.B240]" office:value-type="float" office:value="0" calcext:value-type="float">
            <text:p>0</text:p>
          </table:table-cell>
          <table:table-cell table:style-name="ce3" table:formula="of:=[$logger_tests_long_filename.C240]" office:value-type="float" office:value="0" calcext:value-type="float">
            <text:p>0</text:p>
          </table:table-cell>
          <table:table-cell table:style-name="ce3" table:formula="of:=[$logger_tests_long_filename.D240]" office:value-type="float" office:value="0" calcext:value-type="float">
            <text:p>0</text:p>
          </table:table-cell>
          <table:table-cell table:style-name="ce3" table:formula="of:=[$logger_tests_long_filename.E240]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$logger_tests_long_filename.A241]/(60*60*24)+25569" office:value-type="date" office:date-value="1970-01-01" calcext:value-type="date">
            <text:p>01.01.70 00:00</text:p>
          </table:table-cell>
          <table:table-cell table:style-name="ce3" table:formula="of:=[$logger_tests_long_filename.B241]" office:value-type="float" office:value="0" calcext:value-type="float">
            <text:p>0</text:p>
          </table:table-cell>
          <table:table-cell table:style-name="ce3" table:formula="of:=[$logger_tests_long_filename.C241]" office:value-type="float" office:value="0" calcext:value-type="float">
            <text:p>0</text:p>
          </table:table-cell>
          <table:table-cell table:style-name="ce3" table:formula="of:=[$logger_tests_long_filename.D241]" office:value-type="float" office:value="0" calcext:value-type="float">
            <text:p>0</text:p>
          </table:table-cell>
          <table:table-cell table:style-name="ce3" table:formula="of:=[$logger_tests_long_filename.E241]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$logger_tests_long_filename.A242]/(60*60*24)+25569" office:value-type="date" office:date-value="1970-01-01" calcext:value-type="date">
            <text:p>01.01.70 00:00</text:p>
          </table:table-cell>
          <table:table-cell table:style-name="ce3" table:formula="of:=[$logger_tests_long_filename.B242]" office:value-type="float" office:value="0" calcext:value-type="float">
            <text:p>0</text:p>
          </table:table-cell>
          <table:table-cell table:style-name="ce3" table:formula="of:=[$logger_tests_long_filename.C242]" office:value-type="float" office:value="0" calcext:value-type="float">
            <text:p>0</text:p>
          </table:table-cell>
          <table:table-cell table:style-name="ce3" table:formula="of:=[$logger_tests_long_filename.D242]" office:value-type="float" office:value="0" calcext:value-type="float">
            <text:p>0</text:p>
          </table:table-cell>
          <table:table-cell table:style-name="ce3" table:formula="of:=[$logger_tests_long_filename.E242]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$logger_tests_long_filename.A243]/(60*60*24)+25569" office:value-type="date" office:date-value="1970-01-01" calcext:value-type="date">
            <text:p>01.01.70 00:00</text:p>
          </table:table-cell>
          <table:table-cell table:style-name="ce3" table:formula="of:=[$logger_tests_long_filename.B243]" office:value-type="float" office:value="0" calcext:value-type="float">
            <text:p>0</text:p>
          </table:table-cell>
          <table:table-cell table:style-name="ce3" table:formula="of:=[$logger_tests_long_filename.C243]" office:value-type="float" office:value="0" calcext:value-type="float">
            <text:p>0</text:p>
          </table:table-cell>
          <table:table-cell table:style-name="ce3" table:formula="of:=[$logger_tests_long_filename.D243]" office:value-type="float" office:value="0" calcext:value-type="float">
            <text:p>0</text:p>
          </table:table-cell>
          <table:table-cell table:style-name="ce3" table:formula="of:=[$logger_tests_long_filename.E243]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$logger_tests_long_filename.A244]/(60*60*24)+25569" office:value-type="date" office:date-value="1970-01-01" calcext:value-type="date">
            <text:p>01.01.70 00:00</text:p>
          </table:table-cell>
          <table:table-cell table:style-name="ce3" table:formula="of:=[$logger_tests_long_filename.B244]" office:value-type="float" office:value="0" calcext:value-type="float">
            <text:p>0</text:p>
          </table:table-cell>
          <table:table-cell table:style-name="ce3" table:formula="of:=[$logger_tests_long_filename.C244]" office:value-type="float" office:value="0" calcext:value-type="float">
            <text:p>0</text:p>
          </table:table-cell>
          <table:table-cell table:style-name="ce3" table:formula="of:=[$logger_tests_long_filename.D244]" office:value-type="float" office:value="0" calcext:value-type="float">
            <text:p>0</text:p>
          </table:table-cell>
          <table:table-cell table:style-name="ce3" table:formula="of:=[$logger_tests_long_filename.E244]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$logger_tests_long_filename.A245]/(60*60*24)+25569" office:value-type="date" office:date-value="1970-01-01" calcext:value-type="date">
            <text:p>01.01.70 00:00</text:p>
          </table:table-cell>
          <table:table-cell table:style-name="ce3" table:formula="of:=[$logger_tests_long_filename.B245]" office:value-type="float" office:value="0" calcext:value-type="float">
            <text:p>0</text:p>
          </table:table-cell>
          <table:table-cell table:style-name="ce3" table:formula="of:=[$logger_tests_long_filename.C245]" office:value-type="float" office:value="0" calcext:value-type="float">
            <text:p>0</text:p>
          </table:table-cell>
          <table:table-cell table:style-name="ce3" table:formula="of:=[$logger_tests_long_filename.D245]" office:value-type="float" office:value="0" calcext:value-type="float">
            <text:p>0</text:p>
          </table:table-cell>
          <table:table-cell table:style-name="ce3" table:formula="of:=[$logger_tests_long_filename.E245]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$logger_tests_long_filename.A246]/(60*60*24)+25569" office:value-type="date" office:date-value="1970-01-01" calcext:value-type="date">
            <text:p>01.01.70 00:00</text:p>
          </table:table-cell>
          <table:table-cell table:style-name="ce3" table:formula="of:=[$logger_tests_long_filename.B246]" office:value-type="float" office:value="0" calcext:value-type="float">
            <text:p>0</text:p>
          </table:table-cell>
          <table:table-cell table:style-name="ce3" table:formula="of:=[$logger_tests_long_filename.C246]" office:value-type="float" office:value="0" calcext:value-type="float">
            <text:p>0</text:p>
          </table:table-cell>
          <table:table-cell table:style-name="ce3" table:formula="of:=[$logger_tests_long_filename.D246]" office:value-type="float" office:value="0" calcext:value-type="float">
            <text:p>0</text:p>
          </table:table-cell>
          <table:table-cell table:style-name="ce3" table:formula="of:=[$logger_tests_long_filename.E246]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$logger_tests_long_filename.A247]/(60*60*24)+25569" office:value-type="date" office:date-value="1970-01-01" calcext:value-type="date">
            <text:p>01.01.70 00:00</text:p>
          </table:table-cell>
          <table:table-cell table:style-name="ce3" table:formula="of:=[$logger_tests_long_filename.B247]" office:value-type="float" office:value="0" calcext:value-type="float">
            <text:p>0</text:p>
          </table:table-cell>
          <table:table-cell table:style-name="ce3" table:formula="of:=[$logger_tests_long_filename.C247]" office:value-type="float" office:value="0" calcext:value-type="float">
            <text:p>0</text:p>
          </table:table-cell>
          <table:table-cell table:style-name="ce3" table:formula="of:=[$logger_tests_long_filename.D247]" office:value-type="float" office:value="0" calcext:value-type="float">
            <text:p>0</text:p>
          </table:table-cell>
          <table:table-cell table:style-name="ce3" table:formula="of:=[$logger_tests_long_filename.E247]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$logger_tests_long_filename.A248]/(60*60*24)+25569" office:value-type="date" office:date-value="1970-01-01" calcext:value-type="date">
            <text:p>01.01.70 00:00</text:p>
          </table:table-cell>
          <table:table-cell table:style-name="ce3" table:formula="of:=[$logger_tests_long_filename.B248]" office:value-type="float" office:value="0" calcext:value-type="float">
            <text:p>0</text:p>
          </table:table-cell>
          <table:table-cell table:style-name="ce3" table:formula="of:=[$logger_tests_long_filename.C248]" office:value-type="float" office:value="0" calcext:value-type="float">
            <text:p>0</text:p>
          </table:table-cell>
          <table:table-cell table:style-name="ce3" table:formula="of:=[$logger_tests_long_filename.D248]" office:value-type="float" office:value="0" calcext:value-type="float">
            <text:p>0</text:p>
          </table:table-cell>
          <table:table-cell table:style-name="ce3" table:formula="of:=[$logger_tests_long_filename.E248]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$logger_tests_long_filename.A249]/(60*60*24)+25569" office:value-type="date" office:date-value="1970-01-01" calcext:value-type="date">
            <text:p>01.01.70 00:00</text:p>
          </table:table-cell>
          <table:table-cell table:style-name="ce3" table:formula="of:=[$logger_tests_long_filename.B249]" office:value-type="float" office:value="0" calcext:value-type="float">
            <text:p>0</text:p>
          </table:table-cell>
          <table:table-cell table:style-name="ce3" table:formula="of:=[$logger_tests_long_filename.C249]" office:value-type="float" office:value="0" calcext:value-type="float">
            <text:p>0</text:p>
          </table:table-cell>
          <table:table-cell table:style-name="ce3" table:formula="of:=[$logger_tests_long_filename.D249]" office:value-type="float" office:value="0" calcext:value-type="float">
            <text:p>0</text:p>
          </table:table-cell>
          <table:table-cell table:style-name="ce3" table:formula="of:=[$logger_tests_long_filename.E249]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$logger_tests_long_filename.A250]/(60*60*24)+25569" office:value-type="date" office:date-value="1970-01-01" calcext:value-type="date">
            <text:p>01.01.70 00:00</text:p>
          </table:table-cell>
          <table:table-cell table:style-name="ce3" table:formula="of:=[$logger_tests_long_filename.B250]" office:value-type="float" office:value="0" calcext:value-type="float">
            <text:p>0</text:p>
          </table:table-cell>
          <table:table-cell table:style-name="ce3" table:formula="of:=[$logger_tests_long_filename.C250]" office:value-type="float" office:value="0" calcext:value-type="float">
            <text:p>0</text:p>
          </table:table-cell>
          <table:table-cell table:style-name="ce3" table:formula="of:=[$logger_tests_long_filename.D250]" office:value-type="float" office:value="0" calcext:value-type="float">
            <text:p>0</text:p>
          </table:table-cell>
          <table:table-cell table:style-name="ce3" table:formula="of:=[$logger_tests_long_filename.E250]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$logger_tests_long_filename.A251]/(60*60*24)+25569" office:value-type="date" office:date-value="1970-01-01" calcext:value-type="date">
            <text:p>01.01.70 00:00</text:p>
          </table:table-cell>
          <table:table-cell table:style-name="ce3" table:formula="of:=[$logger_tests_long_filename.B251]" office:value-type="float" office:value="0" calcext:value-type="float">
            <text:p>0</text:p>
          </table:table-cell>
          <table:table-cell table:style-name="ce3" table:formula="of:=[$logger_tests_long_filename.C251]" office:value-type="float" office:value="0" calcext:value-type="float">
            <text:p>0</text:p>
          </table:table-cell>
          <table:table-cell table:style-name="ce3" table:formula="of:=[$logger_tests_long_filename.D251]" office:value-type="float" office:value="0" calcext:value-type="float">
            <text:p>0</text:p>
          </table:table-cell>
          <table:table-cell table:style-name="ce3" table:formula="of:=[$logger_tests_long_filename.E251]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$logger_tests_long_filename.A252]/(60*60*24)+25569" office:value-type="date" office:date-value="1970-01-01" calcext:value-type="date">
            <text:p>01.01.70 00:00</text:p>
          </table:table-cell>
          <table:table-cell table:style-name="ce3" table:formula="of:=[$logger_tests_long_filename.B252]" office:value-type="float" office:value="0" calcext:value-type="float">
            <text:p>0</text:p>
          </table:table-cell>
          <table:table-cell table:style-name="ce3" table:formula="of:=[$logger_tests_long_filename.C252]" office:value-type="float" office:value="0" calcext:value-type="float">
            <text:p>0</text:p>
          </table:table-cell>
          <table:table-cell table:style-name="ce3" table:formula="of:=[$logger_tests_long_filename.D252]" office:value-type="float" office:value="0" calcext:value-type="float">
            <text:p>0</text:p>
          </table:table-cell>
          <table:table-cell table:style-name="ce3" table:formula="of:=[$logger_tests_long_filename.E252]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$logger_tests_long_filename.A253]/(60*60*24)+25569" office:value-type="date" office:date-value="1970-01-01" calcext:value-type="date">
            <text:p>01.01.70 00:00</text:p>
          </table:table-cell>
          <table:table-cell table:style-name="ce3" table:formula="of:=[$logger_tests_long_filename.B253]" office:value-type="float" office:value="0" calcext:value-type="float">
            <text:p>0</text:p>
          </table:table-cell>
          <table:table-cell table:style-name="ce3" table:formula="of:=[$logger_tests_long_filename.C253]" office:value-type="float" office:value="0" calcext:value-type="float">
            <text:p>0</text:p>
          </table:table-cell>
          <table:table-cell table:style-name="ce3" table:formula="of:=[$logger_tests_long_filename.D253]" office:value-type="float" office:value="0" calcext:value-type="float">
            <text:p>0</text:p>
          </table:table-cell>
          <table:table-cell table:style-name="ce3" table:formula="of:=[$logger_tests_long_filename.E253]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$logger_tests_long_filename.A254]/(60*60*24)+25569" office:value-type="date" office:date-value="1970-01-01" calcext:value-type="date">
            <text:p>01.01.70 00:00</text:p>
          </table:table-cell>
          <table:table-cell table:style-name="ce3" table:formula="of:=[$logger_tests_long_filename.B254]" office:value-type="float" office:value="0" calcext:value-type="float">
            <text:p>0</text:p>
          </table:table-cell>
          <table:table-cell table:style-name="ce3" table:formula="of:=[$logger_tests_long_filename.C254]" office:value-type="float" office:value="0" calcext:value-type="float">
            <text:p>0</text:p>
          </table:table-cell>
          <table:table-cell table:style-name="ce3" table:formula="of:=[$logger_tests_long_filename.D254]" office:value-type="float" office:value="0" calcext:value-type="float">
            <text:p>0</text:p>
          </table:table-cell>
          <table:table-cell table:style-name="ce3" table:formula="of:=[$logger_tests_long_filename.E254]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$logger_tests_long_filename.A255]/(60*60*24)+25569" office:value-type="date" office:date-value="1970-01-01" calcext:value-type="date">
            <text:p>01.01.70 00:00</text:p>
          </table:table-cell>
          <table:table-cell table:style-name="ce3" table:formula="of:=[$logger_tests_long_filename.B255]" office:value-type="float" office:value="0" calcext:value-type="float">
            <text:p>0</text:p>
          </table:table-cell>
          <table:table-cell table:style-name="ce3" table:formula="of:=[$logger_tests_long_filename.C255]" office:value-type="float" office:value="0" calcext:value-type="float">
            <text:p>0</text:p>
          </table:table-cell>
          <table:table-cell table:style-name="ce3" table:formula="of:=[$logger_tests_long_filename.D255]" office:value-type="float" office:value="0" calcext:value-type="float">
            <text:p>0</text:p>
          </table:table-cell>
          <table:table-cell table:style-name="ce3" table:formula="of:=[$logger_tests_long_filename.E255]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$logger_tests_long_filename.A256]/(60*60*24)+25569" office:value-type="date" office:date-value="1970-01-01" calcext:value-type="date">
            <text:p>01.01.70 00:00</text:p>
          </table:table-cell>
          <table:table-cell table:style-name="ce3" table:formula="of:=[$logger_tests_long_filename.B256]" office:value-type="float" office:value="0" calcext:value-type="float">
            <text:p>0</text:p>
          </table:table-cell>
          <table:table-cell table:style-name="ce3" table:formula="of:=[$logger_tests_long_filename.C256]" office:value-type="float" office:value="0" calcext:value-type="float">
            <text:p>0</text:p>
          </table:table-cell>
          <table:table-cell table:style-name="ce3" table:formula="of:=[$logger_tests_long_filename.D256]" office:value-type="float" office:value="0" calcext:value-type="float">
            <text:p>0</text:p>
          </table:table-cell>
          <table:table-cell table:style-name="ce3" table:formula="of:=[$logger_tests_long_filename.E256]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$logger_tests_long_filename.A257]/(60*60*24)+25569" office:value-type="date" office:date-value="1970-01-01" calcext:value-type="date">
            <text:p>01.01.70 00:00</text:p>
          </table:table-cell>
          <table:table-cell table:style-name="ce3" table:formula="of:=[$logger_tests_long_filename.B257]" office:value-type="float" office:value="0" calcext:value-type="float">
            <text:p>0</text:p>
          </table:table-cell>
          <table:table-cell table:style-name="ce3" table:formula="of:=[$logger_tests_long_filename.C257]" office:value-type="float" office:value="0" calcext:value-type="float">
            <text:p>0</text:p>
          </table:table-cell>
          <table:table-cell table:style-name="ce3" table:formula="of:=[$logger_tests_long_filename.D257]" office:value-type="float" office:value="0" calcext:value-type="float">
            <text:p>0</text:p>
          </table:table-cell>
          <table:table-cell table:style-name="ce3" table:formula="of:=[$logger_tests_long_filename.E257]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$logger_tests_long_filename.A258]/(60*60*24)+25569" office:value-type="date" office:date-value="1970-01-01" calcext:value-type="date">
            <text:p>01.01.70 00:00</text:p>
          </table:table-cell>
          <table:table-cell table:style-name="ce3" table:formula="of:=[$logger_tests_long_filename.B258]" office:value-type="float" office:value="0" calcext:value-type="float">
            <text:p>0</text:p>
          </table:table-cell>
          <table:table-cell table:style-name="ce3" table:formula="of:=[$logger_tests_long_filename.C258]" office:value-type="float" office:value="0" calcext:value-type="float">
            <text:p>0</text:p>
          </table:table-cell>
          <table:table-cell table:style-name="ce3" table:formula="of:=[$logger_tests_long_filename.D258]" office:value-type="float" office:value="0" calcext:value-type="float">
            <text:p>0</text:p>
          </table:table-cell>
          <table:table-cell table:style-name="ce3" table:formula="of:=[$logger_tests_long_filename.E258]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$logger_tests_long_filename.A259]/(60*60*24)+25569" office:value-type="date" office:date-value="1970-01-01" calcext:value-type="date">
            <text:p>01.01.70 00:00</text:p>
          </table:table-cell>
          <table:table-cell table:style-name="ce3" table:formula="of:=[$logger_tests_long_filename.B259]" office:value-type="float" office:value="0" calcext:value-type="float">
            <text:p>0</text:p>
          </table:table-cell>
          <table:table-cell table:style-name="ce3" table:formula="of:=[$logger_tests_long_filename.C259]" office:value-type="float" office:value="0" calcext:value-type="float">
            <text:p>0</text:p>
          </table:table-cell>
          <table:table-cell table:style-name="ce3" table:formula="of:=[$logger_tests_long_filename.D259]" office:value-type="float" office:value="0" calcext:value-type="float">
            <text:p>0</text:p>
          </table:table-cell>
          <table:table-cell table:style-name="ce3" table:formula="of:=[$logger_tests_long_filename.E259]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$logger_tests_long_filename.A260]/(60*60*24)+25569" office:value-type="date" office:date-value="1970-01-01" calcext:value-type="date">
            <text:p>01.01.70 00:00</text:p>
          </table:table-cell>
          <table:table-cell table:style-name="ce3" table:formula="of:=[$logger_tests_long_filename.B260]" office:value-type="float" office:value="0" calcext:value-type="float">
            <text:p>0</text:p>
          </table:table-cell>
          <table:table-cell table:style-name="ce3" table:formula="of:=[$logger_tests_long_filename.C260]" office:value-type="float" office:value="0" calcext:value-type="float">
            <text:p>0</text:p>
          </table:table-cell>
          <table:table-cell table:style-name="ce3" table:formula="of:=[$logger_tests_long_filename.D260]" office:value-type="float" office:value="0" calcext:value-type="float">
            <text:p>0</text:p>
          </table:table-cell>
          <table:table-cell table:style-name="ce3" table:formula="of:=[$logger_tests_long_filename.E260]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$logger_tests_long_filename.A261]/(60*60*24)+25569" office:value-type="date" office:date-value="1970-01-01" calcext:value-type="date">
            <text:p>01.01.70 00:00</text:p>
          </table:table-cell>
          <table:table-cell table:style-name="ce3" table:formula="of:=[$logger_tests_long_filename.B261]" office:value-type="float" office:value="0" calcext:value-type="float">
            <text:p>0</text:p>
          </table:table-cell>
          <table:table-cell table:style-name="ce3" table:formula="of:=[$logger_tests_long_filename.C261]" office:value-type="float" office:value="0" calcext:value-type="float">
            <text:p>0</text:p>
          </table:table-cell>
          <table:table-cell table:style-name="ce3" table:formula="of:=[$logger_tests_long_filename.D261]" office:value-type="float" office:value="0" calcext:value-type="float">
            <text:p>0</text:p>
          </table:table-cell>
          <table:table-cell table:style-name="ce3" table:formula="of:=[$logger_tests_long_filename.E261]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$logger_tests_long_filename.A262]/(60*60*24)+25569" office:value-type="date" office:date-value="1970-01-01" calcext:value-type="date">
            <text:p>01.01.70 00:00</text:p>
          </table:table-cell>
          <table:table-cell table:style-name="ce3" table:formula="of:=[$logger_tests_long_filename.B262]" office:value-type="float" office:value="0" calcext:value-type="float">
            <text:p>0</text:p>
          </table:table-cell>
          <table:table-cell table:style-name="ce3" table:formula="of:=[$logger_tests_long_filename.C262]" office:value-type="float" office:value="0" calcext:value-type="float">
            <text:p>0</text:p>
          </table:table-cell>
          <table:table-cell table:style-name="ce3" table:formula="of:=[$logger_tests_long_filename.D262]" office:value-type="float" office:value="0" calcext:value-type="float">
            <text:p>0</text:p>
          </table:table-cell>
          <table:table-cell table:style-name="ce3" table:formula="of:=[$logger_tests_long_filename.E262]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$logger_tests_long_filename.A263]/(60*60*24)+25569" office:value-type="date" office:date-value="1970-01-01" calcext:value-type="date">
            <text:p>01.01.70 00:00</text:p>
          </table:table-cell>
          <table:table-cell table:style-name="ce3" table:formula="of:=[$logger_tests_long_filename.B263]" office:value-type="float" office:value="0" calcext:value-type="float">
            <text:p>0</text:p>
          </table:table-cell>
          <table:table-cell table:style-name="ce3" table:formula="of:=[$logger_tests_long_filename.C263]" office:value-type="float" office:value="0" calcext:value-type="float">
            <text:p>0</text:p>
          </table:table-cell>
          <table:table-cell table:style-name="ce3" table:formula="of:=[$logger_tests_long_filename.D263]" office:value-type="float" office:value="0" calcext:value-type="float">
            <text:p>0</text:p>
          </table:table-cell>
          <table:table-cell table:style-name="ce3" table:formula="of:=[$logger_tests_long_filename.E263]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$logger_tests_long_filename.A264]/(60*60*24)+25569" office:value-type="date" office:date-value="1970-01-01" calcext:value-type="date">
            <text:p>01.01.70 00:00</text:p>
          </table:table-cell>
          <table:table-cell table:style-name="ce3" table:formula="of:=[$logger_tests_long_filename.B264]" office:value-type="float" office:value="0" calcext:value-type="float">
            <text:p>0</text:p>
          </table:table-cell>
          <table:table-cell table:style-name="ce3" table:formula="of:=[$logger_tests_long_filename.C264]" office:value-type="float" office:value="0" calcext:value-type="float">
            <text:p>0</text:p>
          </table:table-cell>
          <table:table-cell table:style-name="ce3" table:formula="of:=[$logger_tests_long_filename.D264]" office:value-type="float" office:value="0" calcext:value-type="float">
            <text:p>0</text:p>
          </table:table-cell>
          <table:table-cell table:style-name="ce3" table:formula="of:=[$logger_tests_long_filename.E264]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$logger_tests_long_filename.A265]/(60*60*24)+25569" office:value-type="date" office:date-value="1970-01-01" calcext:value-type="date">
            <text:p>01.01.70 00:00</text:p>
          </table:table-cell>
          <table:table-cell table:style-name="ce3" table:formula="of:=[$logger_tests_long_filename.B265]" office:value-type="float" office:value="0" calcext:value-type="float">
            <text:p>0</text:p>
          </table:table-cell>
          <table:table-cell table:style-name="ce3" table:formula="of:=[$logger_tests_long_filename.C265]" office:value-type="float" office:value="0" calcext:value-type="float">
            <text:p>0</text:p>
          </table:table-cell>
          <table:table-cell table:style-name="ce3" table:formula="of:=[$logger_tests_long_filename.D265]" office:value-type="float" office:value="0" calcext:value-type="float">
            <text:p>0</text:p>
          </table:table-cell>
          <table:table-cell table:style-name="ce3" table:formula="of:=[$logger_tests_long_filename.E265]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$logger_tests_long_filename.A266]/(60*60*24)+25569" office:value-type="date" office:date-value="1970-01-01" calcext:value-type="date">
            <text:p>01.01.70 00:00</text:p>
          </table:table-cell>
          <table:table-cell table:style-name="ce3" table:formula="of:=[$logger_tests_long_filename.B266]" office:value-type="float" office:value="0" calcext:value-type="float">
            <text:p>0</text:p>
          </table:table-cell>
          <table:table-cell table:style-name="ce3" table:formula="of:=[$logger_tests_long_filename.C266]" office:value-type="float" office:value="0" calcext:value-type="float">
            <text:p>0</text:p>
          </table:table-cell>
          <table:table-cell table:style-name="ce3" table:formula="of:=[$logger_tests_long_filename.D266]" office:value-type="float" office:value="0" calcext:value-type="float">
            <text:p>0</text:p>
          </table:table-cell>
          <table:table-cell table:style-name="ce3" table:formula="of:=[$logger_tests_long_filename.E266]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$logger_tests_long_filename.A267]/(60*60*24)+25569" office:value-type="date" office:date-value="1970-01-01" calcext:value-type="date">
            <text:p>01.01.70 00:00</text:p>
          </table:table-cell>
          <table:table-cell table:style-name="ce3" table:formula="of:=[$logger_tests_long_filename.B267]" office:value-type="float" office:value="0" calcext:value-type="float">
            <text:p>0</text:p>
          </table:table-cell>
          <table:table-cell table:style-name="ce3" table:formula="of:=[$logger_tests_long_filename.C267]" office:value-type="float" office:value="0" calcext:value-type="float">
            <text:p>0</text:p>
          </table:table-cell>
          <table:table-cell table:style-name="ce3" table:formula="of:=[$logger_tests_long_filename.D267]" office:value-type="float" office:value="0" calcext:value-type="float">
            <text:p>0</text:p>
          </table:table-cell>
          <table:table-cell table:style-name="ce3" table:formula="of:=[$logger_tests_long_filename.E267]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$logger_tests_long_filename.A268]/(60*60*24)+25569" office:value-type="date" office:date-value="1970-01-01" calcext:value-type="date">
            <text:p>01.01.70 00:00</text:p>
          </table:table-cell>
          <table:table-cell table:style-name="ce3" table:formula="of:=[$logger_tests_long_filename.B268]" office:value-type="float" office:value="0" calcext:value-type="float">
            <text:p>0</text:p>
          </table:table-cell>
          <table:table-cell table:style-name="ce3" table:formula="of:=[$logger_tests_long_filename.C268]" office:value-type="float" office:value="0" calcext:value-type="float">
            <text:p>0</text:p>
          </table:table-cell>
          <table:table-cell table:style-name="ce3" table:formula="of:=[$logger_tests_long_filename.D268]" office:value-type="float" office:value="0" calcext:value-type="float">
            <text:p>0</text:p>
          </table:table-cell>
          <table:table-cell table:style-name="ce3" table:formula="of:=[$logger_tests_long_filename.E268]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$logger_tests_long_filename.A269]/(60*60*24)+25569" office:value-type="date" office:date-value="1970-01-01" calcext:value-type="date">
            <text:p>01.01.70 00:00</text:p>
          </table:table-cell>
          <table:table-cell table:style-name="ce3" table:formula="of:=[$logger_tests_long_filename.B269]" office:value-type="float" office:value="0" calcext:value-type="float">
            <text:p>0</text:p>
          </table:table-cell>
          <table:table-cell table:style-name="ce3" table:formula="of:=[$logger_tests_long_filename.C269]" office:value-type="float" office:value="0" calcext:value-type="float">
            <text:p>0</text:p>
          </table:table-cell>
          <table:table-cell table:style-name="ce3" table:formula="of:=[$logger_tests_long_filename.D269]" office:value-type="float" office:value="0" calcext:value-type="float">
            <text:p>0</text:p>
          </table:table-cell>
          <table:table-cell table:style-name="ce3" table:formula="of:=[$logger_tests_long_filename.E269]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$logger_tests_long_filename.A270]/(60*60*24)+25569" office:value-type="date" office:date-value="1970-01-01" calcext:value-type="date">
            <text:p>01.01.70 00:00</text:p>
          </table:table-cell>
          <table:table-cell table:style-name="ce3" table:formula="of:=[$logger_tests_long_filename.B270]" office:value-type="float" office:value="0" calcext:value-type="float">
            <text:p>0</text:p>
          </table:table-cell>
          <table:table-cell table:style-name="ce3" table:formula="of:=[$logger_tests_long_filename.C270]" office:value-type="float" office:value="0" calcext:value-type="float">
            <text:p>0</text:p>
          </table:table-cell>
          <table:table-cell table:style-name="ce3" table:formula="of:=[$logger_tests_long_filename.D270]" office:value-type="float" office:value="0" calcext:value-type="float">
            <text:p>0</text:p>
          </table:table-cell>
          <table:table-cell table:style-name="ce3" table:formula="of:=[$logger_tests_long_filename.E270]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$logger_tests_long_filename.A271]/(60*60*24)+25569" office:value-type="date" office:date-value="1970-01-01" calcext:value-type="date">
            <text:p>01.01.70 00:00</text:p>
          </table:table-cell>
          <table:table-cell table:style-name="ce3" table:formula="of:=[$logger_tests_long_filename.B271]" office:value-type="float" office:value="0" calcext:value-type="float">
            <text:p>0</text:p>
          </table:table-cell>
          <table:table-cell table:style-name="ce3" table:formula="of:=[$logger_tests_long_filename.C271]" office:value-type="float" office:value="0" calcext:value-type="float">
            <text:p>0</text:p>
          </table:table-cell>
          <table:table-cell table:style-name="ce3" table:formula="of:=[$logger_tests_long_filename.D271]" office:value-type="float" office:value="0" calcext:value-type="float">
            <text:p>0</text:p>
          </table:table-cell>
          <table:table-cell table:style-name="ce3" table:formula="of:=[$logger_tests_long_filename.E271]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$logger_tests_long_filename.A272]/(60*60*24)+25569" office:value-type="date" office:date-value="1970-01-01" calcext:value-type="date">
            <text:p>01.01.70 00:00</text:p>
          </table:table-cell>
          <table:table-cell table:style-name="ce3" table:formula="of:=[$logger_tests_long_filename.B272]" office:value-type="float" office:value="0" calcext:value-type="float">
            <text:p>0</text:p>
          </table:table-cell>
          <table:table-cell table:style-name="ce3" table:formula="of:=[$logger_tests_long_filename.C272]" office:value-type="float" office:value="0" calcext:value-type="float">
            <text:p>0</text:p>
          </table:table-cell>
          <table:table-cell table:style-name="ce3" table:formula="of:=[$logger_tests_long_filename.D272]" office:value-type="float" office:value="0" calcext:value-type="float">
            <text:p>0</text:p>
          </table:table-cell>
          <table:table-cell table:style-name="ce3" table:formula="of:=[$logger_tests_long_filename.E272]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$logger_tests_long_filename.A273]/(60*60*24)+25569" office:value-type="date" office:date-value="1970-01-01" calcext:value-type="date">
            <text:p>01.01.70 00:00</text:p>
          </table:table-cell>
          <table:table-cell table:style-name="ce3" table:formula="of:=[$logger_tests_long_filename.B273]" office:value-type="float" office:value="0" calcext:value-type="float">
            <text:p>0</text:p>
          </table:table-cell>
          <table:table-cell table:style-name="ce3" table:formula="of:=[$logger_tests_long_filename.C273]" office:value-type="float" office:value="0" calcext:value-type="float">
            <text:p>0</text:p>
          </table:table-cell>
          <table:table-cell table:style-name="ce3" table:formula="of:=[$logger_tests_long_filename.D273]" office:value-type="float" office:value="0" calcext:value-type="float">
            <text:p>0</text:p>
          </table:table-cell>
          <table:table-cell table:style-name="ce3" table:formula="of:=[$logger_tests_long_filename.E273]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$logger_tests_long_filename.A274]/(60*60*24)+25569" office:value-type="date" office:date-value="1970-01-01" calcext:value-type="date">
            <text:p>01.01.70 00:00</text:p>
          </table:table-cell>
          <table:table-cell table:style-name="ce3" table:formula="of:=[$logger_tests_long_filename.B274]" office:value-type="float" office:value="0" calcext:value-type="float">
            <text:p>0</text:p>
          </table:table-cell>
          <table:table-cell table:style-name="ce3" table:formula="of:=[$logger_tests_long_filename.C274]" office:value-type="float" office:value="0" calcext:value-type="float">
            <text:p>0</text:p>
          </table:table-cell>
          <table:table-cell table:style-name="ce3" table:formula="of:=[$logger_tests_long_filename.D274]" office:value-type="float" office:value="0" calcext:value-type="float">
            <text:p>0</text:p>
          </table:table-cell>
          <table:table-cell table:style-name="ce3" table:formula="of:=[$logger_tests_long_filename.E274]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$logger_tests_long_filename.A275]/(60*60*24)+25569" office:value-type="date" office:date-value="1970-01-01" calcext:value-type="date">
            <text:p>01.01.70 00:00</text:p>
          </table:table-cell>
          <table:table-cell table:style-name="ce3" table:formula="of:=[$logger_tests_long_filename.B275]" office:value-type="float" office:value="0" calcext:value-type="float">
            <text:p>0</text:p>
          </table:table-cell>
          <table:table-cell table:style-name="ce3" table:formula="of:=[$logger_tests_long_filename.C275]" office:value-type="float" office:value="0" calcext:value-type="float">
            <text:p>0</text:p>
          </table:table-cell>
          <table:table-cell table:style-name="ce3" table:formula="of:=[$logger_tests_long_filename.D275]" office:value-type="float" office:value="0" calcext:value-type="float">
            <text:p>0</text:p>
          </table:table-cell>
          <table:table-cell table:style-name="ce3" table:formula="of:=[$logger_tests_long_filename.E275]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$logger_tests_long_filename.A276]/(60*60*24)+25569" office:value-type="date" office:date-value="1970-01-01" calcext:value-type="date">
            <text:p>01.01.70 00:00</text:p>
          </table:table-cell>
          <table:table-cell table:style-name="ce3" table:formula="of:=[$logger_tests_long_filename.B276]" office:value-type="float" office:value="0" calcext:value-type="float">
            <text:p>0</text:p>
          </table:table-cell>
          <table:table-cell table:style-name="ce3" table:formula="of:=[$logger_tests_long_filename.C276]" office:value-type="float" office:value="0" calcext:value-type="float">
            <text:p>0</text:p>
          </table:table-cell>
          <table:table-cell table:style-name="ce3" table:formula="of:=[$logger_tests_long_filename.D276]" office:value-type="float" office:value="0" calcext:value-type="float">
            <text:p>0</text:p>
          </table:table-cell>
          <table:table-cell table:style-name="ce3" table:formula="of:=[$logger_tests_long_filename.E276]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$logger_tests_long_filename.A277]/(60*60*24)+25569" office:value-type="date" office:date-value="1970-01-01" calcext:value-type="date">
            <text:p>01.01.70 00:00</text:p>
          </table:table-cell>
          <table:table-cell table:style-name="ce3" table:formula="of:=[$logger_tests_long_filename.B277]" office:value-type="float" office:value="0" calcext:value-type="float">
            <text:p>0</text:p>
          </table:table-cell>
          <table:table-cell table:style-name="ce3" table:formula="of:=[$logger_tests_long_filename.C277]" office:value-type="float" office:value="0" calcext:value-type="float">
            <text:p>0</text:p>
          </table:table-cell>
          <table:table-cell table:style-name="ce3" table:formula="of:=[$logger_tests_long_filename.D277]" office:value-type="float" office:value="0" calcext:value-type="float">
            <text:p>0</text:p>
          </table:table-cell>
          <table:table-cell table:style-name="ce3" table:formula="of:=[$logger_tests_long_filename.E277]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$logger_tests_long_filename.A278]/(60*60*24)+25569" office:value-type="date" office:date-value="1970-01-01" calcext:value-type="date">
            <text:p>01.01.70 00:00</text:p>
          </table:table-cell>
          <table:table-cell table:style-name="ce3" table:formula="of:=[$logger_tests_long_filename.B278]" office:value-type="float" office:value="0" calcext:value-type="float">
            <text:p>0</text:p>
          </table:table-cell>
          <table:table-cell table:style-name="ce3" table:formula="of:=[$logger_tests_long_filename.C278]" office:value-type="float" office:value="0" calcext:value-type="float">
            <text:p>0</text:p>
          </table:table-cell>
          <table:table-cell table:style-name="ce3" table:formula="of:=[$logger_tests_long_filename.D278]" office:value-type="float" office:value="0" calcext:value-type="float">
            <text:p>0</text:p>
          </table:table-cell>
          <table:table-cell table:style-name="ce3" table:formula="of:=[$logger_tests_long_filename.E278]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$logger_tests_long_filename.A279]/(60*60*24)+25569" office:value-type="date" office:date-value="1970-01-01" calcext:value-type="date">
            <text:p>01.01.70 00:00</text:p>
          </table:table-cell>
          <table:table-cell table:style-name="ce3" table:formula="of:=[$logger_tests_long_filename.B279]" office:value-type="float" office:value="0" calcext:value-type="float">
            <text:p>0</text:p>
          </table:table-cell>
          <table:table-cell table:style-name="ce3" table:formula="of:=[$logger_tests_long_filename.C279]" office:value-type="float" office:value="0" calcext:value-type="float">
            <text:p>0</text:p>
          </table:table-cell>
          <table:table-cell table:style-name="ce3" table:formula="of:=[$logger_tests_long_filename.D279]" office:value-type="float" office:value="0" calcext:value-type="float">
            <text:p>0</text:p>
          </table:table-cell>
          <table:table-cell table:style-name="ce3" table:formula="of:=[$logger_tests_long_filename.E279]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$logger_tests_long_filename.A280]/(60*60*24)+25569" office:value-type="date" office:date-value="1970-01-01" calcext:value-type="date">
            <text:p>01.01.70 00:00</text:p>
          </table:table-cell>
          <table:table-cell table:style-name="ce3" table:formula="of:=[$logger_tests_long_filename.B280]" office:value-type="float" office:value="0" calcext:value-type="float">
            <text:p>0</text:p>
          </table:table-cell>
          <table:table-cell table:style-name="ce3" table:formula="of:=[$logger_tests_long_filename.C280]" office:value-type="float" office:value="0" calcext:value-type="float">
            <text:p>0</text:p>
          </table:table-cell>
          <table:table-cell table:style-name="ce3" table:formula="of:=[$logger_tests_long_filename.D280]" office:value-type="float" office:value="0" calcext:value-type="float">
            <text:p>0</text:p>
          </table:table-cell>
          <table:table-cell table:style-name="ce3" table:formula="of:=[$logger_tests_long_filename.E280]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$logger_tests_long_filename.A281]/(60*60*24)+25569" office:value-type="date" office:date-value="1970-01-01" calcext:value-type="date">
            <text:p>01.01.70 00:00</text:p>
          </table:table-cell>
          <table:table-cell table:style-name="ce3" table:formula="of:=[$logger_tests_long_filename.B281]" office:value-type="float" office:value="0" calcext:value-type="float">
            <text:p>0</text:p>
          </table:table-cell>
          <table:table-cell table:style-name="ce3" table:formula="of:=[$logger_tests_long_filename.C281]" office:value-type="float" office:value="0" calcext:value-type="float">
            <text:p>0</text:p>
          </table:table-cell>
          <table:table-cell table:style-name="ce3" table:formula="of:=[$logger_tests_long_filename.D281]" office:value-type="float" office:value="0" calcext:value-type="float">
            <text:p>0</text:p>
          </table:table-cell>
          <table:table-cell table:style-name="ce3" table:formula="of:=[$logger_tests_long_filename.E281]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$logger_tests_long_filename.A282]/(60*60*24)+25569" office:value-type="date" office:date-value="1970-01-01" calcext:value-type="date">
            <text:p>01.01.70 00:00</text:p>
          </table:table-cell>
          <table:table-cell table:style-name="ce3" table:formula="of:=[$logger_tests_long_filename.B282]" office:value-type="float" office:value="0" calcext:value-type="float">
            <text:p>0</text:p>
          </table:table-cell>
          <table:table-cell table:style-name="ce3" table:formula="of:=[$logger_tests_long_filename.C282]" office:value-type="float" office:value="0" calcext:value-type="float">
            <text:p>0</text:p>
          </table:table-cell>
          <table:table-cell table:style-name="ce3" table:formula="of:=[$logger_tests_long_filename.D282]" office:value-type="float" office:value="0" calcext:value-type="float">
            <text:p>0</text:p>
          </table:table-cell>
          <table:table-cell table:style-name="ce3" table:formula="of:=[$logger_tests_long_filename.E282]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$logger_tests_long_filename.A283]/(60*60*24)+25569" office:value-type="date" office:date-value="1970-01-01" calcext:value-type="date">
            <text:p>01.01.70 00:00</text:p>
          </table:table-cell>
          <table:table-cell table:style-name="ce3" table:formula="of:=[$logger_tests_long_filename.B283]" office:value-type="float" office:value="0" calcext:value-type="float">
            <text:p>0</text:p>
          </table:table-cell>
          <table:table-cell table:style-name="ce3" table:formula="of:=[$logger_tests_long_filename.C283]" office:value-type="float" office:value="0" calcext:value-type="float">
            <text:p>0</text:p>
          </table:table-cell>
          <table:table-cell table:style-name="ce3" table:formula="of:=[$logger_tests_long_filename.D283]" office:value-type="float" office:value="0" calcext:value-type="float">
            <text:p>0</text:p>
          </table:table-cell>
          <table:table-cell table:style-name="ce3" table:formula="of:=[$logger_tests_long_filename.E283]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$logger_tests_long_filename.A284]/(60*60*24)+25569" office:value-type="date" office:date-value="1970-01-01" calcext:value-type="date">
            <text:p>01.01.70 00:00</text:p>
          </table:table-cell>
          <table:table-cell table:style-name="ce3" table:formula="of:=[$logger_tests_long_filename.B284]" office:value-type="float" office:value="0" calcext:value-type="float">
            <text:p>0</text:p>
          </table:table-cell>
          <table:table-cell table:style-name="ce3" table:formula="of:=[$logger_tests_long_filename.C284]" office:value-type="float" office:value="0" calcext:value-type="float">
            <text:p>0</text:p>
          </table:table-cell>
          <table:table-cell table:style-name="ce3" table:formula="of:=[$logger_tests_long_filename.D284]" office:value-type="float" office:value="0" calcext:value-type="float">
            <text:p>0</text:p>
          </table:table-cell>
          <table:table-cell table:style-name="ce3" table:formula="of:=[$logger_tests_long_filename.E284]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$logger_tests_long_filename.A285]/(60*60*24)+25569" office:value-type="date" office:date-value="1970-01-01" calcext:value-type="date">
            <text:p>01.01.70 00:00</text:p>
          </table:table-cell>
          <table:table-cell table:style-name="ce3" table:formula="of:=[$logger_tests_long_filename.B285]" office:value-type="float" office:value="0" calcext:value-type="float">
            <text:p>0</text:p>
          </table:table-cell>
          <table:table-cell table:style-name="ce3" table:formula="of:=[$logger_tests_long_filename.C285]" office:value-type="float" office:value="0" calcext:value-type="float">
            <text:p>0</text:p>
          </table:table-cell>
          <table:table-cell table:style-name="ce3" table:formula="of:=[$logger_tests_long_filename.D285]" office:value-type="float" office:value="0" calcext:value-type="float">
            <text:p>0</text:p>
          </table:table-cell>
          <table:table-cell table:style-name="ce3" table:formula="of:=[$logger_tests_long_filename.E285]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$logger_tests_long_filename.A286]/(60*60*24)+25569" office:value-type="date" office:date-value="1970-01-01" calcext:value-type="date">
            <text:p>01.01.70 00:00</text:p>
          </table:table-cell>
          <table:table-cell table:style-name="ce3" table:formula="of:=[$logger_tests_long_filename.B286]" office:value-type="float" office:value="0" calcext:value-type="float">
            <text:p>0</text:p>
          </table:table-cell>
          <table:table-cell table:style-name="ce3" table:formula="of:=[$logger_tests_long_filename.C286]" office:value-type="float" office:value="0" calcext:value-type="float">
            <text:p>0</text:p>
          </table:table-cell>
          <table:table-cell table:style-name="ce3" table:formula="of:=[$logger_tests_long_filename.D286]" office:value-type="float" office:value="0" calcext:value-type="float">
            <text:p>0</text:p>
          </table:table-cell>
          <table:table-cell table:style-name="ce3" table:formula="of:=[$logger_tests_long_filename.E286]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$logger_tests_long_filename.A287]/(60*60*24)+25569" office:value-type="date" office:date-value="1970-01-01" calcext:value-type="date">
            <text:p>01.01.70 00:00</text:p>
          </table:table-cell>
          <table:table-cell table:style-name="ce3" table:formula="of:=[$logger_tests_long_filename.B287]" office:value-type="float" office:value="0" calcext:value-type="float">
            <text:p>0</text:p>
          </table:table-cell>
          <table:table-cell table:style-name="ce3" table:formula="of:=[$logger_tests_long_filename.C287]" office:value-type="float" office:value="0" calcext:value-type="float">
            <text:p>0</text:p>
          </table:table-cell>
          <table:table-cell table:style-name="ce3" table:formula="of:=[$logger_tests_long_filename.D287]" office:value-type="float" office:value="0" calcext:value-type="float">
            <text:p>0</text:p>
          </table:table-cell>
          <table:table-cell table:style-name="ce3" table:formula="of:=[$logger_tests_long_filename.E287]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$logger_tests_long_filename.A288]/(60*60*24)+25569" office:value-type="date" office:date-value="1970-01-01" calcext:value-type="date">
            <text:p>01.01.70 00:00</text:p>
          </table:table-cell>
          <table:table-cell table:style-name="ce3" table:formula="of:=[$logger_tests_long_filename.B288]" office:value-type="float" office:value="0" calcext:value-type="float">
            <text:p>0</text:p>
          </table:table-cell>
          <table:table-cell table:style-name="ce3" table:formula="of:=[$logger_tests_long_filename.C288]" office:value-type="float" office:value="0" calcext:value-type="float">
            <text:p>0</text:p>
          </table:table-cell>
          <table:table-cell table:style-name="ce3" table:formula="of:=[$logger_tests_long_filename.D288]" office:value-type="float" office:value="0" calcext:value-type="float">
            <text:p>0</text:p>
          </table:table-cell>
          <table:table-cell table:style-name="ce3" table:formula="of:=[$logger_tests_long_filename.E288]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$logger_tests_long_filename.A289]/(60*60*24)+25569" office:value-type="date" office:date-value="1970-01-01" calcext:value-type="date">
            <text:p>01.01.70 00:00</text:p>
          </table:table-cell>
          <table:table-cell table:style-name="ce3" table:formula="of:=[$logger_tests_long_filename.B289]" office:value-type="float" office:value="0" calcext:value-type="float">
            <text:p>0</text:p>
          </table:table-cell>
          <table:table-cell table:style-name="ce3" table:formula="of:=[$logger_tests_long_filename.C289]" office:value-type="float" office:value="0" calcext:value-type="float">
            <text:p>0</text:p>
          </table:table-cell>
          <table:table-cell table:style-name="ce3" table:formula="of:=[$logger_tests_long_filename.D289]" office:value-type="float" office:value="0" calcext:value-type="float">
            <text:p>0</text:p>
          </table:table-cell>
          <table:table-cell table:style-name="ce3" table:formula="of:=[$logger_tests_long_filename.E289]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$logger_tests_long_filename.A290]/(60*60*24)+25569" office:value-type="date" office:date-value="1970-01-01" calcext:value-type="date">
            <text:p>01.01.70 00:00</text:p>
          </table:table-cell>
          <table:table-cell table:style-name="ce3" table:formula="of:=[$logger_tests_long_filename.B290]" office:value-type="float" office:value="0" calcext:value-type="float">
            <text:p>0</text:p>
          </table:table-cell>
          <table:table-cell table:style-name="ce3" table:formula="of:=[$logger_tests_long_filename.C290]" office:value-type="float" office:value="0" calcext:value-type="float">
            <text:p>0</text:p>
          </table:table-cell>
          <table:table-cell table:style-name="ce3" table:formula="of:=[$logger_tests_long_filename.D290]" office:value-type="float" office:value="0" calcext:value-type="float">
            <text:p>0</text:p>
          </table:table-cell>
          <table:table-cell table:style-name="ce3" table:formula="of:=[$logger_tests_long_filename.E290]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$logger_tests_long_filename.A291]/(60*60*24)+25569" office:value-type="date" office:date-value="1970-01-01" calcext:value-type="date">
            <text:p>01.01.70 00:00</text:p>
          </table:table-cell>
          <table:table-cell table:style-name="ce3" table:formula="of:=[$logger_tests_long_filename.B291]" office:value-type="float" office:value="0" calcext:value-type="float">
            <text:p>0</text:p>
          </table:table-cell>
          <table:table-cell table:style-name="ce3" table:formula="of:=[$logger_tests_long_filename.C291]" office:value-type="float" office:value="0" calcext:value-type="float">
            <text:p>0</text:p>
          </table:table-cell>
          <table:table-cell table:style-name="ce3" table:formula="of:=[$logger_tests_long_filename.D291]" office:value-type="float" office:value="0" calcext:value-type="float">
            <text:p>0</text:p>
          </table:table-cell>
          <table:table-cell table:style-name="ce3" table:formula="of:=[$logger_tests_long_filename.E291]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$logger_tests_long_filename.A292]/(60*60*24)+25569" office:value-type="date" office:date-value="1970-01-01" calcext:value-type="date">
            <text:p>01.01.70 00:00</text:p>
          </table:table-cell>
          <table:table-cell table:style-name="ce3" table:formula="of:=[$logger_tests_long_filename.B292]" office:value-type="float" office:value="0" calcext:value-type="float">
            <text:p>0</text:p>
          </table:table-cell>
          <table:table-cell table:style-name="ce3" table:formula="of:=[$logger_tests_long_filename.C292]" office:value-type="float" office:value="0" calcext:value-type="float">
            <text:p>0</text:p>
          </table:table-cell>
          <table:table-cell table:style-name="ce3" table:formula="of:=[$logger_tests_long_filename.D292]" office:value-type="float" office:value="0" calcext:value-type="float">
            <text:p>0</text:p>
          </table:table-cell>
          <table:table-cell table:style-name="ce3" table:formula="of:=[$logger_tests_long_filename.E292]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$logger_tests_long_filename.A293]/(60*60*24)+25569" office:value-type="date" office:date-value="1970-01-01" calcext:value-type="date">
            <text:p>01.01.70 00:00</text:p>
          </table:table-cell>
          <table:table-cell table:style-name="ce3" table:formula="of:=[$logger_tests_long_filename.B293]" office:value-type="float" office:value="0" calcext:value-type="float">
            <text:p>0</text:p>
          </table:table-cell>
          <table:table-cell table:style-name="ce3" table:formula="of:=[$logger_tests_long_filename.C293]" office:value-type="float" office:value="0" calcext:value-type="float">
            <text:p>0</text:p>
          </table:table-cell>
          <table:table-cell table:style-name="ce3" table:formula="of:=[$logger_tests_long_filename.D293]" office:value-type="float" office:value="0" calcext:value-type="float">
            <text:p>0</text:p>
          </table:table-cell>
          <table:table-cell table:style-name="ce3" table:formula="of:=[$logger_tests_long_filename.E293]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$logger_tests_long_filename.A294]/(60*60*24)+25569" office:value-type="date" office:date-value="1970-01-01" calcext:value-type="date">
            <text:p>01.01.70 00:00</text:p>
          </table:table-cell>
          <table:table-cell table:style-name="ce3" table:formula="of:=[$logger_tests_long_filename.B294]" office:value-type="float" office:value="0" calcext:value-type="float">
            <text:p>0</text:p>
          </table:table-cell>
          <table:table-cell table:style-name="ce3" table:formula="of:=[$logger_tests_long_filename.C294]" office:value-type="float" office:value="0" calcext:value-type="float">
            <text:p>0</text:p>
          </table:table-cell>
          <table:table-cell table:style-name="ce3" table:formula="of:=[$logger_tests_long_filename.D294]" office:value-type="float" office:value="0" calcext:value-type="float">
            <text:p>0</text:p>
          </table:table-cell>
          <table:table-cell table:style-name="ce3" table:formula="of:=[$logger_tests_long_filename.E294]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$logger_tests_long_filename.A295]/(60*60*24)+25569" office:value-type="date" office:date-value="1970-01-01" calcext:value-type="date">
            <text:p>01.01.70 00:00</text:p>
          </table:table-cell>
          <table:table-cell table:style-name="ce3" table:formula="of:=[$logger_tests_long_filename.B295]" office:value-type="float" office:value="0" calcext:value-type="float">
            <text:p>0</text:p>
          </table:table-cell>
          <table:table-cell table:style-name="ce3" table:formula="of:=[$logger_tests_long_filename.C295]" office:value-type="float" office:value="0" calcext:value-type="float">
            <text:p>0</text:p>
          </table:table-cell>
          <table:table-cell table:style-name="ce3" table:formula="of:=[$logger_tests_long_filename.D295]" office:value-type="float" office:value="0" calcext:value-type="float">
            <text:p>0</text:p>
          </table:table-cell>
          <table:table-cell table:style-name="ce3" table:formula="of:=[$logger_tests_long_filename.E295]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$logger_tests_long_filename.A296]/(60*60*24)+25569" office:value-type="date" office:date-value="1970-01-01" calcext:value-type="date">
            <text:p>01.01.70 00:00</text:p>
          </table:table-cell>
          <table:table-cell table:style-name="ce3" table:formula="of:=[$logger_tests_long_filename.B296]" office:value-type="float" office:value="0" calcext:value-type="float">
            <text:p>0</text:p>
          </table:table-cell>
          <table:table-cell table:style-name="ce3" table:formula="of:=[$logger_tests_long_filename.C296]" office:value-type="float" office:value="0" calcext:value-type="float">
            <text:p>0</text:p>
          </table:table-cell>
          <table:table-cell table:style-name="ce3" table:formula="of:=[$logger_tests_long_filename.D296]" office:value-type="float" office:value="0" calcext:value-type="float">
            <text:p>0</text:p>
          </table:table-cell>
          <table:table-cell table:style-name="ce3" table:formula="of:=[$logger_tests_long_filename.E296]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$logger_tests_long_filename.A297]/(60*60*24)+25569" office:value-type="date" office:date-value="1970-01-01" calcext:value-type="date">
            <text:p>01.01.70 00:00</text:p>
          </table:table-cell>
          <table:table-cell table:style-name="ce3" table:formula="of:=[$logger_tests_long_filename.B297]" office:value-type="float" office:value="0" calcext:value-type="float">
            <text:p>0</text:p>
          </table:table-cell>
          <table:table-cell table:style-name="ce3" table:formula="of:=[$logger_tests_long_filename.C297]" office:value-type="float" office:value="0" calcext:value-type="float">
            <text:p>0</text:p>
          </table:table-cell>
          <table:table-cell table:style-name="ce3" table:formula="of:=[$logger_tests_long_filename.D297]" office:value-type="float" office:value="0" calcext:value-type="float">
            <text:p>0</text:p>
          </table:table-cell>
          <table:table-cell table:style-name="ce3" table:formula="of:=[$logger_tests_long_filename.E297]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$logger_tests_long_filename.A298]/(60*60*24)+25569" office:value-type="date" office:date-value="1970-01-01" calcext:value-type="date">
            <text:p>01.01.70 00:00</text:p>
          </table:table-cell>
          <table:table-cell table:style-name="ce3" table:formula="of:=[$logger_tests_long_filename.B298]" office:value-type="float" office:value="0" calcext:value-type="float">
            <text:p>0</text:p>
          </table:table-cell>
          <table:table-cell table:style-name="ce3" table:formula="of:=[$logger_tests_long_filename.C298]" office:value-type="float" office:value="0" calcext:value-type="float">
            <text:p>0</text:p>
          </table:table-cell>
          <table:table-cell table:style-name="ce3" table:formula="of:=[$logger_tests_long_filename.D298]" office:value-type="float" office:value="0" calcext:value-type="float">
            <text:p>0</text:p>
          </table:table-cell>
          <table:table-cell table:style-name="ce3" table:formula="of:=[$logger_tests_long_filename.E298]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$logger_tests_long_filename.A299]/(60*60*24)+25569" office:value-type="date" office:date-value="1970-01-01" calcext:value-type="date">
            <text:p>01.01.70 00:00</text:p>
          </table:table-cell>
          <table:table-cell table:style-name="ce3" table:formula="of:=[$logger_tests_long_filename.B299]" office:value-type="float" office:value="0" calcext:value-type="float">
            <text:p>0</text:p>
          </table:table-cell>
          <table:table-cell table:style-name="ce3" table:formula="of:=[$logger_tests_long_filename.C299]" office:value-type="float" office:value="0" calcext:value-type="float">
            <text:p>0</text:p>
          </table:table-cell>
          <table:table-cell table:style-name="ce3" table:formula="of:=[$logger_tests_long_filename.D299]" office:value-type="float" office:value="0" calcext:value-type="float">
            <text:p>0</text:p>
          </table:table-cell>
          <table:table-cell table:style-name="ce3" table:formula="of:=[$logger_tests_long_filename.E299]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$logger_tests_long_filename.A300]/(60*60*24)+25569" office:value-type="date" office:date-value="1970-01-01" calcext:value-type="date">
            <text:p>01.01.70 00:00</text:p>
          </table:table-cell>
          <table:table-cell table:style-name="ce3" table:formula="of:=[$logger_tests_long_filename.B300]" office:value-type="float" office:value="0" calcext:value-type="float">
            <text:p>0</text:p>
          </table:table-cell>
          <table:table-cell table:style-name="ce3" table:formula="of:=[$logger_tests_long_filename.C300]" office:value-type="float" office:value="0" calcext:value-type="float">
            <text:p>0</text:p>
          </table:table-cell>
          <table:table-cell table:style-name="ce3" table:formula="of:=[$logger_tests_long_filename.D300]" office:value-type="float" office:value="0" calcext:value-type="float">
            <text:p>0</text:p>
          </table:table-cell>
          <table:table-cell table:style-name="ce3" table:formula="of:=[$logger_tests_long_filename.E300]" office:value-type="float" office:value="0" calcext:value-type="float">
            <text:p>0</text:p>
          </table:table-cell>
        </table:table-row>
        <table:table-row table:style-name="ro1" table:number-rows-repeated="1048275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analyzing_sheet.A1:analyzing_sheet.E300">
            <calcext:condition calcext:apply-style-name="Good" calcext:value="formula-is([.$B1]=&quot;debug&quot;)" calcext:base-cell-address="analyzing_sheet.A1"/>
          </calcext:conditional-format>
          <calcext:conditional-format calcext:target-range-address="analyzing_sheet.A1:analyzing_sheet.E300">
            <calcext:condition calcext:apply-style-name="Bad" calcext:value="formula-is(OR([.$B1]=&quot;error&quot;;OR([.$B1]=&quot;critical&quot;;OR([.$B1]=&quot;emergency&quot;;[.$B1]=&quot;alert&quot;))))" calcext:base-cell-address="analyzing_sheet.A1"/>
          </calcext:conditional-format>
        </calcext:conditional-formats>
      </table:table>
      <table:table table:name="logger_tests_long_filename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float" office:value="1633178911" calcext:value-type="float">
            <table:cell-range-source table:name="CSV_all" xlink:type="simple" xlink:href="../logger_tests_long_filename.csv" table:filter-name="Text - txt - csv (StarCalc)" table:filter-options="9/59/44,34,76,2,,0,false,false,true,false,false" table:last-column-spanned="5" table:last-row-spanned="202"/>
            <text:p>1633178911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./src/logger.c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this is the first test</text:p>
          </table:table-cell>
        </table:table-row>
        <table:table-row table:style-name="ro1">
          <table:table-cell office:value-type="float" office:value="1633178911" calcext:value-type="float">
            <text:p>1633178911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./src/logger.c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about to finish the test: 02034020342394827394</text:p>
          </table:table-cell>
        </table:table-row>
        <table:table-row table:style-name="ro1">
          <table:table-cell office:value-type="float" office:value="1633178911" calcext:value-type="float">
            <text:p>1633178911</text:p>
          </table:table-cell>
          <table:table-cell office:value-type="string" calcext:value-type="string">
            <text:p>emergency</text:p>
          </table:table-cell>
          <table:table-cell office:value-type="string" calcext:value-type="string">
            <text:p>./src/logger.c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8912" calcext:value-type="float">
            <text:p>1633178912</text:p>
          </table:table-cell>
          <table:table-cell office:value-type="string" calcext:value-type="string">
            <text:p>alert</text:p>
          </table:table-cell>
          <table:table-cell office:value-type="string" calcext:value-type="string">
            <text:p>./src/logger.c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8913" calcext:value-type="float">
            <text:p>1633178913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./src/logger.c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8914" calcext:value-type="float">
            <text:p>1633178914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./src/logger.c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8915" calcext:value-type="float">
            <text:p>1633178915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./src/logger.c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8916" calcext:value-type="float">
            <text:p>1633178916</text:p>
          </table:table-cell>
          <table:table-cell office:value-type="string" calcext:value-type="string">
            <text:p>notice</text:p>
          </table:table-cell>
          <table:table-cell office:value-type="string" calcext:value-type="string">
            <text:p>./src/logger.c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8917" calcext:value-type="float">
            <text:p>1633178917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./src/logger.c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8918" calcext:value-type="float">
            <text:p>1633178918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./src/logger.c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8919" calcext:value-type="float">
            <text:p>1633178919</text:p>
          </table:table-cell>
          <table:table-cell office:value-type="string" calcext:value-type="string">
            <text:p>emergency</text:p>
          </table:table-cell>
          <table:table-cell office:value-type="string" calcext:value-type="string">
            <text:p>./src/logger.c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8920" calcext:value-type="float">
            <text:p>1633178920</text:p>
          </table:table-cell>
          <table:table-cell office:value-type="string" calcext:value-type="string">
            <text:p>alert</text:p>
          </table:table-cell>
          <table:table-cell office:value-type="string" calcext:value-type="string">
            <text:p>./src/logger.c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8921" calcext:value-type="float">
            <text:p>1633178921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./src/logger.c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8922" calcext:value-type="float">
            <text:p>1633178922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./src/logger.c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8923" calcext:value-type="float">
            <text:p>1633178923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./src/logger.c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8924" calcext:value-type="float">
            <text:p>1633178924</text:p>
          </table:table-cell>
          <table:table-cell office:value-type="string" calcext:value-type="string">
            <text:p>notice</text:p>
          </table:table-cell>
          <table:table-cell office:value-type="string" calcext:value-type="string">
            <text:p>./src/logger.c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8925" calcext:value-type="float">
            <text:p>1633178925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./src/logger.c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8926" calcext:value-type="float">
            <text:p>1633178926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./src/logger.c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8927" calcext:value-type="float">
            <text:p>1633178927</text:p>
          </table:table-cell>
          <table:table-cell office:value-type="string" calcext:value-type="string">
            <text:p>emergency</text:p>
          </table:table-cell>
          <table:table-cell office:value-type="string" calcext:value-type="string">
            <text:p>./src/logger.c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8928" calcext:value-type="float">
            <text:p>1633178928</text:p>
          </table:table-cell>
          <table:table-cell office:value-type="string" calcext:value-type="string">
            <text:p>alert</text:p>
          </table:table-cell>
          <table:table-cell office:value-type="string" calcext:value-type="string">
            <text:p>./src/logger.c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8929" calcext:value-type="float">
            <text:p>1633178929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./src/logger.c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8930" calcext:value-type="float">
            <text:p>1633178930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./src/logger.c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8931" calcext:value-type="float">
            <text:p>1633178931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./src/logger.c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8932" calcext:value-type="float">
            <text:p>1633178932</text:p>
          </table:table-cell>
          <table:table-cell office:value-type="string" calcext:value-type="string">
            <text:p>notice</text:p>
          </table:table-cell>
          <table:table-cell office:value-type="string" calcext:value-type="string">
            <text:p>./src/logger.c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8933" calcext:value-type="float">
            <text:p>1633178933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./src/logger.c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8934" calcext:value-type="float">
            <text:p>1633178934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./src/logger.c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8935" calcext:value-type="float">
            <text:p>1633178935</text:p>
          </table:table-cell>
          <table:table-cell office:value-type="string" calcext:value-type="string">
            <text:p>emergency</text:p>
          </table:table-cell>
          <table:table-cell office:value-type="string" calcext:value-type="string">
            <text:p>./src/logger.c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8936" calcext:value-type="float">
            <text:p>1633178936</text:p>
          </table:table-cell>
          <table:table-cell office:value-type="string" calcext:value-type="string">
            <text:p>alert</text:p>
          </table:table-cell>
          <table:table-cell office:value-type="string" calcext:value-type="string">
            <text:p>./src/logger.c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8937" calcext:value-type="float">
            <text:p>1633178937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./src/logger.c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8938" calcext:value-type="float">
            <text:p>1633178938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./src/logger.c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8939" calcext:value-type="float">
            <text:p>1633178939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./src/logger.c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8940" calcext:value-type="float">
            <text:p>1633178940</text:p>
          </table:table-cell>
          <table:table-cell office:value-type="string" calcext:value-type="string">
            <text:p>notice</text:p>
          </table:table-cell>
          <table:table-cell office:value-type="string" calcext:value-type="string">
            <text:p>./src/logger.c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8941" calcext:value-type="float">
            <text:p>1633178941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./src/logger.c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8942" calcext:value-type="float">
            <text:p>1633178942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./src/logger.c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8943" calcext:value-type="float">
            <text:p>1633178943</text:p>
          </table:table-cell>
          <table:table-cell office:value-type="string" calcext:value-type="string">
            <text:p>emergency</text:p>
          </table:table-cell>
          <table:table-cell office:value-type="string" calcext:value-type="string">
            <text:p>./src/logger.c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8944" calcext:value-type="float">
            <text:p>1633178944</text:p>
          </table:table-cell>
          <table:table-cell office:value-type="string" calcext:value-type="string">
            <text:p>alert</text:p>
          </table:table-cell>
          <table:table-cell office:value-type="string" calcext:value-type="string">
            <text:p>./src/logger.c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8945" calcext:value-type="float">
            <text:p>1633178945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./src/logger.c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8946" calcext:value-type="float">
            <text:p>1633178946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./src/logger.c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8947" calcext:value-type="float">
            <text:p>1633178947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./src/logger.c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8948" calcext:value-type="float">
            <text:p>1633178948</text:p>
          </table:table-cell>
          <table:table-cell office:value-type="string" calcext:value-type="string">
            <text:p>notice</text:p>
          </table:table-cell>
          <table:table-cell office:value-type="string" calcext:value-type="string">
            <text:p>./src/logger.c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8949" calcext:value-type="float">
            <text:p>1633178949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./src/logger.c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8950" calcext:value-type="float">
            <text:p>1633178950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./src/logger.c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8951" calcext:value-type="float">
            <text:p>1633178951</text:p>
          </table:table-cell>
          <table:table-cell office:value-type="string" calcext:value-type="string">
            <text:p>emergency</text:p>
          </table:table-cell>
          <table:table-cell office:value-type="string" calcext:value-type="string">
            <text:p>./src/logger.c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8952" calcext:value-type="float">
            <text:p>1633178952</text:p>
          </table:table-cell>
          <table:table-cell office:value-type="string" calcext:value-type="string">
            <text:p>alert</text:p>
          </table:table-cell>
          <table:table-cell office:value-type="string" calcext:value-type="string">
            <text:p>./src/logger.c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8953" calcext:value-type="float">
            <text:p>1633178953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./src/logger.c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8954" calcext:value-type="float">
            <text:p>1633178954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./src/logger.c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8955" calcext:value-type="float">
            <text:p>1633178955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./src/logger.c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8956" calcext:value-type="float">
            <text:p>1633178956</text:p>
          </table:table-cell>
          <table:table-cell office:value-type="string" calcext:value-type="string">
            <text:p>notice</text:p>
          </table:table-cell>
          <table:table-cell office:value-type="string" calcext:value-type="string">
            <text:p>./src/logger.c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8957" calcext:value-type="float">
            <text:p>1633178957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./src/logger.c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8958" calcext:value-type="float">
            <text:p>1633178958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./src/logger.c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8959" calcext:value-type="float">
            <text:p>1633178959</text:p>
          </table:table-cell>
          <table:table-cell office:value-type="string" calcext:value-type="string">
            <text:p>emergency</text:p>
          </table:table-cell>
          <table:table-cell office:value-type="string" calcext:value-type="string">
            <text:p>./src/logger.c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8960" calcext:value-type="float">
            <text:p>1633178960</text:p>
          </table:table-cell>
          <table:table-cell office:value-type="string" calcext:value-type="string">
            <text:p>alert</text:p>
          </table:table-cell>
          <table:table-cell office:value-type="string" calcext:value-type="string">
            <text:p>./src/logger.c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8961" calcext:value-type="float">
            <text:p>1633178961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./src/logger.c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8962" calcext:value-type="float">
            <text:p>1633178962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./src/logger.c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8963" calcext:value-type="float">
            <text:p>1633178963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./src/logger.c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8964" calcext:value-type="float">
            <text:p>1633178964</text:p>
          </table:table-cell>
          <table:table-cell office:value-type="string" calcext:value-type="string">
            <text:p>notice</text:p>
          </table:table-cell>
          <table:table-cell office:value-type="string" calcext:value-type="string">
            <text:p>./src/logger.c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8965" calcext:value-type="float">
            <text:p>1633178965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./src/logger.c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8966" calcext:value-type="float">
            <text:p>1633178966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./src/logger.c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8967" calcext:value-type="float">
            <text:p>1633178967</text:p>
          </table:table-cell>
          <table:table-cell office:value-type="string" calcext:value-type="string">
            <text:p>emergency</text:p>
          </table:table-cell>
          <table:table-cell office:value-type="string" calcext:value-type="string">
            <text:p>./src/logger.c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8968" calcext:value-type="float">
            <text:p>1633178968</text:p>
          </table:table-cell>
          <table:table-cell office:value-type="string" calcext:value-type="string">
            <text:p>alert</text:p>
          </table:table-cell>
          <table:table-cell office:value-type="string" calcext:value-type="string">
            <text:p>./src/logger.c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8969" calcext:value-type="float">
            <text:p>1633178969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./src/logger.c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8970" calcext:value-type="float">
            <text:p>1633178970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./src/logger.c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8971" calcext:value-type="float">
            <text:p>1633178971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./src/logger.c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8972" calcext:value-type="float">
            <text:p>1633178972</text:p>
          </table:table-cell>
          <table:table-cell office:value-type="string" calcext:value-type="string">
            <text:p>notice</text:p>
          </table:table-cell>
          <table:table-cell office:value-type="string" calcext:value-type="string">
            <text:p>./src/logger.c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8973" calcext:value-type="float">
            <text:p>1633178973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./src/logger.c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8974" calcext:value-type="float">
            <text:p>1633178974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./src/logger.c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8975" calcext:value-type="float">
            <text:p>1633178975</text:p>
          </table:table-cell>
          <table:table-cell office:value-type="string" calcext:value-type="string">
            <text:p>emergency</text:p>
          </table:table-cell>
          <table:table-cell office:value-type="string" calcext:value-type="string">
            <text:p>./src/logger.c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8976" calcext:value-type="float">
            <text:p>1633178976</text:p>
          </table:table-cell>
          <table:table-cell office:value-type="string" calcext:value-type="string">
            <text:p>alert</text:p>
          </table:table-cell>
          <table:table-cell office:value-type="string" calcext:value-type="string">
            <text:p>./src/logger.c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8977" calcext:value-type="float">
            <text:p>1633178977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./src/logger.c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8978" calcext:value-type="float">
            <text:p>1633178978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./src/logger.c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8979" calcext:value-type="float">
            <text:p>1633178979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./src/logger.c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8980" calcext:value-type="float">
            <text:p>1633178980</text:p>
          </table:table-cell>
          <table:table-cell office:value-type="string" calcext:value-type="string">
            <text:p>notice</text:p>
          </table:table-cell>
          <table:table-cell office:value-type="string" calcext:value-type="string">
            <text:p>./src/logger.c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8981" calcext:value-type="float">
            <text:p>1633178981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./src/logger.c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8982" calcext:value-type="float">
            <text:p>1633178982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./src/logger.c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8983" calcext:value-type="float">
            <text:p>1633178983</text:p>
          </table:table-cell>
          <table:table-cell office:value-type="string" calcext:value-type="string">
            <text:p>emergency</text:p>
          </table:table-cell>
          <table:table-cell office:value-type="string" calcext:value-type="string">
            <text:p>./src/logger.c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8984" calcext:value-type="float">
            <text:p>1633178984</text:p>
          </table:table-cell>
          <table:table-cell office:value-type="string" calcext:value-type="string">
            <text:p>alert</text:p>
          </table:table-cell>
          <table:table-cell office:value-type="string" calcext:value-type="string">
            <text:p>./src/logger.c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8985" calcext:value-type="float">
            <text:p>1633178985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./src/logger.c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8986" calcext:value-type="float">
            <text:p>1633178986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./src/logger.c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8987" calcext:value-type="float">
            <text:p>1633178987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./src/logger.c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8988" calcext:value-type="float">
            <text:p>1633178988</text:p>
          </table:table-cell>
          <table:table-cell office:value-type="string" calcext:value-type="string">
            <text:p>notice</text:p>
          </table:table-cell>
          <table:table-cell office:value-type="string" calcext:value-type="string">
            <text:p>./src/logger.c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8989" calcext:value-type="float">
            <text:p>1633178989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./src/logger.c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8990" calcext:value-type="float">
            <text:p>1633178990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./src/logger.c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8991" calcext:value-type="float">
            <text:p>1633178991</text:p>
          </table:table-cell>
          <table:table-cell office:value-type="string" calcext:value-type="string">
            <text:p>emergency</text:p>
          </table:table-cell>
          <table:table-cell office:value-type="string" calcext:value-type="string">
            <text:p>./src/logger.c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8992" calcext:value-type="float">
            <text:p>1633178992</text:p>
          </table:table-cell>
          <table:table-cell office:value-type="string" calcext:value-type="string">
            <text:p>alert</text:p>
          </table:table-cell>
          <table:table-cell office:value-type="string" calcext:value-type="string">
            <text:p>./src/logger.c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8993" calcext:value-type="float">
            <text:p>1633178993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./src/logger.c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8994" calcext:value-type="float">
            <text:p>1633178994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./src/logger.c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8995" calcext:value-type="float">
            <text:p>1633178995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./src/logger.c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8996" calcext:value-type="float">
            <text:p>1633178996</text:p>
          </table:table-cell>
          <table:table-cell office:value-type="string" calcext:value-type="string">
            <text:p>notice</text:p>
          </table:table-cell>
          <table:table-cell office:value-type="string" calcext:value-type="string">
            <text:p>./src/logger.c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8997" calcext:value-type="float">
            <text:p>1633178997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./src/logger.c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8998" calcext:value-type="float">
            <text:p>1633178998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./src/logger.c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8999" calcext:value-type="float">
            <text:p>1633178999</text:p>
          </table:table-cell>
          <table:table-cell office:value-type="string" calcext:value-type="string">
            <text:p>emergency</text:p>
          </table:table-cell>
          <table:table-cell office:value-type="string" calcext:value-type="string">
            <text:p>./src/logger.c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000" calcext:value-type="float">
            <text:p>1633179000</text:p>
          </table:table-cell>
          <table:table-cell office:value-type="string" calcext:value-type="string">
            <text:p>alert</text:p>
          </table:table-cell>
          <table:table-cell office:value-type="string" calcext:value-type="string">
            <text:p>./src/logger.c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001" calcext:value-type="float">
            <text:p>1633179001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./src/logger.c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002" calcext:value-type="float">
            <text:p>1633179002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./src/logger.c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003" calcext:value-type="float">
            <text:p>1633179003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./src/logger.c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004" calcext:value-type="float">
            <text:p>1633179004</text:p>
          </table:table-cell>
          <table:table-cell office:value-type="string" calcext:value-type="string">
            <text:p>notice</text:p>
          </table:table-cell>
          <table:table-cell office:value-type="string" calcext:value-type="string">
            <text:p>./src/logger.c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005" calcext:value-type="float">
            <text:p>1633179005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./src/logger.c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006" calcext:value-type="float">
            <text:p>1633179006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./src/logger.c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007" calcext:value-type="float">
            <text:p>1633179007</text:p>
          </table:table-cell>
          <table:table-cell office:value-type="string" calcext:value-type="string">
            <text:p>emergency</text:p>
          </table:table-cell>
          <table:table-cell office:value-type="string" calcext:value-type="string">
            <text:p>./src/logger.c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008" calcext:value-type="float">
            <text:p>1633179008</text:p>
          </table:table-cell>
          <table:table-cell office:value-type="string" calcext:value-type="string">
            <text:p>alert</text:p>
          </table:table-cell>
          <table:table-cell office:value-type="string" calcext:value-type="string">
            <text:p>./src/logger.c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009" calcext:value-type="float">
            <text:p>1633179009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./src/logger.c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010" calcext:value-type="float">
            <text:p>1633179010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./src/logger.c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011" calcext:value-type="float">
            <text:p>1633179011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./src/logger.c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012" calcext:value-type="float">
            <text:p>1633179012</text:p>
          </table:table-cell>
          <table:table-cell office:value-type="string" calcext:value-type="string">
            <text:p>notice</text:p>
          </table:table-cell>
          <table:table-cell office:value-type="string" calcext:value-type="string">
            <text:p>./src/logger.c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013" calcext:value-type="float">
            <text:p>1633179013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./src/logger.c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014" calcext:value-type="float">
            <text:p>1633179014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./src/logger.c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015" calcext:value-type="float">
            <text:p>1633179015</text:p>
          </table:table-cell>
          <table:table-cell office:value-type="string" calcext:value-type="string">
            <text:p>emergency</text:p>
          </table:table-cell>
          <table:table-cell office:value-type="string" calcext:value-type="string">
            <text:p>./src/logger.c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016" calcext:value-type="float">
            <text:p>1633179016</text:p>
          </table:table-cell>
          <table:table-cell office:value-type="string" calcext:value-type="string">
            <text:p>alert</text:p>
          </table:table-cell>
          <table:table-cell office:value-type="string" calcext:value-type="string">
            <text:p>./src/logger.c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017" calcext:value-type="float">
            <text:p>1633179017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./src/logger.c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018" calcext:value-type="float">
            <text:p>1633179018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./src/logger.c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019" calcext:value-type="float">
            <text:p>1633179019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./src/logger.c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020" calcext:value-type="float">
            <text:p>1633179020</text:p>
          </table:table-cell>
          <table:table-cell office:value-type="string" calcext:value-type="string">
            <text:p>notice</text:p>
          </table:table-cell>
          <table:table-cell office:value-type="string" calcext:value-type="string">
            <text:p>./src/logger.c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021" calcext:value-type="float">
            <text:p>1633179021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./src/logger.c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022" calcext:value-type="float">
            <text:p>1633179022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./src/logger.c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023" calcext:value-type="float">
            <text:p>1633179023</text:p>
          </table:table-cell>
          <table:table-cell office:value-type="string" calcext:value-type="string">
            <text:p>emergency</text:p>
          </table:table-cell>
          <table:table-cell office:value-type="string" calcext:value-type="string">
            <text:p>./src/logger.c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024" calcext:value-type="float">
            <text:p>1633179024</text:p>
          </table:table-cell>
          <table:table-cell office:value-type="string" calcext:value-type="string">
            <text:p>alert</text:p>
          </table:table-cell>
          <table:table-cell office:value-type="string" calcext:value-type="string">
            <text:p>./src/logger.c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025" calcext:value-type="float">
            <text:p>1633179025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./src/logger.c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026" calcext:value-type="float">
            <text:p>1633179026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./src/logger.c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027" calcext:value-type="float">
            <text:p>1633179027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./src/logger.c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028" calcext:value-type="float">
            <text:p>1633179028</text:p>
          </table:table-cell>
          <table:table-cell office:value-type="string" calcext:value-type="string">
            <text:p>notice</text:p>
          </table:table-cell>
          <table:table-cell office:value-type="string" calcext:value-type="string">
            <text:p>./src/logger.c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029" calcext:value-type="float">
            <text:p>1633179029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./src/logger.c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030" calcext:value-type="float">
            <text:p>1633179030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./src/logger.c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031" calcext:value-type="float">
            <text:p>1633179031</text:p>
          </table:table-cell>
          <table:table-cell office:value-type="string" calcext:value-type="string">
            <text:p>emergency</text:p>
          </table:table-cell>
          <table:table-cell office:value-type="string" calcext:value-type="string">
            <text:p>./src/logger.c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032" calcext:value-type="float">
            <text:p>1633179032</text:p>
          </table:table-cell>
          <table:table-cell office:value-type="string" calcext:value-type="string">
            <text:p>alert</text:p>
          </table:table-cell>
          <table:table-cell office:value-type="string" calcext:value-type="string">
            <text:p>./src/logger.c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033" calcext:value-type="float">
            <text:p>1633179033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./src/logger.c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034" calcext:value-type="float">
            <text:p>1633179034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./src/logger.c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035" calcext:value-type="float">
            <text:p>1633179035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./src/logger.c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036" calcext:value-type="float">
            <text:p>1633179036</text:p>
          </table:table-cell>
          <table:table-cell office:value-type="string" calcext:value-type="string">
            <text:p>notice</text:p>
          </table:table-cell>
          <table:table-cell office:value-type="string" calcext:value-type="string">
            <text:p>./src/logger.c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037" calcext:value-type="float">
            <text:p>1633179037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./src/logger.c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038" calcext:value-type="float">
            <text:p>1633179038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./src/logger.c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039" calcext:value-type="float">
            <text:p>1633179039</text:p>
          </table:table-cell>
          <table:table-cell office:value-type="string" calcext:value-type="string">
            <text:p>emergency</text:p>
          </table:table-cell>
          <table:table-cell office:value-type="string" calcext:value-type="string">
            <text:p>./src/logger.c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040" calcext:value-type="float">
            <text:p>1633179040</text:p>
          </table:table-cell>
          <table:table-cell office:value-type="string" calcext:value-type="string">
            <text:p>alert</text:p>
          </table:table-cell>
          <table:table-cell office:value-type="string" calcext:value-type="string">
            <text:p>./src/logger.c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041" calcext:value-type="float">
            <text:p>1633179041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./src/logger.c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042" calcext:value-type="float">
            <text:p>1633179042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./src/logger.c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043" calcext:value-type="float">
            <text:p>1633179043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./src/logger.c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044" calcext:value-type="float">
            <text:p>1633179044</text:p>
          </table:table-cell>
          <table:table-cell office:value-type="string" calcext:value-type="string">
            <text:p>notice</text:p>
          </table:table-cell>
          <table:table-cell office:value-type="string" calcext:value-type="string">
            <text:p>./src/logger.c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045" calcext:value-type="float">
            <text:p>1633179045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./src/logger.c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046" calcext:value-type="float">
            <text:p>1633179046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./src/logger.c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047" calcext:value-type="float">
            <text:p>1633179047</text:p>
          </table:table-cell>
          <table:table-cell office:value-type="string" calcext:value-type="string">
            <text:p>emergency</text:p>
          </table:table-cell>
          <table:table-cell office:value-type="string" calcext:value-type="string">
            <text:p>./src/logger.c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048" calcext:value-type="float">
            <text:p>1633179048</text:p>
          </table:table-cell>
          <table:table-cell office:value-type="string" calcext:value-type="string">
            <text:p>alert</text:p>
          </table:table-cell>
          <table:table-cell office:value-type="string" calcext:value-type="string">
            <text:p>./src/logger.c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049" calcext:value-type="float">
            <text:p>1633179049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./src/logger.c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050" calcext:value-type="float">
            <text:p>1633179050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./src/logger.c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051" calcext:value-type="float">
            <text:p>1633179051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./src/logger.c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052" calcext:value-type="float">
            <text:p>1633179052</text:p>
          </table:table-cell>
          <table:table-cell office:value-type="string" calcext:value-type="string">
            <text:p>notice</text:p>
          </table:table-cell>
          <table:table-cell office:value-type="string" calcext:value-type="string">
            <text:p>./src/logger.c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053" calcext:value-type="float">
            <text:p>1633179053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./src/logger.c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054" calcext:value-type="float">
            <text:p>1633179054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./src/logger.c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055" calcext:value-type="float">
            <text:p>1633179055</text:p>
          </table:table-cell>
          <table:table-cell office:value-type="string" calcext:value-type="string">
            <text:p>emergency</text:p>
          </table:table-cell>
          <table:table-cell office:value-type="string" calcext:value-type="string">
            <text:p>./src/logger.c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056" calcext:value-type="float">
            <text:p>1633179056</text:p>
          </table:table-cell>
          <table:table-cell office:value-type="string" calcext:value-type="string">
            <text:p>alert</text:p>
          </table:table-cell>
          <table:table-cell office:value-type="string" calcext:value-type="string">
            <text:p>./src/logger.c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057" calcext:value-type="float">
            <text:p>1633179057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./src/logger.c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058" calcext:value-type="float">
            <text:p>1633179058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./src/logger.c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059" calcext:value-type="float">
            <text:p>1633179059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./src/logger.c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060" calcext:value-type="float">
            <text:p>1633179060</text:p>
          </table:table-cell>
          <table:table-cell office:value-type="string" calcext:value-type="string">
            <text:p>notice</text:p>
          </table:table-cell>
          <table:table-cell office:value-type="string" calcext:value-type="string">
            <text:p>./src/logger.c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061" calcext:value-type="float">
            <text:p>1633179061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./src/logger.c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062" calcext:value-type="float">
            <text:p>1633179062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./src/logger.c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063" calcext:value-type="float">
            <text:p>1633179063</text:p>
          </table:table-cell>
          <table:table-cell office:value-type="string" calcext:value-type="string">
            <text:p>emergency</text:p>
          </table:table-cell>
          <table:table-cell office:value-type="string" calcext:value-type="string">
            <text:p>./src/logger.c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064" calcext:value-type="float">
            <text:p>1633179064</text:p>
          </table:table-cell>
          <table:table-cell office:value-type="string" calcext:value-type="string">
            <text:p>alert</text:p>
          </table:table-cell>
          <table:table-cell office:value-type="string" calcext:value-type="string">
            <text:p>./src/logger.c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065" calcext:value-type="float">
            <text:p>1633179065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./src/logger.c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066" calcext:value-type="float">
            <text:p>1633179066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./src/logger.c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067" calcext:value-type="float">
            <text:p>1633179067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./src/logger.c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068" calcext:value-type="float">
            <text:p>1633179068</text:p>
          </table:table-cell>
          <table:table-cell office:value-type="string" calcext:value-type="string">
            <text:p>notice</text:p>
          </table:table-cell>
          <table:table-cell office:value-type="string" calcext:value-type="string">
            <text:p>./src/logger.c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069" calcext:value-type="float">
            <text:p>1633179069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./src/logger.c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070" calcext:value-type="float">
            <text:p>1633179070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./src/logger.c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071" calcext:value-type="float">
            <text:p>1633179071</text:p>
          </table:table-cell>
          <table:table-cell office:value-type="string" calcext:value-type="string">
            <text:p>emergency</text:p>
          </table:table-cell>
          <table:table-cell office:value-type="string" calcext:value-type="string">
            <text:p>./src/logger.c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072" calcext:value-type="float">
            <text:p>1633179072</text:p>
          </table:table-cell>
          <table:table-cell office:value-type="string" calcext:value-type="string">
            <text:p>alert</text:p>
          </table:table-cell>
          <table:table-cell office:value-type="string" calcext:value-type="string">
            <text:p>./src/logger.c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073" calcext:value-type="float">
            <text:p>1633179073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./src/logger.c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074" calcext:value-type="float">
            <text:p>1633179074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./src/logger.c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075" calcext:value-type="float">
            <text:p>1633179075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./src/logger.c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076" calcext:value-type="float">
            <text:p>1633179076</text:p>
          </table:table-cell>
          <table:table-cell office:value-type="string" calcext:value-type="string">
            <text:p>notice</text:p>
          </table:table-cell>
          <table:table-cell office:value-type="string" calcext:value-type="string">
            <text:p>./src/logger.c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077" calcext:value-type="float">
            <text:p>1633179077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./src/logger.c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078" calcext:value-type="float">
            <text:p>1633179078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./src/logger.c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079" calcext:value-type="float">
            <text:p>1633179079</text:p>
          </table:table-cell>
          <table:table-cell office:value-type="string" calcext:value-type="string">
            <text:p>emergency</text:p>
          </table:table-cell>
          <table:table-cell office:value-type="string" calcext:value-type="string">
            <text:p>./src/logger.c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080" calcext:value-type="float">
            <text:p>1633179080</text:p>
          </table:table-cell>
          <table:table-cell office:value-type="string" calcext:value-type="string">
            <text:p>alert</text:p>
          </table:table-cell>
          <table:table-cell office:value-type="string" calcext:value-type="string">
            <text:p>./src/logger.c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081" calcext:value-type="float">
            <text:p>1633179081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./src/logger.c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082" calcext:value-type="float">
            <text:p>1633179082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./src/logger.c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083" calcext:value-type="float">
            <text:p>1633179083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./src/logger.c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084" calcext:value-type="float">
            <text:p>1633179084</text:p>
          </table:table-cell>
          <table:table-cell office:value-type="string" calcext:value-type="string">
            <text:p>notice</text:p>
          </table:table-cell>
          <table:table-cell office:value-type="string" calcext:value-type="string">
            <text:p>./src/logger.c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085" calcext:value-type="float">
            <text:p>1633179085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./src/logger.c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086" calcext:value-type="float">
            <text:p>1633179086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./src/logger.c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087" calcext:value-type="float">
            <text:p>1633179087</text:p>
          </table:table-cell>
          <table:table-cell office:value-type="string" calcext:value-type="string">
            <text:p>emergency</text:p>
          </table:table-cell>
          <table:table-cell office:value-type="string" calcext:value-type="string">
            <text:p>./src/logger.c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088" calcext:value-type="float">
            <text:p>1633179088</text:p>
          </table:table-cell>
          <table:table-cell office:value-type="string" calcext:value-type="string">
            <text:p>alert</text:p>
          </table:table-cell>
          <table:table-cell office:value-type="string" calcext:value-type="string">
            <text:p>./src/logger.c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089" calcext:value-type="float">
            <text:p>1633179089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./src/logger.c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090" calcext:value-type="float">
            <text:p>1633179090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./src/logger.c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091" calcext:value-type="float">
            <text:p>1633179091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./src/logger.c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092" calcext:value-type="float">
            <text:p>1633179092</text:p>
          </table:table-cell>
          <table:table-cell office:value-type="string" calcext:value-type="string">
            <text:p>notice</text:p>
          </table:table-cell>
          <table:table-cell office:value-type="string" calcext:value-type="string">
            <text:p>./src/logger.c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093" calcext:value-type="float">
            <text:p>1633179093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./src/logger.c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094" calcext:value-type="float">
            <text:p>1633179094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./src/logger.c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095" calcext:value-type="float">
            <text:p>1633179095</text:p>
          </table:table-cell>
          <table:table-cell office:value-type="string" calcext:value-type="string">
            <text:p>emergency</text:p>
          </table:table-cell>
          <table:table-cell office:value-type="string" calcext:value-type="string">
            <text:p>./src/logger.c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096" calcext:value-type="float">
            <text:p>1633179096</text:p>
          </table:table-cell>
          <table:table-cell office:value-type="string" calcext:value-type="string">
            <text:p>alert</text:p>
          </table:table-cell>
          <table:table-cell office:value-type="string" calcext:value-type="string">
            <text:p>./src/logger.c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097" calcext:value-type="float">
            <text:p>1633179097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./src/logger.c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098" calcext:value-type="float">
            <text:p>1633179098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./src/logger.c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099" calcext:value-type="float">
            <text:p>1633179099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./src/logger.c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100" calcext:value-type="float">
            <text:p>1633179100</text:p>
          </table:table-cell>
          <table:table-cell office:value-type="string" calcext:value-type="string">
            <text:p>notice</text:p>
          </table:table-cell>
          <table:table-cell office:value-type="string" calcext:value-type="string">
            <text:p>./src/logger.c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101" calcext:value-type="float">
            <text:p>1633179101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./src/logger.c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102" calcext:value-type="float">
            <text:p>1633179102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./src/logger.c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103" calcext:value-type="float">
            <text:p>1633179103</text:p>
          </table:table-cell>
          <table:table-cell office:value-type="string" calcext:value-type="string">
            <text:p>emergency</text:p>
          </table:table-cell>
          <table:table-cell office:value-type="string" calcext:value-type="string">
            <text:p>./src/logger.c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104" calcext:value-type="float">
            <text:p>1633179104</text:p>
          </table:table-cell>
          <table:table-cell office:value-type="string" calcext:value-type="string">
            <text:p>alert</text:p>
          </table:table-cell>
          <table:table-cell office:value-type="string" calcext:value-type="string">
            <text:p>./src/logger.c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105" calcext:value-type="float">
            <text:p>1633179105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./src/logger.c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106" calcext:value-type="float">
            <text:p>1633179106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./src/logger.c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107" calcext:value-type="float">
            <text:p>1633179107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./src/logger.c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108" calcext:value-type="float">
            <text:p>1633179108</text:p>
          </table:table-cell>
          <table:table-cell office:value-type="string" calcext:value-type="string">
            <text:p>notice</text:p>
          </table:table-cell>
          <table:table-cell office:value-type="string" calcext:value-type="string">
            <text:p>./src/logger.c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109" calcext:value-type="float">
            <text:p>1633179109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./src/logger.c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a message that comes in from the loop</text:p>
          </table:table-cell>
        </table:table-row>
        <table:table-row table:style-name="ro1">
          <table:table-cell office:value-type="float" office:value="1633179110" calcext:value-type="float">
            <text:p>1633179110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./src/logger.c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 message that comes in from the loo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2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0-02T15:22:29.910007466</dc:date>
    <meta:editing-duration>PT54M1S</meta:editing-duration>
    <meta:editing-cycles>6</meta:editing-cycles>
    <meta:generator>LibreOffice/7.2.1.2$Linux_X86_64 LibreOffice_project/20$Build-2</meta:generator>
    <meta:document-statistic meta:table-count="2" meta:cell-count="2510" meta:object-count="0"/>
  </office:meta>
</office:document-meta>
</file>